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561in" svg:height="7.9476in" svg:x="6.3413in" svg:y="0.2614in">
            <draw:object draw:notify-on-update-of-ranges="Sheet1.D1:Sheet1.D250 Sheet1.E1:Sheet1.E2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vgd. Max</text:p>
          </table:table-cell>
          <table:table-cell table:formula="of:=MAX([.D1:.D1000])" office:value-type="float" office:value="349.547241" calcext:value-type="float">
            <text:p>349.547241</text:p>
          </table:table-cell>
          <table:table-cell office:value-type="float" office:value="10021" calcext:value-type="float">
            <text:p>10021</text:p>
          </table:table-cell>
          <table:table-cell office:value-type="float" office:value="349.389984" calcext:value-type="float">
            <text:p>349.389984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style-name="ce1" office:value-type="string" calcext:value-type="string">
            <text:p>Milliseconds</text:p>
          </table:table-cell>
        </table:table-row>
        <table:table-row table:style-name="ro1">
          <table:table-cell office:value-type="string" calcext:value-type="string">
            <text:p>Avgd. Min</text:p>
          </table:table-cell>
          <table:table-cell table:formula="of:=MIN([.D1:.D1000])" office:value-type="float" office:value="349.240448" calcext:value-type="float">
            <text:p>349.240448</text:p>
          </table:table-cell>
          <table:table-cell office:value-type="float" office:value="10124" calcext:value-type="float">
            <text:p>10124</text:p>
          </table:table-cell>
          <table:table-cell office:value-type="float" office:value="349.342285" calcext:value-type="float">
            <text:p>349.342285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2]-[.C1]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vgd. Diff</text:p>
          </table:table-cell>
          <table:table-cell table:formula="of:=[.B1]-[.B2]" office:value-type="float" office:value="0.306792999999971" calcext:value-type="float">
            <text:p>0.306792999999971</text:p>
          </table:table-cell>
          <table:table-cell office:value-type="float" office:value="10226" calcext:value-type="float">
            <text:p>10226</text:p>
          </table:table-cell>
          <table:table-cell office:value-type="float" office:value="349.369537" calcext:value-type="float">
            <text:p>349.369537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3]-[.C2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Raw Max</text:p>
          </table:table-cell>
          <table:table-cell table:formula="of:=MAX([.E1:.E1000])" office:value-type="float" office:value="350.21817" calcext:value-type="float">
            <text:p>350.21817</text:p>
          </table:table-cell>
          <table:table-cell office:value-type="float" office:value="10329" calcext:value-type="float">
            <text:p>10329</text:p>
          </table:table-cell>
          <table:table-cell office:value-type="float" office:value="349.417297" calcext:value-type="float">
            <text:p>349.417297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9546" calcext:value-type="float">
            <text:p>12.329546</text:p>
          </table:table-cell>
          <table:table-cell table:formula="of:=[.C4]-[.C3]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Raw Min</text:p>
          </table:table-cell>
          <table:table-cell table:formula="of:=MIN([.E1:.E1000])" office:value-type="float" office:value="348.954559" calcext:value-type="float">
            <text:p>348.954559</text:p>
          </table:table-cell>
          <table:table-cell office:value-type="float" office:value="10431" calcext:value-type="float">
            <text:p>10431</text:p>
          </table:table-cell>
          <table:table-cell office:value-type="float" office:value="349.400909" calcext:value-type="float">
            <text:p>349.400909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5]-[.C4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Draw Diff</text:p>
          </table:table-cell>
          <table:table-cell table:formula="of:=[.B4]-[.B5]" office:value-type="float" office:value="1.26361099999997" calcext:value-type="float">
            <text:p>1.26361099999997</text:p>
          </table:table-cell>
          <table:table-cell office:value-type="float" office:value="10533" calcext:value-type="float">
            <text:p>10533</text:p>
          </table:table-cell>
          <table:table-cell office:value-type="float" office:value="349.380005" calcext:value-type="float">
            <text:p>349.380005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6]-[.C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0636" calcext:value-type="float">
            <text:p>10636</text:p>
          </table:table-cell>
          <table:table-cell office:value-type="float" office:value="349.415466" calcext:value-type="float">
            <text:p>349.415466</text:p>
          </table:table-cell>
          <table:table-cell office:value-type="float" office:value="349.575012" calcext:value-type="float">
            <text:p>349.575012</text:p>
          </table:table-cell>
          <table:table-cell office:value-type="float" office:value="12.330909" calcext:value-type="float">
            <text:p>12.330909</text:p>
          </table:table-cell>
          <table:table-cell table:formula="of:=[.C7]-[.C6]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reads per unit</text:p>
          </table:table-cell>
          <table:table-cell office:value-type="float" office:value="9" calcext:value-type="float">
            <text:p>9</text:p>
          </table:table-cell>
          <table:table-cell office:value-type="float" office:value="10738" calcext:value-type="float">
            <text:p>10738</text:p>
          </table:table-cell>
          <table:table-cell office:value-type="float" office:value="349.373627" calcext:value-type="float">
            <text:p>349.373627</text:p>
          </table:table-cell>
          <table:table-cell office:value-type="float" office:value="349.120453" calcext:value-type="float">
            <text:p>349.120453</text:p>
          </table:table-cell>
          <table:table-cell office:value-type="float" office:value="12.314875" calcext:value-type="float">
            <text:p>12.314875</text:p>
          </table:table-cell>
          <table:table-cell table:formula="of:=[.C8]-[.C7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veraged for</text:p>
          </table:table-cell>
          <table:table-cell office:value-type="float" office:value="5" calcext:value-type="float">
            <text:p>5</text:p>
          </table:table-cell>
          <table:table-cell office:value-type="float" office:value="10841" calcext:value-type="float">
            <text:p>10841</text:p>
          </table:table-cell>
          <table:table-cell office:value-type="float" office:value="349.313171" calcext:value-type="float">
            <text:p>349.313171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9]-[.C8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0943" calcext:value-type="float">
            <text:p>10943</text:p>
          </table:table-cell>
          <table:table-cell office:value-type="float" office:value="349.324554" calcext:value-type="float">
            <text:p>349.324554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7061" calcext:value-type="float">
            <text:p>12.327061</text:p>
          </table:table-cell>
          <table:table-cell table:formula="of:=[.C10]-[.C9]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string" calcext:value-type="string">
            <text:p>1 Second </text:p>
          </table:table-cell>
          <table:table-cell table:style-name="ce2" office:value-type="string" calcext:value-type="string">
            <text:p>&gt;&gt;&gt;&gt;&gt;&gt;&gt;&gt;&gt;&gt;</text:p>
          </table:table-cell>
          <table:table-cell office:value-type="float" office:value="11045" calcext:value-type="float">
            <text:p>11045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C11]-[.C1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1148" calcext:value-type="float">
            <text:p>11148</text:p>
          </table:table-cell>
          <table:table-cell office:value-type="float" office:value="349.332764" calcext:value-type="float">
            <text:p>349.332764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12]-[.C11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1250" calcext:value-type="float">
            <text:p>11250</text:p>
          </table:table-cell>
          <table:table-cell office:value-type="float" office:value="349.360443" calcext:value-type="float">
            <text:p>349.360443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13]-[.C1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1352" calcext:value-type="float">
            <text:p>11352</text:p>
          </table:table-cell>
          <table:table-cell office:value-type="float" office:value="349.400482" calcext:value-type="float">
            <text:p>349.400482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14]-[.C1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1455" calcext:value-type="float">
            <text:p>11455</text:p>
          </table:table-cell>
          <table:table-cell office:value-type="float" office:value="349.414551" calcext:value-type="float">
            <text:p>349.414551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9546" calcext:value-type="float">
            <text:p>12.329546</text:p>
          </table:table-cell>
          <table:table-cell table:formula="of:=[.C15]-[.C14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1557" calcext:value-type="float">
            <text:p>11557</text:p>
          </table:table-cell>
          <table:table-cell office:value-type="float" office:value="349.394562" calcext:value-type="float">
            <text:p>349.394562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16]-[.C1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1660" calcext:value-type="float">
            <text:p>11660</text:p>
          </table:table-cell>
          <table:table-cell office:value-type="float" office:value="349.406372" calcext:value-type="float">
            <text:p>349.406372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17]-[.C16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1762" calcext:value-type="float">
            <text:p>11762</text:p>
          </table:table-cell>
          <table:table-cell office:value-type="float" office:value="349.394989" calcext:value-type="float">
            <text:p>349.394989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18]-[.C1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1864" calcext:value-type="float">
            <text:p>11864</text:p>
          </table:table-cell>
          <table:table-cell office:value-type="float" office:value="349.370911" calcext:value-type="float">
            <text:p>349.370911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19]-[.C1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1967" calcext:value-type="float">
            <text:p>11967</text:p>
          </table:table-cell>
          <table:table-cell office:value-type="float" office:value="349.313171" calcext:value-type="float">
            <text:p>349.313171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20]-[.C19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2069" calcext:value-type="float">
            <text:p>12069</text:p>
          </table:table-cell>
          <table:table-cell office:value-type="float" office:value="349.280884" calcext:value-type="float">
            <text:p>349.280884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21]-[.C2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2172" calcext:value-type="float">
            <text:p>12172</text:p>
          </table:table-cell>
          <table:table-cell office:value-type="float" office:value="349.248596" calcext:value-type="float">
            <text:p>349.248596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22]-[.C21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2274" calcext:value-type="float">
            <text:p>12274</text:p>
          </table:table-cell>
          <table:table-cell office:value-type="float" office:value="349.256378" calcext:value-type="float">
            <text:p>349.256378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23]-[.C2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2376" calcext:value-type="float">
            <text:p>12376</text:p>
          </table:table-cell>
          <table:table-cell office:value-type="float" office:value="349.250458" calcext:value-type="float">
            <text:p>349.250458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24]-[.C2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2479" calcext:value-type="float">
            <text:p>12479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25]-[.C24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2581" calcext:value-type="float">
            <text:p>12581</text:p>
          </table:table-cell>
          <table:table-cell office:value-type="float" office:value="349.240448" calcext:value-type="float">
            <text:p>349.240448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5837" calcext:value-type="float">
            <text:p>12.315837</text:p>
          </table:table-cell>
          <table:table-cell table:formula="of:=[.C26]-[.C2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2683" calcext:value-type="float">
            <text:p>12683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27]-[.C2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2786" calcext:value-type="float">
            <text:p>12786</text:p>
          </table:table-cell>
          <table:table-cell office:value-type="float" office:value="349.294983" calcext:value-type="float">
            <text:p>349.294983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28]-[.C27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2888" calcext:value-type="float">
            <text:p>12888</text:p>
          </table:table-cell>
          <table:table-cell office:value-type="float" office:value="349.324097" calcext:value-type="float">
            <text:p>349.324097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29]-[.C2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2991" calcext:value-type="float">
            <text:p>12991</text:p>
          </table:table-cell>
          <table:table-cell office:value-type="float" office:value="349.33728" calcext:value-type="float">
            <text:p>349.33728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30]-[.C29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3093" calcext:value-type="float">
            <text:p>13093</text:p>
          </table:table-cell>
          <table:table-cell office:value-type="float" office:value="349.370911" calcext:value-type="float">
            <text:p>349.370911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31]-[.C3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3195" calcext:value-type="float">
            <text:p>13195</text:p>
          </table:table-cell>
          <table:table-cell office:value-type="float" office:value="349.333649" calcext:value-type="float">
            <text:p>349.333649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32]-[.C3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3298" calcext:value-type="float">
            <text:p>13298</text:p>
          </table:table-cell>
          <table:table-cell office:value-type="float" office:value="349.325897" calcext:value-type="float">
            <text:p>349.325897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33]-[.C32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3400" calcext:value-type="float">
            <text:p>13400</text:p>
          </table:table-cell>
          <table:table-cell office:value-type="float" office:value="349.30365" calcext:value-type="float">
            <text:p>349.30365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34]-[.C3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3502" calcext:value-type="float">
            <text:p>13502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35]-[.C3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3605" calcext:value-type="float">
            <text:p>13605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36]-[.C35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3707" calcext:value-type="float">
            <text:p>13707</text:p>
          </table:table-cell>
          <table:table-cell office:value-type="float" office:value="349.373199" calcext:value-type="float">
            <text:p>349.373199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37]-[.C3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3810" calcext:value-type="float">
            <text:p>13810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38]-[.C37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3912" calcext:value-type="float">
            <text:p>13912</text:p>
          </table:table-cell>
          <table:table-cell office:value-type="float" office:value="349.382751" calcext:value-type="float">
            <text:p>349.382751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39]-[.C3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4014" calcext:value-type="float">
            <text:p>14014</text:p>
          </table:table-cell>
          <table:table-cell office:value-type="float" office:value="349.362732" calcext:value-type="float">
            <text:p>349.362732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40]-[.C3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4117" calcext:value-type="float">
            <text:p>14117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41]-[.C40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4219" calcext:value-type="float">
            <text:p>14219</text:p>
          </table:table-cell>
          <table:table-cell office:value-type="float" office:value="349.34137" calcext:value-type="float">
            <text:p>349.34137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C42]-[.C4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4322" calcext:value-type="float">
            <text:p>14322</text:p>
          </table:table-cell>
          <table:table-cell office:value-type="float" office:value="349.334564" calcext:value-type="float">
            <text:p>349.334564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43]-[.C42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4424" calcext:value-type="float">
            <text:p>14424</text:p>
          </table:table-cell>
          <table:table-cell office:value-type="float" office:value="349.319519" calcext:value-type="float">
            <text:p>349.319519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44]-[.C4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4526" calcext:value-type="float">
            <text:p>14526</text:p>
          </table:table-cell>
          <table:table-cell office:value-type="float" office:value="349.337708" calcext:value-type="float">
            <text:p>349.337708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45]-[.C4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4629" calcext:value-type="float">
            <text:p>14629</text:p>
          </table:table-cell>
          <table:table-cell office:value-type="float" office:value="349.340881" calcext:value-type="float">
            <text:p>349.340881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46]-[.C45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4731" calcext:value-type="float">
            <text:p>14731</text:p>
          </table:table-cell>
          <table:table-cell office:value-type="float" office:value="349.320892" calcext:value-type="float">
            <text:p>349.320892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47]-[.C4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4833" calcext:value-type="float">
            <text:p>14833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48]-[.C4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4936" calcext:value-type="float">
            <text:p>14936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49]-[.C48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5038" calcext:value-type="float">
            <text:p>15038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50]-[.C4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5141" calcext:value-type="float">
            <text:p>15141</text:p>
          </table:table-cell>
          <table:table-cell office:value-type="float" office:value="349.326355" calcext:value-type="float">
            <text:p>349.326355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51]-[.C50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5243" calcext:value-type="float">
            <text:p>15243</text:p>
          </table:table-cell>
          <table:table-cell office:value-type="float" office:value="349.327728" calcext:value-type="float">
            <text:p>349.327728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52]-[.C5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5345" calcext:value-type="float">
            <text:p>15345</text:p>
          </table:table-cell>
          <table:table-cell office:value-type="float" office:value="349.306366" calcext:value-type="float">
            <text:p>349.306366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53]-[.C5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5448" calcext:value-type="float">
            <text:p>15448</text:p>
          </table:table-cell>
          <table:table-cell office:value-type="float" office:value="349.294983" calcext:value-type="float">
            <text:p>349.294983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54]-[.C53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5550" calcext:value-type="float">
            <text:p>15550</text:p>
          </table:table-cell>
          <table:table-cell office:value-type="float" office:value="349.314087" calcext:value-type="float">
            <text:p>349.314087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55]-[.C5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5653" calcext:value-type="float">
            <text:p>15653</text:p>
          </table:table-cell>
          <table:table-cell office:value-type="float" office:value="349.299072" calcext:value-type="float">
            <text:p>349.299072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56]-[.C55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5755" calcext:value-type="float">
            <text:p>15755</text:p>
          </table:table-cell>
          <table:table-cell office:value-type="float" office:value="349.310913" calcext:value-type="float">
            <text:p>349.310913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57]-[.C5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5857" calcext:value-type="float">
            <text:p>15857</text:p>
          </table:table-cell>
          <table:table-cell office:value-type="float" office:value="349.292725" calcext:value-type="float">
            <text:p>349.292725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58]-[.C5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5960" calcext:value-type="float">
            <text:p>15960</text:p>
          </table:table-cell>
          <table:table-cell office:value-type="float" office:value="349.312286" calcext:value-type="float">
            <text:p>349.312286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59]-[.C58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6062" calcext:value-type="float">
            <text:p>16062</text:p>
          </table:table-cell>
          <table:table-cell office:value-type="float" office:value="349.304108" calcext:value-type="float">
            <text:p>349.304108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60]-[.C5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6164" calcext:value-type="float">
            <text:p>16164</text:p>
          </table:table-cell>
          <table:table-cell office:value-type="float" office:value="349.312317" calcext:value-type="float">
            <text:p>349.312317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61]-[.C6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6267" calcext:value-type="float">
            <text:p>16267</text:p>
          </table:table-cell>
          <table:table-cell office:value-type="float" office:value="349.303162" calcext:value-type="float">
            <text:p>349.303162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62]-[.C61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6369" calcext:value-type="float">
            <text:p>16369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63]-[.C6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6472" calcext:value-type="float">
            <text:p>16472</text:p>
          </table:table-cell>
          <table:table-cell office:value-type="float" office:value="349.319092" calcext:value-type="float">
            <text:p>349.319092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64]-[.C63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6574" calcext:value-type="float">
            <text:p>16574</text:p>
          </table:table-cell>
          <table:table-cell office:value-type="float" office:value="349.311829" calcext:value-type="float">
            <text:p>349.311829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65]-[.C6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6676" calcext:value-type="float">
            <text:p>16676</text:p>
          </table:table-cell>
          <table:table-cell office:value-type="float" office:value="349.300476" calcext:value-type="float">
            <text:p>349.300476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66]-[.C6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6779" calcext:value-type="float">
            <text:p>16779</text:p>
          </table:table-cell>
          <table:table-cell office:value-type="float" office:value="349.294556" calcext:value-type="float">
            <text:p>349.294556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67]-[.C66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6881" calcext:value-type="float">
            <text:p>16881</text:p>
          </table:table-cell>
          <table:table-cell office:value-type="float" office:value="349.299103" calcext:value-type="float">
            <text:p>349.299103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68]-[.C6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6984" calcext:value-type="float">
            <text:p>16984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69]-[.C68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7086" calcext:value-type="float">
            <text:p>17086</text:p>
          </table:table-cell>
          <table:table-cell office:value-type="float" office:value="349.340454" calcext:value-type="float">
            <text:p>349.340454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C70]-[.C6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7188" calcext:value-type="float">
            <text:p>17188</text:p>
          </table:table-cell>
          <table:table-cell office:value-type="float" office:value="349.383179" calcext:value-type="float">
            <text:p>349.383179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71]-[.C7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7291" calcext:value-type="float">
            <text:p>17291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72]-[.C71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7393" calcext:value-type="float">
            <text:p>17393</text:p>
          </table:table-cell>
          <table:table-cell office:value-type="float" office:value="349.371796" calcext:value-type="float">
            <text:p>349.371796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73]-[.C7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7495" calcext:value-type="float">
            <text:p>17495</text:p>
          </table:table-cell>
          <table:table-cell office:value-type="float" office:value="349.376343" calcext:value-type="float">
            <text:p>349.376343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74]-[.C7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7598" calcext:value-type="float">
            <text:p>17598</text:p>
          </table:table-cell>
          <table:table-cell office:value-type="float" office:value="349.339539" calcext:value-type="float">
            <text:p>349.339539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75]-[.C74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7700" calcext:value-type="float">
            <text:p>17700</text:p>
          </table:table-cell>
          <table:table-cell office:value-type="float" office:value="349.309998" calcext:value-type="float">
            <text:p>349.309998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76]-[.C7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7803" calcext:value-type="float">
            <text:p>17803</text:p>
          </table:table-cell>
          <table:table-cell office:value-type="float" office:value="349.325897" calcext:value-type="float">
            <text:p>349.325897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7381" calcext:value-type="float">
            <text:p>12.327381</text:p>
          </table:table-cell>
          <table:table-cell table:formula="of:=[.C77]-[.C76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7905" calcext:value-type="float">
            <text:p>17905</text:p>
          </table:table-cell>
          <table:table-cell office:value-type="float" office:value="349.341827" calcext:value-type="float">
            <text:p>349.341827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78]-[.C7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8007" calcext:value-type="float">
            <text:p>18007</text:p>
          </table:table-cell>
          <table:table-cell office:value-type="float" office:value="349.349091" calcext:value-type="float">
            <text:p>349.349091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79]-[.C7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8110" calcext:value-type="float">
            <text:p>18110</text:p>
          </table:table-cell>
          <table:table-cell office:value-type="float" office:value="349.357727" calcext:value-type="float">
            <text:p>349.357727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80]-[.C79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8212" calcext:value-type="float">
            <text:p>18212</text:p>
          </table:table-cell>
          <table:table-cell office:value-type="float" office:value="349.381378" calcext:value-type="float">
            <text:p>349.381378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81]-[.C8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8314" calcext:value-type="float">
            <text:p>18314</text:p>
          </table:table-cell>
          <table:table-cell office:value-type="float" office:value="349.342712" calcext:value-type="float">
            <text:p>349.342712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82]-[.C8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8417" calcext:value-type="float">
            <text:p>18417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349.524994" calcext:value-type="float">
            <text:p>349.524994</text:p>
          </table:table-cell>
          <table:table-cell office:value-type="float" office:value="12.329144" calcext:value-type="float">
            <text:p>12.329144</text:p>
          </table:table-cell>
          <table:table-cell table:formula="of:=[.C83]-[.C82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8519" calcext:value-type="float">
            <text:p>18519</text:p>
          </table:table-cell>
          <table:table-cell office:value-type="float" office:value="349.39682" calcext:value-type="float">
            <text:p>349.39682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84]-[.C8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8622" calcext:value-type="float">
            <text:p>18622</text:p>
          </table:table-cell>
          <table:table-cell office:value-type="float" office:value="349.389557" calcext:value-type="float">
            <text:p>349.389557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85]-[.C84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8724" calcext:value-type="float">
            <text:p>18724</text:p>
          </table:table-cell>
          <table:table-cell office:value-type="float" office:value="349.382263" calcext:value-type="float">
            <text:p>349.382263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86]-[.C8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8826" calcext:value-type="float">
            <text:p>18826</text:p>
          </table:table-cell>
          <table:table-cell office:value-type="float" office:value="349.401794" calcext:value-type="float">
            <text:p>349.401794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87]-[.C8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8929" calcext:value-type="float">
            <text:p>18929</text:p>
          </table:table-cell>
          <table:table-cell office:value-type="float" office:value="349.380432" calcext:value-type="float">
            <text:p>349.380432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88]-[.C87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9031" calcext:value-type="float">
            <text:p>19031</text:p>
          </table:table-cell>
          <table:table-cell office:value-type="float" office:value="349.390442" calcext:value-type="float">
            <text:p>349.390442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819" calcext:value-type="float">
            <text:p>12.326819</text:p>
          </table:table-cell>
          <table:table-cell table:formula="of:=[.C89]-[.C8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9134" calcext:value-type="float">
            <text:p>19134</text:p>
          </table:table-cell>
          <table:table-cell office:value-type="float" office:value="349.376801" calcext:value-type="float">
            <text:p>349.376801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90]-[.C89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9236" calcext:value-type="float">
            <text:p>19236</text:p>
          </table:table-cell>
          <table:table-cell office:value-type="float" office:value="349.394104" calcext:value-type="float">
            <text:p>349.394104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91]-[.C9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9338" calcext:value-type="float">
            <text:p>19338</text:p>
          </table:table-cell>
          <table:table-cell office:value-type="float" office:value="349.41684" calcext:value-type="float">
            <text:p>349.41684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8023" calcext:value-type="float">
            <text:p>12.328023</text:p>
          </table:table-cell>
          <table:table-cell table:formula="of:=[.C92]-[.C9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9441" calcext:value-type="float">
            <text:p>19441</text:p>
          </table:table-cell>
          <table:table-cell office:value-type="float" office:value="349.405457" calcext:value-type="float">
            <text:p>349.405457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93]-[.C92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9543" calcext:value-type="float">
            <text:p>19543</text:p>
          </table:table-cell>
          <table:table-cell office:value-type="float" office:value="349.420898" calcext:value-type="float">
            <text:p>349.420898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9546" calcext:value-type="float">
            <text:p>12.329546</text:p>
          </table:table-cell>
          <table:table-cell table:formula="of:=[.C94]-[.C9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9645" calcext:value-type="float">
            <text:p>19645</text:p>
          </table:table-cell>
          <table:table-cell office:value-type="float" office:value="349.458191" calcext:value-type="float">
            <text:p>349.458191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95]-[.C9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9748" calcext:value-type="float">
            <text:p>19748</text:p>
          </table:table-cell>
          <table:table-cell office:value-type="float" office:value="349.421814" calcext:value-type="float">
            <text:p>349.421814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96]-[.C95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9850" calcext:value-type="float">
            <text:p>19850</text:p>
          </table:table-cell>
          <table:table-cell office:value-type="float" office:value="349.377716" calcext:value-type="float">
            <text:p>349.377716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97]-[.C9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9953" calcext:value-type="float">
            <text:p>19953</text:p>
          </table:table-cell>
          <table:table-cell office:value-type="float" office:value="349.385437" calcext:value-type="float">
            <text:p>349.385437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98]-[.C97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0055" calcext:value-type="float">
            <text:p>20055</text:p>
          </table:table-cell>
          <table:table-cell office:value-type="float" office:value="349.329071" calcext:value-type="float">
            <text:p>349.329071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99]-[.C9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0157" calcext:value-type="float">
            <text:p>20157</text:p>
          </table:table-cell>
          <table:table-cell office:value-type="float" office:value="349.35907" calcext:value-type="float">
            <text:p>349.35907</text:p>
          </table:table-cell>
          <table:table-cell office:value-type="float" office:value="349.595459" calcext:value-type="float">
            <text:p>349.595459</text:p>
          </table:table-cell>
          <table:table-cell office:value-type="float" office:value="12.33163" calcext:value-type="float">
            <text:p>12.33163</text:p>
          </table:table-cell>
          <table:table-cell table:formula="of:=[.C100]-[.C9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0260" calcext:value-type="float">
            <text:p>20260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7863" calcext:value-type="float">
            <text:p>12.327863</text:p>
          </table:table-cell>
          <table:table-cell table:formula="of:=[.C101]-[.C100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0362" calcext:value-type="float">
            <text:p>20362</text:p>
          </table:table-cell>
          <table:table-cell office:value-type="float" office:value="349.41272" calcext:value-type="float">
            <text:p>349.41272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102]-[.C10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0464" calcext:value-type="float">
            <text:p>20464</text:p>
          </table:table-cell>
          <table:table-cell office:value-type="float" office:value="349.394104" calcext:value-type="float">
            <text:p>349.394104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103]-[.C10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0567" calcext:value-type="float">
            <text:p>20567</text:p>
          </table:table-cell>
          <table:table-cell office:value-type="float" office:value="349.421814" calcext:value-type="float">
            <text:p>349.421814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104]-[.C103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0669" calcext:value-type="float">
            <text:p>20669</text:p>
          </table:table-cell>
          <table:table-cell office:value-type="float" office:value="349.367279" calcext:value-type="float">
            <text:p>349.367279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105]-[.C10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0772" calcext:value-type="float">
            <text:p>20772</text:p>
          </table:table-cell>
          <table:table-cell office:value-type="float" office:value="349.360474" calcext:value-type="float">
            <text:p>349.360474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106]-[.C105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0874" calcext:value-type="float">
            <text:p>20874</text:p>
          </table:table-cell>
          <table:table-cell office:value-type="float" office:value="349.41275" calcext:value-type="float">
            <text:p>349.41275</text:p>
          </table:table-cell>
          <table:table-cell office:value-type="float" office:value="349.586365" calcext:value-type="float">
            <text:p>349.586365</text:p>
          </table:table-cell>
          <table:table-cell office:value-type="float" office:value="12.331309" calcext:value-type="float">
            <text:p>12.331309</text:p>
          </table:table-cell>
          <table:table-cell table:formula="of:=[.C107]-[.C10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0976" calcext:value-type="float">
            <text:p>20976</text:p>
          </table:table-cell>
          <table:table-cell office:value-type="float" office:value="349.448669" calcext:value-type="float">
            <text:p>349.448669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C108]-[.C10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1079" calcext:value-type="float">
            <text:p>21079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109]-[.C108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1181" calcext:value-type="float">
            <text:p>21181</text:p>
          </table:table-cell>
          <table:table-cell office:value-type="float" office:value="349.429993" calcext:value-type="float">
            <text:p>349.429993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110]-[.C10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1283" calcext:value-type="float">
            <text:p>21283</text:p>
          </table:table-cell>
          <table:table-cell office:value-type="float" office:value="349.44635" calcext:value-type="float">
            <text:p>349.44635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9546" calcext:value-type="float">
            <text:p>12.329546</text:p>
          </table:table-cell>
          <table:table-cell table:formula="of:=[.C111]-[.C11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1386" calcext:value-type="float">
            <text:p>21386</text:p>
          </table:table-cell>
          <table:table-cell office:value-type="float" office:value="349.392273" calcext:value-type="float">
            <text:p>349.392273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112]-[.C111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1488" calcext:value-type="float">
            <text:p>21488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113]-[.C11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1591" calcext:value-type="float">
            <text:p>21591</text:p>
          </table:table-cell>
          <table:table-cell office:value-type="float" office:value="349.332733" calcext:value-type="float">
            <text:p>349.332733</text:p>
          </table:table-cell>
          <table:table-cell office:value-type="float" office:value="349.131805" calcext:value-type="float">
            <text:p>349.131805</text:p>
          </table:table-cell>
          <table:table-cell office:value-type="float" office:value="12.315275" calcext:value-type="float">
            <text:p>12.315275</text:p>
          </table:table-cell>
          <table:table-cell table:formula="of:=[.C114]-[.C113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1693" calcext:value-type="float">
            <text:p>21693</text:p>
          </table:table-cell>
          <table:table-cell office:value-type="float" office:value="349.399567" calcext:value-type="float">
            <text:p>349.399567</text:p>
          </table:table-cell>
          <table:table-cell office:value-type="float" office:value="349.602264" calcext:value-type="float">
            <text:p>349.602264</text:p>
          </table:table-cell>
          <table:table-cell office:value-type="float" office:value="12.33187" calcext:value-type="float">
            <text:p>12.33187</text:p>
          </table:table-cell>
          <table:table-cell table:formula="of:=[.C115]-[.C11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1795" calcext:value-type="float">
            <text:p>21795</text:p>
          </table:table-cell>
          <table:table-cell office:value-type="float" office:value="349.337738" calcext:value-type="float">
            <text:p>349.337738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116]-[.C11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1898" calcext:value-type="float">
            <text:p>21898</text:p>
          </table:table-cell>
          <table:table-cell office:value-type="float" office:value="349.360016" calcext:value-type="float">
            <text:p>349.360016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117]-[.C116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2000" calcext:value-type="float">
            <text:p>22000</text:p>
          </table:table-cell>
          <table:table-cell office:value-type="float" office:value="349.323181" calcext:value-type="float">
            <text:p>349.323181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118]-[.C11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2103" calcext:value-type="float">
            <text:p>22103</text:p>
          </table:table-cell>
          <table:table-cell office:value-type="float" office:value="349.424561" calcext:value-type="float">
            <text:p>349.424561</text:p>
          </table:table-cell>
          <table:table-cell office:value-type="float" office:value="349.638641" calcext:value-type="float">
            <text:p>349.638641</text:p>
          </table:table-cell>
          <table:table-cell office:value-type="float" office:value="12.333154" calcext:value-type="float">
            <text:p>12.333154</text:p>
          </table:table-cell>
          <table:table-cell table:formula="of:=[.C119]-[.C118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2205" calcext:value-type="float">
            <text:p>22205</text:p>
          </table:table-cell>
          <table:table-cell office:value-type="float" office:value="349.388184" calcext:value-type="float">
            <text:p>349.388184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120]-[.C11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2307" calcext:value-type="float">
            <text:p>22307</text:p>
          </table:table-cell>
          <table:table-cell office:value-type="float" office:value="349.393158" calcext:value-type="float">
            <text:p>349.393158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121]-[.C12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2410" calcext:value-type="float">
            <text:p>22410</text:p>
          </table:table-cell>
          <table:table-cell office:value-type="float" office:value="349.389069" calcext:value-type="float">
            <text:p>349.389069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122]-[.C121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2512" calcext:value-type="float">
            <text:p>22512</text:p>
          </table:table-cell>
          <table:table-cell office:value-type="float" office:value="349.417297" calcext:value-type="float">
            <text:p>349.417297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123]-[.C12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2614" calcext:value-type="float">
            <text:p>22614</text:p>
          </table:table-cell>
          <table:table-cell office:value-type="float" office:value="349.363617" calcext:value-type="float">
            <text:p>349.363617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124]-[.C12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2717" calcext:value-type="float">
            <text:p>22717</text:p>
          </table:table-cell>
          <table:table-cell office:value-type="float" office:value="349.360443" calcext:value-type="float">
            <text:p>349.360443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125]-[.C124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2819" calcext:value-type="float">
            <text:p>22819</text:p>
          </table:table-cell>
          <table:table-cell office:value-type="float" office:value="349.385925" calcext:value-type="float">
            <text:p>349.385925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126]-[.C12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2922" calcext:value-type="float">
            <text:p>22922</text:p>
          </table:table-cell>
          <table:table-cell office:value-type="float" office:value="349.382721" calcext:value-type="float">
            <text:p>349.382721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127]-[.C126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3024" calcext:value-type="float">
            <text:p>23024</text:p>
          </table:table-cell>
          <table:table-cell office:value-type="float" office:value="349.411346" calcext:value-type="float">
            <text:p>349.411346</text:p>
          </table:table-cell>
          <table:table-cell office:value-type="float" office:value="349.511353" calcext:value-type="float">
            <text:p>349.511353</text:p>
          </table:table-cell>
          <table:table-cell office:value-type="float" office:value="12.328664" calcext:value-type="float">
            <text:p>12.328664</text:p>
          </table:table-cell>
          <table:table-cell table:formula="of:=[.C128]-[.C12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3126" calcext:value-type="float">
            <text:p>23126</text:p>
          </table:table-cell>
          <table:table-cell office:value-type="float" office:value="349.406799" calcext:value-type="float">
            <text:p>349.406799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129]-[.C12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3229" calcext:value-type="float">
            <text:p>23229</text:p>
          </table:table-cell>
          <table:table-cell office:value-type="float" office:value="349.400452" calcext:value-type="float">
            <text:p>349.400452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130]-[.C129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3331" calcext:value-type="float">
            <text:p>23331</text:p>
          </table:table-cell>
          <table:table-cell office:value-type="float" office:value="349.414551" calcext:value-type="float">
            <text:p>349.414551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131]-[.C13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3433" calcext:value-type="float">
            <text:p>23433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132]-[.C13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3536" calcext:value-type="float">
            <text:p>23536</text:p>
          </table:table-cell>
          <table:table-cell office:value-type="float" office:value="349.35318" calcext:value-type="float">
            <text:p>349.35318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133]-[.C132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3638" calcext:value-type="float">
            <text:p>23638</text:p>
          </table:table-cell>
          <table:table-cell office:value-type="float" office:value="349.34906" calcext:value-type="float">
            <text:p>349.34906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134]-[.C13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3741" calcext:value-type="float">
            <text:p>23741</text:p>
          </table:table-cell>
          <table:table-cell office:value-type="float" office:value="349.342712" calcext:value-type="float">
            <text:p>349.342712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135]-[.C134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3843" calcext:value-type="float">
            <text:p>23843</text:p>
          </table:table-cell>
          <table:table-cell office:value-type="float" office:value="349.360016" calcext:value-type="float">
            <text:p>349.360016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9546" calcext:value-type="float">
            <text:p>12.329546</text:p>
          </table:table-cell>
          <table:table-cell table:formula="of:=[.C136]-[.C13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3945" calcext:value-type="float">
            <text:p>23945</text:p>
          </table:table-cell>
          <table:table-cell office:value-type="float" office:value="349.365448" calcext:value-type="float">
            <text:p>349.365448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137]-[.C13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4048" calcext:value-type="float">
            <text:p>24048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138]-[.C137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4150" calcext:value-type="float">
            <text:p>24150</text:p>
          </table:table-cell>
          <table:table-cell office:value-type="float" office:value="349.364563" calcext:value-type="float">
            <text:p>349.364563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139]-[.C13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4252" calcext:value-type="float">
            <text:p>24252</text:p>
          </table:table-cell>
          <table:table-cell office:value-type="float" office:value="349.34726" calcext:value-type="float">
            <text:p>349.34726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140]-[.C13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4355" calcext:value-type="float">
            <text:p>24355</text:p>
          </table:table-cell>
          <table:table-cell office:value-type="float" office:value="349.310455" calcext:value-type="float">
            <text:p>349.310455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141]-[.C140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4457" calcext:value-type="float">
            <text:p>24457</text:p>
          </table:table-cell>
          <table:table-cell office:value-type="float" office:value="349.330444" calcext:value-type="float">
            <text:p>349.330444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142]-[.C14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4560" calcext:value-type="float">
            <text:p>24560</text:p>
          </table:table-cell>
          <table:table-cell office:value-type="float" office:value="349.330017" calcext:value-type="float">
            <text:p>349.330017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143]-[.C142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4662" calcext:value-type="float">
            <text:p>24662</text:p>
          </table:table-cell>
          <table:table-cell office:value-type="float" office:value="349.34137" calcext:value-type="float">
            <text:p>349.34137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144]-[.C14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4764" calcext:value-type="float">
            <text:p>24764</text:p>
          </table:table-cell>
          <table:table-cell office:value-type="float" office:value="349.353638" calcext:value-type="float">
            <text:p>349.353638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145]-[.C14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4867" calcext:value-type="float">
            <text:p>24867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146]-[.C145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4969" calcext:value-type="float">
            <text:p>24969</text:p>
          </table:table-cell>
          <table:table-cell office:value-type="float" office:value="349.365448" calcext:value-type="float">
            <text:p>349.365448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147]-[.C14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5072" calcext:value-type="float">
            <text:p>25072</text:p>
          </table:table-cell>
          <table:table-cell office:value-type="float" office:value="349.379089" calcext:value-type="float">
            <text:p>349.379089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148]-[.C147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5174" calcext:value-type="float">
            <text:p>25174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149]-[.C14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5276" calcext:value-type="float">
            <text:p>25276</text:p>
          </table:table-cell>
          <table:table-cell office:value-type="float" office:value="349.400909" calcext:value-type="float">
            <text:p>349.400909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150]-[.C14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5379" calcext:value-type="float">
            <text:p>25379</text:p>
          </table:table-cell>
          <table:table-cell office:value-type="float" office:value="349.391785" calcext:value-type="float">
            <text:p>349.391785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151]-[.C150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5481" calcext:value-type="float">
            <text:p>25481</text:p>
          </table:table-cell>
          <table:table-cell office:value-type="float" office:value="349.374573" calcext:value-type="float">
            <text:p>349.374573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152]-[.C15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5583" calcext:value-type="float">
            <text:p>25583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153]-[.C15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5686" calcext:value-type="float">
            <text:p>25686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154]-[.C153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5788" calcext:value-type="float">
            <text:p>25788</text:p>
          </table:table-cell>
          <table:table-cell office:value-type="float" office:value="349.352722" calcext:value-type="float">
            <text:p>349.352722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8023" calcext:value-type="float">
            <text:p>12.328023</text:p>
          </table:table-cell>
          <table:table-cell table:formula="of:=[.C155]-[.C15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5891" calcext:value-type="float">
            <text:p>25891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156]-[.C155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5993" calcext:value-type="float">
            <text:p>25993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C157]-[.C15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6095" calcext:value-type="float">
            <text:p>26095</text:p>
          </table:table-cell>
          <table:table-cell office:value-type="float" office:value="349.441833" calcext:value-type="float">
            <text:p>349.441833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158]-[.C15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6198" calcext:value-type="float">
            <text:p>26198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159]-[.C158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6300" calcext:value-type="float">
            <text:p>26300</text:p>
          </table:table-cell>
          <table:table-cell office:value-type="float" office:value="349.441376" calcext:value-type="float">
            <text:p>349.441376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7301" calcext:value-type="float">
            <text:p>12.327301</text:p>
          </table:table-cell>
          <table:table-cell table:formula="of:=[.C160]-[.C15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6402" calcext:value-type="float">
            <text:p>26402</text:p>
          </table:table-cell>
          <table:table-cell office:value-type="float" office:value="349.425934" calcext:value-type="float">
            <text:p>349.425934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161]-[.C16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6505" calcext:value-type="float">
            <text:p>26505</text:p>
          </table:table-cell>
          <table:table-cell office:value-type="float" office:value="349.432281" calcext:value-type="float">
            <text:p>349.432281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9546" calcext:value-type="float">
            <text:p>12.329546</text:p>
          </table:table-cell>
          <table:table-cell table:formula="of:=[.C162]-[.C161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6607" calcext:value-type="float">
            <text:p>26607</text:p>
          </table:table-cell>
          <table:table-cell office:value-type="float" office:value="349.407288" calcext:value-type="float">
            <text:p>349.407288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163]-[.C16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6710" calcext:value-type="float">
            <text:p>26710</text:p>
          </table:table-cell>
          <table:table-cell office:value-type="float" office:value="349.437744" calcext:value-type="float">
            <text:p>349.437744</text:p>
          </table:table-cell>
          <table:table-cell office:value-type="float" office:value="349.527283" calcext:value-type="float">
            <text:p>349.527283</text:p>
          </table:table-cell>
          <table:table-cell office:value-type="float" office:value="12.329226" calcext:value-type="float">
            <text:p>12.329226</text:p>
          </table:table-cell>
          <table:table-cell table:formula="of:=[.C164]-[.C163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6812" calcext:value-type="float">
            <text:p>26812</text:p>
          </table:table-cell>
          <table:table-cell office:value-type="float" office:value="349.436401" calcext:value-type="float">
            <text:p>349.436401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7061" calcext:value-type="float">
            <text:p>12.327061</text:p>
          </table:table-cell>
          <table:table-cell table:formula="of:=[.C165]-[.C16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6914" calcext:value-type="float">
            <text:p>26914</text:p>
          </table:table-cell>
          <table:table-cell office:value-type="float" office:value="349.449127" calcext:value-type="float">
            <text:p>349.449127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166]-[.C16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7017" calcext:value-type="float">
            <text:p>27017</text:p>
          </table:table-cell>
          <table:table-cell office:value-type="float" office:value="349.407745" calcext:value-type="float">
            <text:p>349.407745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167]-[.C166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7119" calcext:value-type="float">
            <text:p>27119</text:p>
          </table:table-cell>
          <table:table-cell office:value-type="float" office:value="349.425934" calcext:value-type="float">
            <text:p>349.425934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168]-[.C16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7222" calcext:value-type="float">
            <text:p>27222</text:p>
          </table:table-cell>
          <table:table-cell office:value-type="float" office:value="349.404114" calcext:value-type="float">
            <text:p>349.404114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169]-[.C168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7324" calcext:value-type="float">
            <text:p>27324</text:p>
          </table:table-cell>
          <table:table-cell office:value-type="float" office:value="349.390015" calcext:value-type="float">
            <text:p>349.390015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170]-[.C16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7426" calcext:value-type="float">
            <text:p>27426</text:p>
          </table:table-cell>
          <table:table-cell office:value-type="float" office:value="349.41095" calcext:value-type="float">
            <text:p>349.41095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C171]-[.C17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7529" calcext:value-type="float">
            <text:p>27529</text:p>
          </table:table-cell>
          <table:table-cell office:value-type="float" office:value="349.422272" calcext:value-type="float">
            <text:p>349.422272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172]-[.C171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7631" calcext:value-type="float">
            <text:p>27631</text:p>
          </table:table-cell>
          <table:table-cell office:value-type="float" office:value="349.414978" calcext:value-type="float">
            <text:p>349.414978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173]-[.C17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7733" calcext:value-type="float">
            <text:p>27733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174]-[.C17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7836" calcext:value-type="float">
            <text:p>27836</text:p>
          </table:table-cell>
          <table:table-cell office:value-type="float" office:value="349.400879" calcext:value-type="float">
            <text:p>349.400879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175]-[.C174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7938" calcext:value-type="float">
            <text:p>27938</text:p>
          </table:table-cell>
          <table:table-cell office:value-type="float" office:value="349.373169" calcext:value-type="float">
            <text:p>349.373169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176]-[.C17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8041" calcext:value-type="float">
            <text:p>28041</text:p>
          </table:table-cell>
          <table:table-cell office:value-type="float" office:value="349.399536" calcext:value-type="float">
            <text:p>349.399536</text:p>
          </table:table-cell>
          <table:table-cell office:value-type="float" office:value="349.518188" calcext:value-type="float">
            <text:p>349.518188</text:p>
          </table:table-cell>
          <table:table-cell office:value-type="float" office:value="12.328904" calcext:value-type="float">
            <text:p>12.328904</text:p>
          </table:table-cell>
          <table:table-cell table:formula="of:=[.C177]-[.C176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8143" calcext:value-type="float">
            <text:p>28143</text:p>
          </table:table-cell>
          <table:table-cell office:value-type="float" office:value="349.403625" calcext:value-type="float">
            <text:p>349.403625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178]-[.C17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8245" calcext:value-type="float">
            <text:p>28245</text:p>
          </table:table-cell>
          <table:table-cell office:value-type="float" office:value="349.408173" calcext:value-type="float">
            <text:p>349.408173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179]-[.C17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8348" calcext:value-type="float">
            <text:p>28348</text:p>
          </table:table-cell>
          <table:table-cell office:value-type="float" office:value="349.434998" calcext:value-type="float">
            <text:p>349.434998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180]-[.C179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8450" calcext:value-type="float">
            <text:p>28450</text:p>
          </table:table-cell>
          <table:table-cell office:value-type="float" office:value="349.47226" calcext:value-type="float">
            <text:p>349.47226</text:p>
          </table:table-cell>
          <table:table-cell office:value-type="float" office:value="349.538635" calcext:value-type="float">
            <text:p>349.538635</text:p>
          </table:table-cell>
          <table:table-cell office:value-type="float" office:value="12.329626" calcext:value-type="float">
            <text:p>12.329626</text:p>
          </table:table-cell>
          <table:table-cell table:formula="of:=[.C181]-[.C18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8552" calcext:value-type="float">
            <text:p>28552</text:p>
          </table:table-cell>
          <table:table-cell office:value-type="float" office:value="349.486389" calcext:value-type="float">
            <text:p>349.486389</text:p>
          </table:table-cell>
          <table:table-cell office:value-type="float" office:value="349.588623" calcext:value-type="float">
            <text:p>349.588623</text:p>
          </table:table-cell>
          <table:table-cell office:value-type="float" office:value="12.331389" calcext:value-type="float">
            <text:p>12.331389</text:p>
          </table:table-cell>
          <table:table-cell table:formula="of:=[.C182]-[.C18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8655" calcext:value-type="float">
            <text:p>28655</text:p>
          </table:table-cell>
          <table:table-cell office:value-type="float" office:value="349.499573" calcext:value-type="float">
            <text:p>349.499573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183]-[.C182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8757" calcext:value-type="float">
            <text:p>28757</text:p>
          </table:table-cell>
          <table:table-cell office:value-type="float" office:value="349.486816" calcext:value-type="float">
            <text:p>349.486816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184]-[.C18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8860" calcext:value-type="float">
            <text:p>28860</text:p>
          </table:table-cell>
          <table:table-cell office:value-type="float" office:value="349.491364" calcext:value-type="float">
            <text:p>349.491364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461" calcext:value-type="float">
            <text:p>12.327461</text:p>
          </table:table-cell>
          <table:table-cell table:formula="of:=[.C185]-[.C184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8962" calcext:value-type="float">
            <text:p>28962</text:p>
          </table:table-cell>
          <table:table-cell office:value-type="float" office:value="349.437286" calcext:value-type="float">
            <text:p>349.437286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186]-[.C18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9064" calcext:value-type="float">
            <text:p>29064</text:p>
          </table:table-cell>
          <table:table-cell office:value-type="float" office:value="349.400452" calcext:value-type="float">
            <text:p>349.400452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187]-[.C18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9167" calcext:value-type="float">
            <text:p>29167</text:p>
          </table:table-cell>
          <table:table-cell office:value-type="float" office:value="349.375458" calcext:value-type="float">
            <text:p>349.375458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188]-[.C187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9269" calcext:value-type="float">
            <text:p>29269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189]-[.C18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9371" calcext:value-type="float">
            <text:p>29371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190]-[.C18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9474" calcext:value-type="float">
            <text:p>29474</text:p>
          </table:table-cell>
          <table:table-cell office:value-type="float" office:value="349.351379" calcext:value-type="float">
            <text:p>349.351379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191]-[.C190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9576" calcext:value-type="float">
            <text:p>29576</text:p>
          </table:table-cell>
          <table:table-cell office:value-type="float" office:value="349.348663" calcext:value-type="float">
            <text:p>349.348663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192]-[.C19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9679" calcext:value-type="float">
            <text:p>29679</text:p>
          </table:table-cell>
          <table:table-cell office:value-type="float" office:value="349.339081" calcext:value-type="float">
            <text:p>349.339081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193]-[.C192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29781" calcext:value-type="float">
            <text:p>29781</text:p>
          </table:table-cell>
          <table:table-cell office:value-type="float" office:value="349.343201" calcext:value-type="float">
            <text:p>349.343201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194]-[.C19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9883" calcext:value-type="float">
            <text:p>29883</text:p>
          </table:table-cell>
          <table:table-cell office:value-type="float" office:value="349.359985" calcext:value-type="float">
            <text:p>349.359985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195]-[.C19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9986" calcext:value-type="float">
            <text:p>29986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349.577271" calcext:value-type="float">
            <text:p>349.577271</text:p>
          </table:table-cell>
          <table:table-cell office:value-type="float" office:value="12.330989" calcext:value-type="float">
            <text:p>12.330989</text:p>
          </table:table-cell>
          <table:table-cell table:formula="of:=[.C196]-[.C195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0088" calcext:value-type="float">
            <text:p>30088</text:p>
          </table:table-cell>
          <table:table-cell office:value-type="float" office:value="349.398621" calcext:value-type="float">
            <text:p>349.398621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197]-[.C19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0190" calcext:value-type="float">
            <text:p>30190</text:p>
          </table:table-cell>
          <table:table-cell office:value-type="float" office:value="349.41272" calcext:value-type="float">
            <text:p>349.41272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198]-[.C19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0293" calcext:value-type="float">
            <text:p>30293</text:p>
          </table:table-cell>
          <table:table-cell office:value-type="float" office:value="349.429993" calcext:value-type="float">
            <text:p>349.429993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199]-[.C198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0395" calcext:value-type="float">
            <text:p>30395</text:p>
          </table:table-cell>
          <table:table-cell office:value-type="float" office:value="349.45047" calcext:value-type="float">
            <text:p>349.45047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8023" calcext:value-type="float">
            <text:p>12.328023</text:p>
          </table:table-cell>
          <table:table-cell table:formula="of:=[.C200]-[.C19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0498" calcext:value-type="float">
            <text:p>30498</text:p>
          </table:table-cell>
          <table:table-cell office:value-type="float" office:value="349.397278" calcext:value-type="float">
            <text:p>349.397278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201]-[.C200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0600" calcext:value-type="float">
            <text:p>30600</text:p>
          </table:table-cell>
          <table:table-cell office:value-type="float" office:value="349.387268" calcext:value-type="float">
            <text:p>349.387268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202]-[.C20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0702" calcext:value-type="float">
            <text:p>30702</text:p>
          </table:table-cell>
          <table:table-cell office:value-type="float" office:value="349.371826" calcext:value-type="float">
            <text:p>349.371826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203]-[.C20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0805" calcext:value-type="float">
            <text:p>30805</text:p>
          </table:table-cell>
          <table:table-cell office:value-type="float" office:value="349.388184" calcext:value-type="float">
            <text:p>349.388184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7863" calcext:value-type="float">
            <text:p>12.327863</text:p>
          </table:table-cell>
          <table:table-cell table:formula="of:=[.C204]-[.C203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0907" calcext:value-type="float">
            <text:p>30907</text:p>
          </table:table-cell>
          <table:table-cell office:value-type="float" office:value="349.371368" calcext:value-type="float">
            <text:p>349.371368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205]-[.C20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1009" calcext:value-type="float">
            <text:p>31009</text:p>
          </table:table-cell>
          <table:table-cell office:value-type="float" office:value="349.384521" calcext:value-type="float">
            <text:p>349.384521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206]-[.C20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1112" calcext:value-type="float">
            <text:p>31112</text:p>
          </table:table-cell>
          <table:table-cell office:value-type="float" office:value="349.40863" calcext:value-type="float">
            <text:p>349.40863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461" calcext:value-type="float">
            <text:p>12.327461</text:p>
          </table:table-cell>
          <table:table-cell table:formula="of:=[.C207]-[.C206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1214" calcext:value-type="float">
            <text:p>31214</text:p>
          </table:table-cell>
          <table:table-cell office:value-type="float" office:value="349.442291" calcext:value-type="float">
            <text:p>349.442291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819" calcext:value-type="float">
            <text:p>12.326819</text:p>
          </table:table-cell>
          <table:table-cell table:formula="of:=[.C208]-[.C20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1317" calcext:value-type="float">
            <text:p>31317</text:p>
          </table:table-cell>
          <table:table-cell office:value-type="float" office:value="349.420471" calcext:value-type="float">
            <text:p>349.420471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209]-[.C208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1419" calcext:value-type="float">
            <text:p>31419</text:p>
          </table:table-cell>
          <table:table-cell office:value-type="float" office:value="349.419098" calcext:value-type="float">
            <text:p>349.419098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210]-[.C20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1521" calcext:value-type="float">
            <text:p>31521</text:p>
          </table:table-cell>
          <table:table-cell office:value-type="float" office:value="349.421814" calcext:value-type="float">
            <text:p>349.421814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211]-[.C21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1624" calcext:value-type="float">
            <text:p>31624</text:p>
          </table:table-cell>
          <table:table-cell office:value-type="float" office:value="349.383148" calcext:value-type="float">
            <text:p>349.383148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212]-[.C211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1726" calcext:value-type="float">
            <text:p>31726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213]-[.C21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1828" calcext:value-type="float">
            <text:p>31828</text:p>
          </table:table-cell>
          <table:table-cell office:value-type="float" office:value="349.348633" calcext:value-type="float">
            <text:p>349.348633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214]-[.C21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1931" calcext:value-type="float">
            <text:p>31931</text:p>
          </table:table-cell>
          <table:table-cell office:value-type="float" office:value="349.34137" calcext:value-type="float">
            <text:p>349.34137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215]-[.C214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2033" calcext:value-type="float">
            <text:p>32033</text:p>
          </table:table-cell>
          <table:table-cell office:value-type="float" office:value="349.323181" calcext:value-type="float">
            <text:p>349.323181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216]-[.C21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2136" calcext:value-type="float">
            <text:p>32136</text:p>
          </table:table-cell>
          <table:table-cell office:value-type="float" office:value="349.346375" calcext:value-type="float">
            <text:p>349.346375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217]-[.C216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2238" calcext:value-type="float">
            <text:p>32238</text:p>
          </table:table-cell>
          <table:table-cell office:value-type="float" office:value="349.379089" calcext:value-type="float">
            <text:p>349.379089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218]-[.C21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2340" calcext:value-type="float">
            <text:p>32340</text:p>
          </table:table-cell>
          <table:table-cell office:value-type="float" office:value="349.360016" calcext:value-type="float">
            <text:p>349.360016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219]-[.C21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2443" calcext:value-type="float">
            <text:p>32443</text:p>
          </table:table-cell>
          <table:table-cell office:value-type="float" office:value="349.356384" calcext:value-type="float">
            <text:p>349.356384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220]-[.C219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2545" calcext:value-type="float">
            <text:p>32545</text:p>
          </table:table-cell>
          <table:table-cell office:value-type="float" office:value="349.386841" calcext:value-type="float">
            <text:p>349.386841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221]-[.C22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2647" calcext:value-type="float">
            <text:p>32647</text:p>
          </table:table-cell>
          <table:table-cell office:value-type="float" office:value="349.387726" calcext:value-type="float">
            <text:p>349.387726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222]-[.C22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2750" calcext:value-type="float">
            <text:p>32750</text:p>
          </table:table-cell>
          <table:table-cell office:value-type="float" office:value="349.373657" calcext:value-type="float">
            <text:p>349.373657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223]-[.C222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2852" calcext:value-type="float">
            <text:p>32852</text:p>
          </table:table-cell>
          <table:table-cell office:value-type="float" office:value="349.384979" calcext:value-type="float">
            <text:p>349.384979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224]-[.C22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2955" calcext:value-type="float">
            <text:p>32955</text:p>
          </table:table-cell>
          <table:table-cell office:value-type="float" office:value="349.401367" calcext:value-type="float">
            <text:p>349.401367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225]-[.C224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3057" calcext:value-type="float">
            <text:p>33057</text:p>
          </table:table-cell>
          <table:table-cell office:value-type="float" office:value="349.395905" calcext:value-type="float">
            <text:p>349.395905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226]-[.C22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3159" calcext:value-type="float">
            <text:p>33159</text:p>
          </table:table-cell>
          <table:table-cell office:value-type="float" office:value="349.444519" calcext:value-type="float">
            <text:p>349.444519</text:p>
          </table:table-cell>
          <table:table-cell office:value-type="float" office:value="349.647736" calcext:value-type="float">
            <text:p>349.647736</text:p>
          </table:table-cell>
          <table:table-cell office:value-type="float" office:value="12.333474" calcext:value-type="float">
            <text:p>12.333474</text:p>
          </table:table-cell>
          <table:table-cell table:formula="of:=[.C227]-[.C22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3262" calcext:value-type="float">
            <text:p>33262</text:p>
          </table:table-cell>
          <table:table-cell office:value-type="float" office:value="349.481354" calcext:value-type="float">
            <text:p>349.481354</text:p>
          </table:table-cell>
          <table:table-cell office:value-type="float" office:value="349.524994" calcext:value-type="float">
            <text:p>349.524994</text:p>
          </table:table-cell>
          <table:table-cell office:value-type="float" office:value="12.329144" calcext:value-type="float">
            <text:p>12.329144</text:p>
          </table:table-cell>
          <table:table-cell table:formula="of:=[.C228]-[.C227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3364" calcext:value-type="float">
            <text:p>33364</text:p>
          </table:table-cell>
          <table:table-cell office:value-type="float" office:value="349.501373" calcext:value-type="float">
            <text:p>349.501373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C229]-[.C22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3466" calcext:value-type="float">
            <text:p>33466</text:p>
          </table:table-cell>
          <table:table-cell office:value-type="float" office:value="349.480896" calcext:value-type="float">
            <text:p>349.480896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230]-[.C22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3569" calcext:value-type="float">
            <text:p>33569</text:p>
          </table:table-cell>
          <table:table-cell office:value-type="float" office:value="349.471375" calcext:value-type="float">
            <text:p>349.471375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231]-[.C230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3671" calcext:value-type="float">
            <text:p>33671</text:p>
          </table:table-cell>
          <table:table-cell office:value-type="float" office:value="349.405029" calcext:value-type="float">
            <text:p>349.405029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232]-[.C23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3774" calcext:value-type="float">
            <text:p>33774</text:p>
          </table:table-cell>
          <table:table-cell office:value-type="float" office:value="349.393646" calcext:value-type="float">
            <text:p>349.393646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C233]-[.C232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3876" calcext:value-type="float">
            <text:p>33876</text:p>
          </table:table-cell>
          <table:table-cell office:value-type="float" office:value="349.379974" calcext:value-type="float">
            <text:p>349.379974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234]-[.C23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3978" calcext:value-type="float">
            <text:p>33978</text:p>
          </table:table-cell>
          <table:table-cell office:value-type="float" office:value="349.423645" calcext:value-type="float">
            <text:p>349.423645</text:p>
          </table:table-cell>
          <table:table-cell office:value-type="float" office:value="349.545441" calcext:value-type="float">
            <text:p>349.545441</text:p>
          </table:table-cell>
          <table:table-cell office:value-type="float" office:value="12.329865" calcext:value-type="float">
            <text:p>12.329865</text:p>
          </table:table-cell>
          <table:table-cell table:formula="of:=[.C235]-[.C23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4081" calcext:value-type="float">
            <text:p>34081</text:p>
          </table:table-cell>
          <table:table-cell office:value-type="float" office:value="349.415894" calcext:value-type="float">
            <text:p>349.415894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236]-[.C235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4183" calcext:value-type="float">
            <text:p>34183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237]-[.C23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4285" calcext:value-type="float">
            <text:p>34285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C238]-[.C23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4388" calcext:value-type="float">
            <text:p>34388</text:p>
          </table:table-cell>
          <table:table-cell office:value-type="float" office:value="349.426819" calcext:value-type="float">
            <text:p>349.426819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239]-[.C238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4490" calcext:value-type="float">
            <text:p>34490</text:p>
          </table:table-cell>
          <table:table-cell office:value-type="float" office:value="349.415466" calcext:value-type="float">
            <text:p>349.415466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7863" calcext:value-type="float">
            <text:p>12.327863</text:p>
          </table:table-cell>
          <table:table-cell table:formula="of:=[.C240]-[.C23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4593" calcext:value-type="float">
            <text:p>34593</text:p>
          </table:table-cell>
          <table:table-cell office:value-type="float" office:value="349.421814" calcext:value-type="float">
            <text:p>349.421814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241]-[.C240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4695" calcext:value-type="float">
            <text:p>34695</text:p>
          </table:table-cell>
          <table:table-cell office:value-type="float" office:value="349.452728" calcext:value-type="float">
            <text:p>349.452728</text:p>
          </table:table-cell>
          <table:table-cell office:value-type="float" office:value="349.538635" calcext:value-type="float">
            <text:p>349.538635</text:p>
          </table:table-cell>
          <table:table-cell office:value-type="float" office:value="12.329626" calcext:value-type="float">
            <text:p>12.329626</text:p>
          </table:table-cell>
          <table:table-cell table:formula="of:=[.C242]-[.C24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4797" calcext:value-type="float">
            <text:p>34797</text:p>
          </table:table-cell>
          <table:table-cell office:value-type="float" office:value="349.459106" calcext:value-type="float">
            <text:p>349.459106</text:p>
          </table:table-cell>
          <table:table-cell office:value-type="float" office:value="349.5" calcext:value-type="float">
            <text:p>349.5</text:p>
          </table:table-cell>
          <table:table-cell office:value-type="float" office:value="12.328263" calcext:value-type="float">
            <text:p>12.328263</text:p>
          </table:table-cell>
          <table:table-cell table:formula="of:=[.C243]-[.C24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4900" calcext:value-type="float">
            <text:p>34900</text:p>
          </table:table-cell>
          <table:table-cell office:value-type="float" office:value="349.469086" calcext:value-type="float">
            <text:p>349.469086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244]-[.C243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5002" calcext:value-type="float">
            <text:p>35002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349.552277" calcext:value-type="float">
            <text:p>349.552277</text:p>
          </table:table-cell>
          <table:table-cell office:value-type="float" office:value="12.330107" calcext:value-type="float">
            <text:p>12.330107</text:p>
          </table:table-cell>
          <table:table-cell table:formula="of:=[.C245]-[.C24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5104" calcext:value-type="float">
            <text:p>35104</text:p>
          </table:table-cell>
          <table:table-cell office:value-type="float" office:value="349.508606" calcext:value-type="float">
            <text:p>349.508606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C246]-[.C24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5207" calcext:value-type="float">
            <text:p>35207</text:p>
          </table:table-cell>
          <table:table-cell office:value-type="float" office:value="349.480896" calcext:value-type="float">
            <text:p>349.480896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247]-[.C246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5309" calcext:value-type="float">
            <text:p>35309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C248]-[.C24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5412" calcext:value-type="float">
            <text:p>35412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249]-[.C248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5514" calcext:value-type="float">
            <text:p>35514</text:p>
          </table:table-cell>
          <table:table-cell office:value-type="float" office:value="349.45636" calcext:value-type="float">
            <text:p>349.45636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250]-[.C24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5616" calcext:value-type="float">
            <text:p>35616</text:p>
          </table:table-cell>
          <table:table-cell office:value-type="float" office:value="349.453674" calcext:value-type="float">
            <text:p>349.453674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C251]-[.C25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5719" calcext:value-type="float">
            <text:p>35719</text:p>
          </table:table-cell>
          <table:table-cell office:value-type="float" office:value="349.465027" calcext:value-type="float">
            <text:p>349.465027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252]-[.C251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5821" calcext:value-type="float">
            <text:p>35821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253]-[.C25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5923" calcext:value-type="float">
            <text:p>35923</text:p>
          </table:table-cell>
          <table:table-cell office:value-type="float" office:value="349.424133" calcext:value-type="float">
            <text:p>349.424133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C254]-[.C25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6026" calcext:value-type="float">
            <text:p>36026</text:p>
          </table:table-cell>
          <table:table-cell office:value-type="float" office:value="349.420898" calcext:value-type="float">
            <text:p>349.420898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255]-[.C254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6128" calcext:value-type="float">
            <text:p>36128</text:p>
          </table:table-cell>
          <table:table-cell office:value-type="float" office:value="349.423187" calcext:value-type="float">
            <text:p>349.423187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342" calcext:value-type="float">
            <text:p>12.328342</text:p>
          </table:table-cell>
          <table:table-cell table:formula="of:=[.C256]-[.C25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6231" calcext:value-type="float">
            <text:p>36231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257]-[.C256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6333" calcext:value-type="float">
            <text:p>36333</text:p>
          </table:table-cell>
          <table:table-cell office:value-type="float" office:value="349.421814" calcext:value-type="float">
            <text:p>349.421814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258]-[.C25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6435" calcext:value-type="float">
            <text:p>36435</text:p>
          </table:table-cell>
          <table:table-cell office:value-type="float" office:value="349.414124" calcext:value-type="float">
            <text:p>349.414124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259]-[.C25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6538" calcext:value-type="float">
            <text:p>36538</text:p>
          </table:table-cell>
          <table:table-cell office:value-type="float" office:value="349.420898" calcext:value-type="float">
            <text:p>349.420898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260]-[.C259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6640" calcext:value-type="float">
            <text:p>36640</text:p>
          </table:table-cell>
          <table:table-cell office:value-type="float" office:value="349.423187" calcext:value-type="float">
            <text:p>349.423187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C261]-[.C26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6742" calcext:value-type="float">
            <text:p>36742</text:p>
          </table:table-cell>
          <table:table-cell office:value-type="float" office:value="349.429108" calcext:value-type="float">
            <text:p>349.429108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262]-[.C26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6845" calcext:value-type="float">
            <text:p>36845</text:p>
          </table:table-cell>
          <table:table-cell office:value-type="float" office:value="349.431366" calcext:value-type="float">
            <text:p>349.431366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263]-[.C262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6947" calcext:value-type="float">
            <text:p>36947</text:p>
          </table:table-cell>
          <table:table-cell office:value-type="float" office:value="349.459106" calcext:value-type="float">
            <text:p>349.459106</text:p>
          </table:table-cell>
          <table:table-cell office:value-type="float" office:value="349.53183" calcext:value-type="float">
            <text:p>349.53183</text:p>
          </table:table-cell>
          <table:table-cell office:value-type="float" office:value="12.329386" calcext:value-type="float">
            <text:p>12.329386</text:p>
          </table:table-cell>
          <table:table-cell table:formula="of:=[.C264]-[.C26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7050" calcext:value-type="float">
            <text:p>37050</text:p>
          </table:table-cell>
          <table:table-cell office:value-type="float" office:value="349.453674" calcext:value-type="float">
            <text:p>349.453674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265]-[.C264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7152" calcext:value-type="float">
            <text:p>37152</text:p>
          </table:table-cell>
          <table:table-cell office:value-type="float" office:value="349.423187" calcext:value-type="float">
            <text:p>349.423187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266]-[.C26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7254" calcext:value-type="float">
            <text:p>37254</text:p>
          </table:table-cell>
          <table:table-cell office:value-type="float" office:value="349.449524" calcext:value-type="float">
            <text:p>349.449524</text:p>
          </table:table-cell>
          <table:table-cell office:value-type="float" office:value="349.559082" calcext:value-type="float">
            <text:p>349.559082</text:p>
          </table:table-cell>
          <table:table-cell office:value-type="float" office:value="12.330347" calcext:value-type="float">
            <text:p>12.330347</text:p>
          </table:table-cell>
          <table:table-cell table:formula="of:=[.C267]-[.C26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7357" calcext:value-type="float">
            <text:p>37357</text:p>
          </table:table-cell>
          <table:table-cell office:value-type="float" office:value="349.458191" calcext:value-type="float">
            <text:p>349.458191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268]-[.C267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7459" calcext:value-type="float">
            <text:p>37459</text:p>
          </table:table-cell>
          <table:table-cell office:value-type="float" office:value="349.41864" calcext:value-type="float">
            <text:p>349.41864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269]-[.C26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7561" calcext:value-type="float">
            <text:p>37561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349.527283" calcext:value-type="float">
            <text:p>349.527283</text:p>
          </table:table-cell>
          <table:table-cell office:value-type="float" office:value="12.329226" calcext:value-type="float">
            <text:p>12.329226</text:p>
          </table:table-cell>
          <table:table-cell table:formula="of:=[.C270]-[.C26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7664" calcext:value-type="float">
            <text:p>37664</text:p>
          </table:table-cell>
          <table:table-cell office:value-type="float" office:value="349.442291" calcext:value-type="float">
            <text:p>349.442291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271]-[.C270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7766" calcext:value-type="float">
            <text:p>37766</text:p>
          </table:table-cell>
          <table:table-cell office:value-type="float" office:value="349.414124" calcext:value-type="float">
            <text:p>349.414124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272]-[.C27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7869" calcext:value-type="float">
            <text:p>37869</text:p>
          </table:table-cell>
          <table:table-cell office:value-type="float" office:value="349.413177" calcext:value-type="float">
            <text:p>349.413177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273]-[.C272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7971" calcext:value-type="float">
            <text:p>37971</text:p>
          </table:table-cell>
          <table:table-cell office:value-type="float" office:value="349.404114" calcext:value-type="float">
            <text:p>349.404114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274]-[.C27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8073" calcext:value-type="float">
            <text:p>38073</text:p>
          </table:table-cell>
          <table:table-cell office:value-type="float" office:value="349.392273" calcext:value-type="float">
            <text:p>349.392273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C275]-[.C27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8176" calcext:value-type="float">
            <text:p>38176</text:p>
          </table:table-cell>
          <table:table-cell office:value-type="float" office:value="349.419098" calcext:value-type="float">
            <text:p>349.419098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C276]-[.C275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8278" calcext:value-type="float">
            <text:p>38278</text:p>
          </table:table-cell>
          <table:table-cell office:value-type="float" office:value="349.403656" calcext:value-type="float">
            <text:p>349.403656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277]-[.C27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8380" calcext:value-type="float">
            <text:p>38380</text:p>
          </table:table-cell>
          <table:table-cell office:value-type="float" office:value="349.410889" calcext:value-type="float">
            <text:p>349.410889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461" calcext:value-type="float">
            <text:p>12.327461</text:p>
          </table:table-cell>
          <table:table-cell table:formula="of:=[.C278]-[.C27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8483" calcext:value-type="float">
            <text:p>38483</text:p>
          </table:table-cell>
          <table:table-cell office:value-type="float" office:value="349.428162" calcext:value-type="float">
            <text:p>349.428162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279]-[.C278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8585" calcext:value-type="float">
            <text:p>38585</text:p>
          </table:table-cell>
          <table:table-cell office:value-type="float" office:value="349.435455" calcext:value-type="float">
            <text:p>349.435455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C280]-[.C27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8688" calcext:value-type="float">
            <text:p>38688</text:p>
          </table:table-cell>
          <table:table-cell office:value-type="float" office:value="349.403625" calcext:value-type="float">
            <text:p>349.403625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281]-[.C280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8790" calcext:value-type="float">
            <text:p>38790</text:p>
          </table:table-cell>
          <table:table-cell office:value-type="float" office:value="349.405457" calcext:value-type="float">
            <text:p>349.405457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282]-[.C28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8892" calcext:value-type="float">
            <text:p>38892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283]-[.C28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8995" calcext:value-type="float">
            <text:p>38995</text:p>
          </table:table-cell>
          <table:table-cell office:value-type="float" office:value="349.392273" calcext:value-type="float">
            <text:p>349.392273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284]-[.C283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9097" calcext:value-type="float">
            <text:p>39097</text:p>
          </table:table-cell>
          <table:table-cell office:value-type="float" office:value="349.387756" calcext:value-type="float">
            <text:p>349.387756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12.327621" calcext:value-type="float">
            <text:p>12.327621</text:p>
          </table:table-cell>
          <table:table-cell table:formula="of:=[.C285]-[.C28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9199" calcext:value-type="float">
            <text:p>39199</text:p>
          </table:table-cell>
          <table:table-cell office:value-type="float" office:value="349.401398" calcext:value-type="float">
            <text:p>349.401398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286]-[.C28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9302" calcext:value-type="float">
            <text:p>39302</text:p>
          </table:table-cell>
          <table:table-cell office:value-type="float" office:value="349.412292" calcext:value-type="float">
            <text:p>349.412292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287]-[.C286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9404" calcext:value-type="float">
            <text:p>39404</text:p>
          </table:table-cell>
          <table:table-cell office:value-type="float" office:value="349.391388" calcext:value-type="float">
            <text:p>349.391388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288]-[.C28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9507" calcext:value-type="float">
            <text:p>39507</text:p>
          </table:table-cell>
          <table:table-cell office:value-type="float" office:value="349.432281" calcext:value-type="float">
            <text:p>349.432281</text:p>
          </table:table-cell>
          <table:table-cell office:value-type="float" office:value="349.540924" calcext:value-type="float">
            <text:p>349.540924</text:p>
          </table:table-cell>
          <table:table-cell office:value-type="float" office:value="12.329706" calcext:value-type="float">
            <text:p>12.329706</text:p>
          </table:table-cell>
          <table:table-cell table:formula="of:=[.C289]-[.C288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9609" calcext:value-type="float">
            <text:p>39609</text:p>
          </table:table-cell>
          <table:table-cell office:value-type="float" office:value="349.395905" calcext:value-type="float">
            <text:p>349.395905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290]-[.C28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9711" calcext:value-type="float">
            <text:p>39711</text:p>
          </table:table-cell>
          <table:table-cell office:value-type="float" office:value="349.384979" calcext:value-type="float">
            <text:p>349.384979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291]-[.C29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39814" calcext:value-type="float">
            <text:p>39814</text:p>
          </table:table-cell>
          <table:table-cell office:value-type="float" office:value="349.406799" calcext:value-type="float">
            <text:p>349.406799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C292]-[.C291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39916" calcext:value-type="float">
            <text:p>39916</text:p>
          </table:table-cell>
          <table:table-cell office:value-type="float" office:value="349.416382" calcext:value-type="float">
            <text:p>349.416382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293]-[.C29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0019" calcext:value-type="float">
            <text:p>40019</text:p>
          </table:table-cell>
          <table:table-cell office:value-type="float" office:value="349.387726" calcext:value-type="float">
            <text:p>349.387726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294]-[.C293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0121" calcext:value-type="float">
            <text:p>40121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295]-[.C29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0223" calcext:value-type="float">
            <text:p>40223</text:p>
          </table:table-cell>
          <table:table-cell office:value-type="float" office:value="349.440002" calcext:value-type="float">
            <text:p>349.440002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C296]-[.C29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0326" calcext:value-type="float">
            <text:p>40326</text:p>
          </table:table-cell>
          <table:table-cell office:value-type="float" office:value="349.423187" calcext:value-type="float">
            <text:p>349.423187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297]-[.C296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0428" calcext:value-type="float">
            <text:p>40428</text:p>
          </table:table-cell>
          <table:table-cell office:value-type="float" office:value="349.447693" calcext:value-type="float">
            <text:p>349.447693</text:p>
          </table:table-cell>
          <table:table-cell office:value-type="float" office:value="349.5159" calcext:value-type="float">
            <text:p>349.5159</text:p>
          </table:table-cell>
          <table:table-cell office:value-type="float" office:value="12.328824" calcext:value-type="float">
            <text:p>12.328824</text:p>
          </table:table-cell>
          <table:table-cell table:formula="of:=[.C298]-[.C29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0530" calcext:value-type="float">
            <text:p>40530</text:p>
          </table:table-cell>
          <table:table-cell office:value-type="float" office:value="349.471344" calcext:value-type="float">
            <text:p>349.471344</text:p>
          </table:table-cell>
          <table:table-cell office:value-type="float" office:value="349.5159" calcext:value-type="float">
            <text:p>349.5159</text:p>
          </table:table-cell>
          <table:table-cell office:value-type="float" office:value="12.328824" calcext:value-type="float">
            <text:p>12.328824</text:p>
          </table:table-cell>
          <table:table-cell table:formula="of:=[.C299]-[.C29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0633" calcext:value-type="float">
            <text:p>40633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300]-[.C299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0735" calcext:value-type="float">
            <text:p>40735</text:p>
          </table:table-cell>
          <table:table-cell office:value-type="float" office:value="349.471375" calcext:value-type="float">
            <text:p>349.471375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301]-[.C30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0838" calcext:value-type="float">
            <text:p>40838</text:p>
          </table:table-cell>
          <table:table-cell office:value-type="float" office:value="349.465454" calcext:value-type="float">
            <text:p>349.465454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302]-[.C301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0940" calcext:value-type="float">
            <text:p>40940</text:p>
          </table:table-cell>
          <table:table-cell office:value-type="float" office:value="349.41864" calcext:value-type="float">
            <text:p>349.41864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303]-[.C30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1042" calcext:value-type="float">
            <text:p>41042</text:p>
          </table:table-cell>
          <table:table-cell office:value-type="float" office:value="349.395935" calcext:value-type="float">
            <text:p>349.395935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304]-[.C30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1145" calcext:value-type="float">
            <text:p>41145</text:p>
          </table:table-cell>
          <table:table-cell office:value-type="float" office:value="349.392273" calcext:value-type="float">
            <text:p>349.392273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305]-[.C304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1247" calcext:value-type="float">
            <text:p>41247</text:p>
          </table:table-cell>
          <table:table-cell office:value-type="float" office:value="349.387268" calcext:value-type="float">
            <text:p>349.387268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306]-[.C30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1349" calcext:value-type="float">
            <text:p>41349</text:p>
          </table:table-cell>
          <table:table-cell office:value-type="float" office:value="349.385925" calcext:value-type="float">
            <text:p>349.385925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307]-[.C30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1452" calcext:value-type="float">
            <text:p>41452</text:p>
          </table:table-cell>
          <table:table-cell office:value-type="float" office:value="349.421387" calcext:value-type="float">
            <text:p>349.421387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819" calcext:value-type="float">
            <text:p>12.326819</text:p>
          </table:table-cell>
          <table:table-cell table:formula="of:=[.C308]-[.C307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1554" calcext:value-type="float">
            <text:p>41554</text:p>
          </table:table-cell>
          <table:table-cell office:value-type="float" office:value="349.441833" calcext:value-type="float">
            <text:p>349.441833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C309]-[.C30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1657" calcext:value-type="float">
            <text:p>41657</text:p>
          </table:table-cell>
          <table:table-cell office:value-type="float" office:value="349.423645" calcext:value-type="float">
            <text:p>349.423645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310]-[.C309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1759" calcext:value-type="float">
            <text:p>41759</text:p>
          </table:table-cell>
          <table:table-cell office:value-type="float" office:value="349.449524" calcext:value-type="float">
            <text:p>349.449524</text:p>
          </table:table-cell>
          <table:table-cell office:value-type="float" office:value="349.552277" calcext:value-type="float">
            <text:p>349.552277</text:p>
          </table:table-cell>
          <table:table-cell office:value-type="float" office:value="12.330107" calcext:value-type="float">
            <text:p>12.330107</text:p>
          </table:table-cell>
          <table:table-cell table:formula="of:=[.C311]-[.C31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1861" calcext:value-type="float">
            <text:p>41861</text:p>
          </table:table-cell>
          <table:table-cell office:value-type="float" office:value="349.46225" calcext:value-type="float">
            <text:p>349.46225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312]-[.C31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1964" calcext:value-type="float">
            <text:p>41964</text:p>
          </table:table-cell>
          <table:table-cell office:value-type="float" office:value="349.493164" calcext:value-type="float">
            <text:p>349.493164</text:p>
          </table:table-cell>
          <table:table-cell office:value-type="float" office:value="349.613647" calcext:value-type="float">
            <text:p>349.613647</text:p>
          </table:table-cell>
          <table:table-cell office:value-type="float" office:value="12.332272" calcext:value-type="float">
            <text:p>12.332272</text:p>
          </table:table-cell>
          <table:table-cell table:formula="of:=[.C313]-[.C312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2066" calcext:value-type="float">
            <text:p>42066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349.561371" calcext:value-type="float">
            <text:p>349.561371</text:p>
          </table:table-cell>
          <table:table-cell office:value-type="float" office:value="12.330428" calcext:value-type="float">
            <text:p>12.330428</text:p>
          </table:table-cell>
          <table:table-cell table:formula="of:=[.C314]-[.C31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2168" calcext:value-type="float">
            <text:p>42168</text:p>
          </table:table-cell>
          <table:table-cell office:value-type="float" office:value="349.545471" calcext:value-type="float">
            <text:p>349.545471</text:p>
          </table:table-cell>
          <table:table-cell office:value-type="float" office:value="349.543182" calcext:value-type="float">
            <text:p>349.543182</text:p>
          </table:table-cell>
          <table:table-cell office:value-type="float" office:value="12.329786" calcext:value-type="float">
            <text:p>12.329786</text:p>
          </table:table-cell>
          <table:table-cell table:formula="of:=[.C315]-[.C31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2271" calcext:value-type="float">
            <text:p>42271</text:p>
          </table:table-cell>
          <table:table-cell office:value-type="float" office:value="349.542297" calcext:value-type="float">
            <text:p>349.542297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9546" calcext:value-type="float">
            <text:p>12.329546</text:p>
          </table:table-cell>
          <table:table-cell table:formula="of:=[.C316]-[.C315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2373" calcext:value-type="float">
            <text:p>42373</text:p>
          </table:table-cell>
          <table:table-cell office:value-type="float" office:value="349.546814" calcext:value-type="float">
            <text:p>349.546814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C317]-[.C31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2476" calcext:value-type="float">
            <text:p>42476</text:p>
          </table:table-cell>
          <table:table-cell office:value-type="float" office:value="349.516815" calcext:value-type="float">
            <text:p>349.516815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C318]-[.C317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2578" calcext:value-type="float">
            <text:p>42578</text:p>
          </table:table-cell>
          <table:table-cell office:value-type="float" office:value="349.503632" calcext:value-type="float">
            <text:p>349.503632</text:p>
          </table:table-cell>
          <table:table-cell office:value-type="float" office:value="349.495453" calcext:value-type="float">
            <text:p>349.495453</text:p>
          </table:table-cell>
          <table:table-cell office:value-type="float" office:value="12.328103" calcext:value-type="float">
            <text:p>12.328103</text:p>
          </table:table-cell>
          <table:table-cell table:formula="of:=[.C319]-[.C31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2680" calcext:value-type="float">
            <text:p>42680</text:p>
          </table:table-cell>
          <table:table-cell office:value-type="float" office:value="349.496826" calcext:value-type="float">
            <text:p>349.496826</text:p>
          </table:table-cell>
          <table:table-cell office:value-type="float" office:value="349.509094" calcext:value-type="float">
            <text:p>349.509094</text:p>
          </table:table-cell>
          <table:table-cell office:value-type="float" office:value="12.328584" calcext:value-type="float">
            <text:p>12.328584</text:p>
          </table:table-cell>
          <table:table-cell table:formula="of:=[.C320]-[.C31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2783" calcext:value-type="float">
            <text:p>42783</text:p>
          </table:table-cell>
          <table:table-cell office:value-type="float" office:value="349.485901" calcext:value-type="float">
            <text:p>349.485901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12.327621" calcext:value-type="float">
            <text:p>12.327621</text:p>
          </table:table-cell>
          <table:table-cell table:formula="of:=[.C321]-[.C320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2885" calcext:value-type="float">
            <text:p>42885</text:p>
          </table:table-cell>
          <table:table-cell office:value-type="float" office:value="349.496368" calcext:value-type="float">
            <text:p>349.496368</text:p>
          </table:table-cell>
          <table:table-cell office:value-type="float" office:value="349.53183" calcext:value-type="float">
            <text:p>349.53183</text:p>
          </table:table-cell>
          <table:table-cell office:value-type="float" office:value="12.329386" calcext:value-type="float">
            <text:p>12.329386</text:p>
          </table:table-cell>
          <table:table-cell table:formula="of:=[.C322]-[.C32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2987" calcext:value-type="float">
            <text:p>42987</text:p>
          </table:table-cell>
          <table:table-cell office:value-type="float" office:value="349.520447" calcext:value-type="float">
            <text:p>349.520447</text:p>
          </table:table-cell>
          <table:table-cell office:value-type="float" office:value="349.584076" calcext:value-type="float">
            <text:p>349.584076</text:p>
          </table:table-cell>
          <table:table-cell office:value-type="float" office:value="12.331228" calcext:value-type="float">
            <text:p>12.331228</text:p>
          </table:table-cell>
          <table:table-cell table:formula="of:=[.C323]-[.C32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3090" calcext:value-type="float">
            <text:p>43090</text:p>
          </table:table-cell>
          <table:table-cell office:value-type="float" office:value="349.525452" calcext:value-type="float">
            <text:p>349.525452</text:p>
          </table:table-cell>
          <table:table-cell office:value-type="float" office:value="349.520447" calcext:value-type="float">
            <text:p>349.520447</text:p>
          </table:table-cell>
          <table:table-cell office:value-type="float" office:value="12.328984" calcext:value-type="float">
            <text:p>12.328984</text:p>
          </table:table-cell>
          <table:table-cell table:formula="of:=[.C324]-[.C323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3192" calcext:value-type="float">
            <text:p>43192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325]-[.C32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3295" calcext:value-type="float">
            <text:p>43295</text:p>
          </table:table-cell>
          <table:table-cell office:value-type="float" office:value="349.486816" calcext:value-type="float">
            <text:p>349.486816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326]-[.C325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3397" calcext:value-type="float">
            <text:p>43397</text:p>
          </table:table-cell>
          <table:table-cell office:value-type="float" office:value="349.45636" calcext:value-type="float">
            <text:p>349.45636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327]-[.C32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3499" calcext:value-type="float">
            <text:p>43499</text:p>
          </table:table-cell>
          <table:table-cell office:value-type="float" office:value="349.425476" calcext:value-type="float">
            <text:p>349.425476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328]-[.C32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3602" calcext:value-type="float">
            <text:p>43602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349.518188" calcext:value-type="float">
            <text:p>349.518188</text:p>
          </table:table-cell>
          <table:table-cell office:value-type="float" office:value="12.328904" calcext:value-type="float">
            <text:p>12.328904</text:p>
          </table:table-cell>
          <table:table-cell table:formula="of:=[.C329]-[.C328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3704" calcext:value-type="float">
            <text:p>43704</text:p>
          </table:table-cell>
          <table:table-cell office:value-type="float" office:value="349.454529" calcext:value-type="float">
            <text:p>349.454529</text:p>
          </table:table-cell>
          <table:table-cell office:value-type="float" office:value="349.552277" calcext:value-type="float">
            <text:p>349.552277</text:p>
          </table:table-cell>
          <table:table-cell office:value-type="float" office:value="12.330107" calcext:value-type="float">
            <text:p>12.330107</text:p>
          </table:table-cell>
          <table:table-cell table:formula="of:=[.C330]-[.C32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3806" calcext:value-type="float">
            <text:p>43806</text:p>
          </table:table-cell>
          <table:table-cell office:value-type="float" office:value="349.478638" calcext:value-type="float">
            <text:p>349.478638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C331]-[.C33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3909" calcext:value-type="float">
            <text:p>43909</text:p>
          </table:table-cell>
          <table:table-cell office:value-type="float" office:value="349.512726" calcext:value-type="float">
            <text:p>349.512726</text:p>
          </table:table-cell>
          <table:table-cell office:value-type="float" office:value="349.549988" calcext:value-type="float">
            <text:p>349.549988</text:p>
          </table:table-cell>
          <table:table-cell office:value-type="float" office:value="12.330027" calcext:value-type="float">
            <text:p>12.330027</text:p>
          </table:table-cell>
          <table:table-cell table:formula="of:=[.C332]-[.C331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4011" calcext:value-type="float">
            <text:p>44011</text:p>
          </table:table-cell>
          <table:table-cell office:value-type="float" office:value="349.506378" calcext:value-type="float">
            <text:p>349.506378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333]-[.C33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4114" calcext:value-type="float">
            <text:p>44114</text:p>
          </table:table-cell>
          <table:table-cell office:value-type="float" office:value="349.479095" calcext:value-type="float">
            <text:p>349.479095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334]-[.C333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4216" calcext:value-type="float">
            <text:p>44216</text:p>
          </table:table-cell>
          <table:table-cell office:value-type="float" office:value="349.432739" calcext:value-type="float">
            <text:p>349.432739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335]-[.C33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4318" calcext:value-type="float">
            <text:p>44318</text:p>
          </table:table-cell>
          <table:table-cell office:value-type="float" office:value="349.423187" calcext:value-type="float">
            <text:p>349.423187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7061" calcext:value-type="float">
            <text:p>12.327061</text:p>
          </table:table-cell>
          <table:table-cell table:formula="of:=[.C336]-[.C33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4421" calcext:value-type="float">
            <text:p>44421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337]-[.C336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4523" calcext:value-type="float">
            <text:p>44523</text:p>
          </table:table-cell>
          <table:table-cell office:value-type="float" office:value="349.405914" calcext:value-type="float">
            <text:p>349.405914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338]-[.C33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4625" calcext:value-type="float">
            <text:p>44625</text:p>
          </table:table-cell>
          <table:table-cell office:value-type="float" office:value="349.404114" calcext:value-type="float">
            <text:p>349.404114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339]-[.C33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4728" calcext:value-type="float">
            <text:p>44728</text:p>
          </table:table-cell>
          <table:table-cell office:value-type="float" office:value="349.44455" calcext:value-type="float">
            <text:p>349.44455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12.329065" calcext:value-type="float">
            <text:p>12.329065</text:p>
          </table:table-cell>
          <table:table-cell table:formula="of:=[.C340]-[.C339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4830" calcext:value-type="float">
            <text:p>44830</text:p>
          </table:table-cell>
          <table:table-cell office:value-type="float" office:value="349.454102" calcext:value-type="float">
            <text:p>349.454102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C341]-[.C34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4933" calcext:value-type="float">
            <text:p>44933</text:p>
          </table:table-cell>
          <table:table-cell office:value-type="float" office:value="349.454102" calcext:value-type="float">
            <text:p>349.454102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342]-[.C341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5035" calcext:value-type="float">
            <text:p>45035</text:p>
          </table:table-cell>
          <table:table-cell office:value-type="float" office:value="349.489105" calcext:value-type="float">
            <text:p>349.489105</text:p>
          </table:table-cell>
          <table:table-cell office:value-type="float" office:value="349.579559" calcext:value-type="float">
            <text:p>349.579559</text:p>
          </table:table-cell>
          <table:table-cell office:value-type="float" office:value="12.331069" calcext:value-type="float">
            <text:p>12.331069</text:p>
          </table:table-cell>
          <table:table-cell table:formula="of:=[.C343]-[.C34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5137" calcext:value-type="float">
            <text:p>45137</text:p>
          </table:table-cell>
          <table:table-cell office:value-type="float" office:value="349.509552" calcext:value-type="float">
            <text:p>349.509552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7381" calcext:value-type="float">
            <text:p>12.327381</text:p>
          </table:table-cell>
          <table:table-cell table:formula="of:=[.C344]-[.C34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5240" calcext:value-type="float">
            <text:p>45240</text:p>
          </table:table-cell>
          <table:table-cell office:value-type="float" office:value="349.492737" calcext:value-type="float">
            <text:p>349.492737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098" calcext:value-type="float">
            <text:p>12.326098</text:p>
          </table:table-cell>
          <table:table-cell table:formula="of:=[.C345]-[.C344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5342" calcext:value-type="float">
            <text:p>45342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346]-[.C34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5444" calcext:value-type="float">
            <text:p>45444</text:p>
          </table:table-cell>
          <table:table-cell office:value-type="float" office:value="349.434998" calcext:value-type="float">
            <text:p>349.434998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347]-[.C34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5547" calcext:value-type="float">
            <text:p>45547</text:p>
          </table:table-cell>
          <table:table-cell office:value-type="float" office:value="349.425446" calcext:value-type="float">
            <text:p>349.425446</text:p>
          </table:table-cell>
          <table:table-cell office:value-type="float" office:value="349.53183" calcext:value-type="float">
            <text:p>349.53183</text:p>
          </table:table-cell>
          <table:table-cell office:value-type="float" office:value="12.329386" calcext:value-type="float">
            <text:p>12.329386</text:p>
          </table:table-cell>
          <table:table-cell table:formula="of:=[.C348]-[.C347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5649" calcext:value-type="float">
            <text:p>45649</text:p>
          </table:table-cell>
          <table:table-cell office:value-type="float" office:value="349.41861" calcext:value-type="float">
            <text:p>349.41861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349]-[.C34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5752" calcext:value-type="float">
            <text:p>45752</text:p>
          </table:table-cell>
          <table:table-cell table:number-columns-repeated="2"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350]-[.C349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5854" calcext:value-type="float">
            <text:p>45854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351]-[.C35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5956" calcext:value-type="float">
            <text:p>45956</text:p>
          </table:table-cell>
          <table:table-cell office:value-type="float" office:value="349.469086" calcext:value-type="float">
            <text:p>349.469086</text:p>
          </table:table-cell>
          <table:table-cell office:value-type="float" office:value="349.511353" calcext:value-type="float">
            <text:p>349.511353</text:p>
          </table:table-cell>
          <table:table-cell office:value-type="float" office:value="12.328664" calcext:value-type="float">
            <text:p>12.328664</text:p>
          </table:table-cell>
          <table:table-cell table:formula="of:=[.C352]-[.C35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6059" calcext:value-type="float">
            <text:p>46059</text:p>
          </table:table-cell>
          <table:table-cell office:value-type="float" office:value="349.467712" calcext:value-type="float">
            <text:p>349.467712</text:p>
          </table:table-cell>
          <table:table-cell office:value-type="float" office:value="349.524994" calcext:value-type="float">
            <text:p>349.524994</text:p>
          </table:table-cell>
          <table:table-cell office:value-type="float" office:value="12.329144" calcext:value-type="float">
            <text:p>12.329144</text:p>
          </table:table-cell>
          <table:table-cell table:formula="of:=[.C353]-[.C352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6161" calcext:value-type="float">
            <text:p>46161</text:p>
          </table:table-cell>
          <table:table-cell office:value-type="float" office:value="349.473633" calcext:value-type="float">
            <text:p>349.473633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354]-[.C35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6263" calcext:value-type="float">
            <text:p>46263</text:p>
          </table:table-cell>
          <table:table-cell office:value-type="float" office:value="349.487274" calcext:value-type="float">
            <text:p>349.487274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12.327621" calcext:value-type="float">
            <text:p>12.327621</text:p>
          </table:table-cell>
          <table:table-cell table:formula="of:=[.C355]-[.C35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6366" calcext:value-type="float">
            <text:p>46366</text:p>
          </table:table-cell>
          <table:table-cell office:value-type="float" office:value="349.519104" calcext:value-type="float">
            <text:p>349.519104</text:p>
          </table:table-cell>
          <table:table-cell office:value-type="float" office:value="349.606812" calcext:value-type="float">
            <text:p>349.606812</text:p>
          </table:table-cell>
          <table:table-cell office:value-type="float" office:value="12.33203" calcext:value-type="float">
            <text:p>12.33203</text:p>
          </table:table-cell>
          <table:table-cell table:formula="of:=[.C356]-[.C355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6468" calcext:value-type="float">
            <text:p>46468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349.529541" calcext:value-type="float">
            <text:p>349.529541</text:p>
          </table:table-cell>
          <table:table-cell office:value-type="float" office:value="12.329305" calcext:value-type="float">
            <text:p>12.329305</text:p>
          </table:table-cell>
          <table:table-cell table:formula="of:=[.C357]-[.C35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6571" calcext:value-type="float">
            <text:p>46571</text:p>
          </table:table-cell>
          <table:table-cell office:value-type="float" office:value="349.501801" calcext:value-type="float">
            <text:p>349.501801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358]-[.C357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6673" calcext:value-type="float">
            <text:p>46673</text:p>
          </table:table-cell>
          <table:table-cell office:value-type="float" office:value="349.496796" calcext:value-type="float">
            <text:p>349.496796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359]-[.C35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6775" calcext:value-type="float">
            <text:p>46775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360]-[.C35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6878" calcext:value-type="float">
            <text:p>46878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349.561371" calcext:value-type="float">
            <text:p>349.561371</text:p>
          </table:table-cell>
          <table:table-cell office:value-type="float" office:value="12.330428" calcext:value-type="float">
            <text:p>12.330428</text:p>
          </table:table-cell>
          <table:table-cell table:formula="of:=[.C361]-[.C360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6980" calcext:value-type="float">
            <text:p>46980</text:p>
          </table:table-cell>
          <table:table-cell office:value-type="float" office:value="349.451355" calcext:value-type="float">
            <text:p>349.451355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362]-[.C36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7082" calcext:value-type="float">
            <text:p>47082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363]-[.C36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7185" calcext:value-type="float">
            <text:p>47185</text:p>
          </table:table-cell>
          <table:table-cell office:value-type="float" office:value="349.455902" calcext:value-type="float">
            <text:p>349.455902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8183" calcext:value-type="float">
            <text:p>12.328183</text:p>
          </table:table-cell>
          <table:table-cell table:formula="of:=[.C364]-[.C363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7287" calcext:value-type="float">
            <text:p>47287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365]-[.C36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7390" calcext:value-type="float">
            <text:p>47390</text:p>
          </table:table-cell>
          <table:table-cell office:value-type="float" office:value="349.444092" calcext:value-type="float">
            <text:p>349.444092</text:p>
          </table:table-cell>
          <table:table-cell office:value-type="float" office:value="349.53183" calcext:value-type="float">
            <text:p>349.53183</text:p>
          </table:table-cell>
          <table:table-cell office:value-type="float" office:value="12.329386" calcext:value-type="float">
            <text:p>12.329386</text:p>
          </table:table-cell>
          <table:table-cell table:formula="of:=[.C366]-[.C365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7492" calcext:value-type="float">
            <text:p>47492</text:p>
          </table:table-cell>
          <table:table-cell office:value-type="float" office:value="349.429108" calcext:value-type="float">
            <text:p>349.429108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367]-[.C36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7594" calcext:value-type="float">
            <text:p>47594</text:p>
          </table:table-cell>
          <table:table-cell office:value-type="float" office:value="349.453186" calcext:value-type="float">
            <text:p>349.453186</text:p>
          </table:table-cell>
          <table:table-cell office:value-type="float" office:value="349.511353" calcext:value-type="float">
            <text:p>349.511353</text:p>
          </table:table-cell>
          <table:table-cell office:value-type="float" office:value="12.328664" calcext:value-type="float">
            <text:p>12.328664</text:p>
          </table:table-cell>
          <table:table-cell table:formula="of:=[.C368]-[.C36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7697" calcext:value-type="float">
            <text:p>47697</text:p>
          </table:table-cell>
          <table:table-cell office:value-type="float" office:value="349.434113" calcext:value-type="float">
            <text:p>349.434113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369]-[.C368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7799" calcext:value-type="float">
            <text:p>47799</text:p>
          </table:table-cell>
          <table:table-cell office:value-type="float" office:value="349.458649" calcext:value-type="float">
            <text:p>349.458649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12.329065" calcext:value-type="float">
            <text:p>12.329065</text:p>
          </table:table-cell>
          <table:table-cell table:formula="of:=[.C370]-[.C36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7901" calcext:value-type="float">
            <text:p>47901</text:p>
          </table:table-cell>
          <table:table-cell office:value-type="float" office:value="349.433655" calcext:value-type="float">
            <text:p>349.433655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371]-[.C37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8004" calcext:value-type="float">
            <text:p>48004</text:p>
          </table:table-cell>
          <table:table-cell office:value-type="float" office:value="349.473663" calcext:value-type="float">
            <text:p>349.473663</text:p>
          </table:table-cell>
          <table:table-cell office:value-type="float" office:value="349.524994" calcext:value-type="float">
            <text:p>349.524994</text:p>
          </table:table-cell>
          <table:table-cell office:value-type="float" office:value="12.329144" calcext:value-type="float">
            <text:p>12.329144</text:p>
          </table:table-cell>
          <table:table-cell table:formula="of:=[.C372]-[.C371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8106" calcext:value-type="float">
            <text:p>48106</text:p>
          </table:table-cell>
          <table:table-cell office:value-type="float" office:value="349.468628" calcext:value-type="float">
            <text:p>349.468628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C373]-[.C37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8209" calcext:value-type="float">
            <text:p>48209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374]-[.C373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8311" calcext:value-type="float">
            <text:p>48311</text:p>
          </table:table-cell>
          <table:table-cell office:value-type="float" office:value="349.458191" calcext:value-type="float">
            <text:p>349.458191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375]-[.C37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8413" calcext:value-type="float">
            <text:p>48413</text:p>
          </table:table-cell>
          <table:table-cell office:value-type="float" office:value="349.481354" calcext:value-type="float">
            <text:p>349.481354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12.329065" calcext:value-type="float">
            <text:p>12.329065</text:p>
          </table:table-cell>
          <table:table-cell table:formula="of:=[.C376]-[.C37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8516" calcext:value-type="float">
            <text:p>48516</text:p>
          </table:table-cell>
          <table:table-cell office:value-type="float" office:value="349.485901" calcext:value-type="float">
            <text:p>349.485901</text:p>
          </table:table-cell>
          <table:table-cell office:value-type="float" office:value="349.547729" calcext:value-type="float">
            <text:p>349.547729</text:p>
          </table:table-cell>
          <table:table-cell office:value-type="float" office:value="12.329947" calcext:value-type="float">
            <text:p>12.329947</text:p>
          </table:table-cell>
          <table:table-cell table:formula="of:=[.C377]-[.C376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8618" calcext:value-type="float">
            <text:p>48618</text:p>
          </table:table-cell>
          <table:table-cell office:value-type="float" office:value="349.453644" calcext:value-type="float">
            <text:p>349.453644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378]-[.C37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8720" calcext:value-type="float">
            <text:p>48720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349.506805" calcext:value-type="float">
            <text:p>349.506805</text:p>
          </table:table-cell>
          <table:table-cell office:value-type="float" office:value="12.328503" calcext:value-type="float">
            <text:p>12.328503</text:p>
          </table:table-cell>
          <table:table-cell table:formula="of:=[.C379]-[.C37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8823" calcext:value-type="float">
            <text:p>48823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349.552277" calcext:value-type="float">
            <text:p>349.552277</text:p>
          </table:table-cell>
          <table:table-cell office:value-type="float" office:value="12.330107" calcext:value-type="float">
            <text:p>12.330107</text:p>
          </table:table-cell>
          <table:table-cell table:formula="of:=[.C380]-[.C379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8925" calcext:value-type="float">
            <text:p>48925</text:p>
          </table:table-cell>
          <table:table-cell office:value-type="float" office:value="349.484528" calcext:value-type="float">
            <text:p>349.484528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C381]-[.C38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9028" calcext:value-type="float">
            <text:p>49028</text:p>
          </table:table-cell>
          <table:table-cell office:value-type="float" office:value="349.476379" calcext:value-type="float">
            <text:p>349.476379</text:p>
          </table:table-cell>
          <table:table-cell office:value-type="float" office:value="349.506805" calcext:value-type="float">
            <text:p>349.506805</text:p>
          </table:table-cell>
          <table:table-cell office:value-type="float" office:value="12.328503" calcext:value-type="float">
            <text:p>12.328503</text:p>
          </table:table-cell>
          <table:table-cell table:formula="of:=[.C382]-[.C381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9130" calcext:value-type="float">
            <text:p>49130</text:p>
          </table:table-cell>
          <table:table-cell office:value-type="float" office:value="349.517731" calcext:value-type="float">
            <text:p>349.517731</text:p>
          </table:table-cell>
          <table:table-cell office:value-type="float" office:value="349.53183" calcext:value-type="float">
            <text:p>349.53183</text:p>
          </table:table-cell>
          <table:table-cell office:value-type="float" office:value="12.329386" calcext:value-type="float">
            <text:p>12.329386</text:p>
          </table:table-cell>
          <table:table-cell table:formula="of:=[.C383]-[.C38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9232" calcext:value-type="float">
            <text:p>49232</text:p>
          </table:table-cell>
          <table:table-cell office:value-type="float" office:value="349.523621" calcext:value-type="float">
            <text:p>349.523621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9546" calcext:value-type="float">
            <text:p>12.329546</text:p>
          </table:table-cell>
          <table:table-cell table:formula="of:=[.C384]-[.C38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9335" calcext:value-type="float">
            <text:p>49335</text:p>
          </table:table-cell>
          <table:table-cell office:value-type="float" office:value="349.505463" calcext:value-type="float">
            <text:p>349.505463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69" calcext:value-type="float">
            <text:p>12.3269</text:p>
          </table:table-cell>
          <table:table-cell table:formula="of:=[.C385]-[.C384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9437" calcext:value-type="float">
            <text:p>49437</text:p>
          </table:table-cell>
          <table:table-cell office:value-type="float" office:value="349.494995" calcext:value-type="float">
            <text:p>349.494995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098" calcext:value-type="float">
            <text:p>12.326098</text:p>
          </table:table-cell>
          <table:table-cell table:formula="of:=[.C386]-[.C38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9539" calcext:value-type="float">
            <text:p>49539</text:p>
          </table:table-cell>
          <table:table-cell office:value-type="float" office:value="349.481384" calcext:value-type="float">
            <text:p>349.481384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098" calcext:value-type="float">
            <text:p>12.326098</text:p>
          </table:table-cell>
          <table:table-cell table:formula="of:=[.C387]-[.C38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9642" calcext:value-type="float">
            <text:p>49642</text:p>
          </table:table-cell>
          <table:table-cell office:value-type="float" office:value="349.470428" calcext:value-type="float">
            <text:p>349.470428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461" calcext:value-type="float">
            <text:p>12.327461</text:p>
          </table:table-cell>
          <table:table-cell table:formula="of:=[.C388]-[.C387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9744" calcext:value-type="float">
            <text:p>49744</text:p>
          </table:table-cell>
          <table:table-cell office:value-type="float" office:value="349.43454" calcext:value-type="float">
            <text:p>349.43454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389]-[.C38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49847" calcext:value-type="float">
            <text:p>49847</text:p>
          </table:table-cell>
          <table:table-cell office:value-type="float" office:value="349.409973" calcext:value-type="float">
            <text:p>349.409973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390]-[.C389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49949" calcext:value-type="float">
            <text:p>49949</text:p>
          </table:table-cell>
          <table:table-cell office:value-type="float" office:value="349.394104" calcext:value-type="float">
            <text:p>349.394104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391]-[.C39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0051" calcext:value-type="float">
            <text:p>50051</text:p>
          </table:table-cell>
          <table:table-cell office:value-type="float" office:value="349.406799" calcext:value-type="float">
            <text:p>349.406799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342" calcext:value-type="float">
            <text:p>12.328342</text:p>
          </table:table-cell>
          <table:table-cell table:formula="of:=[.C392]-[.C39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0154" calcext:value-type="float">
            <text:p>50154</text:p>
          </table:table-cell>
          <table:table-cell office:value-type="float" office:value="349.425476" calcext:value-type="float">
            <text:p>349.425476</text:p>
          </table:table-cell>
          <table:table-cell office:value-type="float" office:value="349.570465" calcext:value-type="float">
            <text:p>349.570465</text:p>
          </table:table-cell>
          <table:table-cell office:value-type="float" office:value="12.330749" calcext:value-type="float">
            <text:p>12.330749</text:p>
          </table:table-cell>
          <table:table-cell table:formula="of:=[.C393]-[.C392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0256" calcext:value-type="float">
            <text:p>50256</text:p>
          </table:table-cell>
          <table:table-cell office:value-type="float" office:value="349.446381" calcext:value-type="float">
            <text:p>349.446381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69" calcext:value-type="float">
            <text:p>12.3269</text:p>
          </table:table-cell>
          <table:table-cell table:formula="of:=[.C394]-[.C39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0359" calcext:value-type="float">
            <text:p>50359</text:p>
          </table:table-cell>
          <table:table-cell office:value-type="float" office:value="349.478668" calcext:value-type="float">
            <text:p>349.478668</text:p>
          </table:table-cell>
          <table:table-cell office:value-type="float" office:value="349.5" calcext:value-type="float">
            <text:p>349.5</text:p>
          </table:table-cell>
          <table:table-cell office:value-type="float" office:value="12.328263" calcext:value-type="float">
            <text:p>12.328263</text:p>
          </table:table-cell>
          <table:table-cell table:formula="of:=[.C395]-[.C394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0461" calcext:value-type="float">
            <text:p>50461</text:p>
          </table:table-cell>
          <table:table-cell office:value-type="float" office:value="349.506409" calcext:value-type="float">
            <text:p>349.506409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8183" calcext:value-type="float">
            <text:p>12.328183</text:p>
          </table:table-cell>
          <table:table-cell table:formula="of:=[.C396]-[.C39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0563" calcext:value-type="float">
            <text:p>50563</text:p>
          </table:table-cell>
          <table:table-cell office:value-type="float" office:value="349.506409" calcext:value-type="float">
            <text:p>349.506409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342" calcext:value-type="float">
            <text:p>12.328342</text:p>
          </table:table-cell>
          <table:table-cell table:formula="of:=[.C397]-[.C39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0666" calcext:value-type="float">
            <text:p>50666</text:p>
          </table:table-cell>
          <table:table-cell office:value-type="float" office:value="349.485931" calcext:value-type="float">
            <text:p>349.485931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C398]-[.C397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0768" calcext:value-type="float">
            <text:p>50768</text:p>
          </table:table-cell>
          <table:table-cell office:value-type="float" office:value="349.477722" calcext:value-type="float">
            <text:p>349.477722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399]-[.C39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0870" calcext:value-type="float">
            <text:p>50870</text:p>
          </table:table-cell>
          <table:table-cell office:value-type="float" office:value="349.442291" calcext:value-type="float">
            <text:p>349.442291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400]-[.C39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0973" calcext:value-type="float">
            <text:p>50973</text:p>
          </table:table-cell>
          <table:table-cell office:value-type="float" office:value="349.423645" calcext:value-type="float">
            <text:p>349.423645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401]-[.C400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1075" calcext:value-type="float">
            <text:p>51075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8183" calcext:value-type="float">
            <text:p>12.328183</text:p>
          </table:table-cell>
          <table:table-cell table:formula="of:=[.C402]-[.C40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1178" calcext:value-type="float">
            <text:p>51178</text:p>
          </table:table-cell>
          <table:table-cell office:value-type="float" office:value="349.429993" calcext:value-type="float">
            <text:p>349.429993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C403]-[.C402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1280" calcext:value-type="float">
            <text:p>51280</text:p>
          </table:table-cell>
          <table:table-cell office:value-type="float" office:value="349.46228" calcext:value-type="float">
            <text:p>349.46228</text:p>
          </table:table-cell>
          <table:table-cell office:value-type="float" office:value="349.581818" calcext:value-type="float">
            <text:p>349.581818</text:p>
          </table:table-cell>
          <table:table-cell office:value-type="float" office:value="12.331149" calcext:value-type="float">
            <text:p>12.331149</text:p>
          </table:table-cell>
          <table:table-cell table:formula="of:=[.C404]-[.C40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1382" calcext:value-type="float">
            <text:p>51382</text:p>
          </table:table-cell>
          <table:table-cell office:value-type="float" office:value="349.489563" calcext:value-type="float">
            <text:p>349.489563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819" calcext:value-type="float">
            <text:p>12.326819</text:p>
          </table:table-cell>
          <table:table-cell table:formula="of:=[.C405]-[.C40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1485" calcext:value-type="float">
            <text:p>51485</text:p>
          </table:table-cell>
          <table:table-cell office:value-type="float" office:value="349.493652" calcext:value-type="float">
            <text:p>349.493652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406]-[.C405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1587" calcext:value-type="float">
            <text:p>51587</text:p>
          </table:table-cell>
          <table:table-cell office:value-type="float" office:value="349.490417" calcext:value-type="float">
            <text:p>349.490417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12.327621" calcext:value-type="float">
            <text:p>12.327621</text:p>
          </table:table-cell>
          <table:table-cell table:formula="of:=[.C407]-[.C40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1689" calcext:value-type="float">
            <text:p>51689</text:p>
          </table:table-cell>
          <table:table-cell office:value-type="float" office:value="349.453613" calcext:value-type="float">
            <text:p>349.453613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408]-[.C40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1792" calcext:value-type="float">
            <text:p>51792</text:p>
          </table:table-cell>
          <table:table-cell office:value-type="float" office:value="349.416809" calcext:value-type="float">
            <text:p>349.416809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409]-[.C408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1894" calcext:value-type="float">
            <text:p>51894</text:p>
          </table:table-cell>
          <table:table-cell office:value-type="float" office:value="349.435455" calcext:value-type="float">
            <text:p>349.435455</text:p>
          </table:table-cell>
          <table:table-cell office:value-type="float" office:value="349.552277" calcext:value-type="float">
            <text:p>349.552277</text:p>
          </table:table-cell>
          <table:table-cell office:value-type="float" office:value="12.330107" calcext:value-type="float">
            <text:p>12.330107</text:p>
          </table:table-cell>
          <table:table-cell table:formula="of:=[.C410]-[.C40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1997" calcext:value-type="float">
            <text:p>51997</text:p>
          </table:table-cell>
          <table:table-cell office:value-type="float" office:value="349.451813" calcext:value-type="float">
            <text:p>349.451813</text:p>
          </table:table-cell>
          <table:table-cell office:value-type="float" office:value="349.506805" calcext:value-type="float">
            <text:p>349.506805</text:p>
          </table:table-cell>
          <table:table-cell office:value-type="float" office:value="12.328503" calcext:value-type="float">
            <text:p>12.328503</text:p>
          </table:table-cell>
          <table:table-cell table:formula="of:=[.C411]-[.C410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2099" calcext:value-type="float">
            <text:p>52099</text:p>
          </table:table-cell>
          <table:table-cell office:value-type="float" office:value="349.452728" calcext:value-type="float">
            <text:p>349.452728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C412]-[.C41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2201" calcext:value-type="float">
            <text:p>52201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413]-[.C41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2304" calcext:value-type="float">
            <text:p>52304</text:p>
          </table:table-cell>
          <table:table-cell office:value-type="float" office:value="349.482269" calcext:value-type="float">
            <text:p>349.482269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414]-[.C413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2406" calcext:value-type="float">
            <text:p>52406</text:p>
          </table:table-cell>
          <table:table-cell office:value-type="float" office:value="349.455017" calcext:value-type="float">
            <text:p>349.455017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415]-[.C41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2508" calcext:value-type="float">
            <text:p>52508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416]-[.C41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2611" calcext:value-type="float">
            <text:p>52611</text:p>
          </table:table-cell>
          <table:table-cell office:value-type="float" office:value="349.429077" calcext:value-type="float">
            <text:p>349.429077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7703" calcext:value-type="float">
            <text:p>12.327703</text:p>
          </table:table-cell>
          <table:table-cell table:formula="of:=[.C417]-[.C416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2713" calcext:value-type="float">
            <text:p>52713</text:p>
          </table:table-cell>
          <table:table-cell office:value-type="float" office:value="349.441833" calcext:value-type="float">
            <text:p>349.441833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7703" calcext:value-type="float">
            <text:p>12.327703</text:p>
          </table:table-cell>
          <table:table-cell table:formula="of:=[.C418]-[.C41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2816" calcext:value-type="float">
            <text:p>52816</text:p>
          </table:table-cell>
          <table:table-cell office:value-type="float" office:value="349.454071" calcext:value-type="float">
            <text:p>349.454071</text:p>
          </table:table-cell>
          <table:table-cell office:value-type="float" office:value="349.506805" calcext:value-type="float">
            <text:p>349.506805</text:p>
          </table:table-cell>
          <table:table-cell office:value-type="float" office:value="12.328503" calcext:value-type="float">
            <text:p>12.328503</text:p>
          </table:table-cell>
          <table:table-cell table:formula="of:=[.C419]-[.C418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2918" calcext:value-type="float">
            <text:p>52918</text:p>
          </table:table-cell>
          <table:table-cell office:value-type="float" office:value="349.47226" calcext:value-type="float">
            <text:p>349.47226</text:p>
          </table:table-cell>
          <table:table-cell office:value-type="float" office:value="349.506805" calcext:value-type="float">
            <text:p>349.506805</text:p>
          </table:table-cell>
          <table:table-cell office:value-type="float" office:value="12.328503" calcext:value-type="float">
            <text:p>12.328503</text:p>
          </table:table-cell>
          <table:table-cell table:formula="of:=[.C420]-[.C41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3020" calcext:value-type="float">
            <text:p>53020</text:p>
          </table:table-cell>
          <table:table-cell office:value-type="float" office:value="349.465454" calcext:value-type="float">
            <text:p>349.465454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421]-[.C42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3123" calcext:value-type="float">
            <text:p>53123</text:p>
          </table:table-cell>
          <table:table-cell office:value-type="float" office:value="349.435455" calcext:value-type="float">
            <text:p>349.435455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422]-[.C421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3225" calcext:value-type="float">
            <text:p>53225</text:p>
          </table:table-cell>
          <table:table-cell office:value-type="float" office:value="349.414978" calcext:value-type="float">
            <text:p>349.414978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423]-[.C42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3327" calcext:value-type="float">
            <text:p>53327</text:p>
          </table:table-cell>
          <table:table-cell office:value-type="float" office:value="349.409546" calcext:value-type="float">
            <text:p>349.409546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C424]-[.C42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3430" calcext:value-type="float">
            <text:p>53430</text:p>
          </table:table-cell>
          <table:table-cell office:value-type="float" office:value="349.376801" calcext:value-type="float">
            <text:p>349.376801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425]-[.C424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3532" calcext:value-type="float">
            <text:p>53532</text:p>
          </table:table-cell>
          <table:table-cell office:value-type="float" office:value="349.392731" calcext:value-type="float">
            <text:p>349.392731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426]-[.C42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3635" calcext:value-type="float">
            <text:p>53635</text:p>
          </table:table-cell>
          <table:table-cell office:value-type="float" office:value="349.416809" calcext:value-type="float">
            <text:p>349.416809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427]-[.C426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3737" calcext:value-type="float">
            <text:p>53737</text:p>
          </table:table-cell>
          <table:table-cell office:value-type="float" office:value="349.4245" calcext:value-type="float">
            <text:p>349.4245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428]-[.C42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3839" calcext:value-type="float">
            <text:p>53839</text:p>
          </table:table-cell>
          <table:table-cell office:value-type="float" office:value="349.429047" calcext:value-type="float">
            <text:p>349.429047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342" calcext:value-type="float">
            <text:p>12.328342</text:p>
          </table:table-cell>
          <table:table-cell table:formula="of:=[.C429]-[.C42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3942" calcext:value-type="float">
            <text:p>53942</text:p>
          </table:table-cell>
          <table:table-cell office:value-type="float" office:value="349.455902" calcext:value-type="float">
            <text:p>349.455902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461" calcext:value-type="float">
            <text:p>12.327461</text:p>
          </table:table-cell>
          <table:table-cell table:formula="of:=[.C430]-[.C429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4044" calcext:value-type="float">
            <text:p>54044</text:p>
          </table:table-cell>
          <table:table-cell office:value-type="float" office:value="349.448181" calcext:value-type="float">
            <text:p>349.448181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431]-[.C43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4146" calcext:value-type="float">
            <text:p>54146</text:p>
          </table:table-cell>
          <table:table-cell office:value-type="float" office:value="349.439087" calcext:value-type="float">
            <text:p>349.439087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432]-[.C43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4249" calcext:value-type="float">
            <text:p>54249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8183" calcext:value-type="float">
            <text:p>12.328183</text:p>
          </table:table-cell>
          <table:table-cell table:formula="of:=[.C433]-[.C432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4351" calcext:value-type="float">
            <text:p>54351</text:p>
          </table:table-cell>
          <table:table-cell office:value-type="float" office:value="349.425934" calcext:value-type="float">
            <text:p>349.425934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434]-[.C43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4454" calcext:value-type="float">
            <text:p>54454</text:p>
          </table:table-cell>
          <table:table-cell office:value-type="float" office:value="349.321381" calcext:value-type="float">
            <text:p>349.321381</text:p>
          </table:table-cell>
          <table:table-cell office:value-type="float" office:value="348.954559" calcext:value-type="float">
            <text:p>348.954559</text:p>
          </table:table-cell>
          <table:table-cell office:value-type="float" office:value="12.309023" calcext:value-type="float">
            <text:p>12.309023</text:p>
          </table:table-cell>
          <table:table-cell table:formula="of:=[.C435]-[.C434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4556" calcext:value-type="float">
            <text:p>54556</text:p>
          </table:table-cell>
          <table:table-cell office:value-type="float" office:value="349.487732" calcext:value-type="float">
            <text:p>349.487732</text:p>
          </table:table-cell>
          <table:table-cell office:value-type="float" office:value="350.21817" calcext:value-type="float">
            <text:p>350.21817</text:p>
          </table:table-cell>
          <table:table-cell office:value-type="float" office:value="12.353596" calcext:value-type="float">
            <text:p>12.353596</text:p>
          </table:table-cell>
          <table:table-cell table:formula="of:=[.C436]-[.C43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4658" calcext:value-type="float">
            <text:p>54658</text:p>
          </table:table-cell>
          <table:table-cell office:value-type="float" office:value="349.442719" calcext:value-type="float">
            <text:p>349.442719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437]-[.C43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4761" calcext:value-type="float">
            <text:p>54761</text:p>
          </table:table-cell>
          <table:table-cell office:value-type="float" office:value="349.405914" calcext:value-type="float">
            <text:p>349.405914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438]-[.C437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4863" calcext:value-type="float">
            <text:p>54863</text:p>
          </table:table-cell>
          <table:table-cell office:value-type="float" office:value="349.440887" calcext:value-type="float">
            <text:p>349.440887</text:p>
          </table:table-cell>
          <table:table-cell office:value-type="float" office:value="349.534088" calcext:value-type="float">
            <text:p>349.534088</text:p>
          </table:table-cell>
          <table:table-cell office:value-type="float" office:value="12.329466" calcext:value-type="float">
            <text:p>12.329466</text:p>
          </table:table-cell>
          <table:table-cell table:formula="of:=[.C439]-[.C43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4965" calcext:value-type="float">
            <text:p>54965</text:p>
          </table:table-cell>
          <table:table-cell office:value-type="float" office:value="349.547241" calcext:value-type="float">
            <text:p>349.547241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C440]-[.C43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5068" calcext:value-type="float">
            <text:p>55068</text:p>
          </table:table-cell>
          <table:table-cell office:value-type="float" office:value="349.413147" calcext:value-type="float">
            <text:p>349.413147</text:p>
          </table:table-cell>
          <table:table-cell office:value-type="float" office:value="349.547729" calcext:value-type="float">
            <text:p>349.547729</text:p>
          </table:table-cell>
          <table:table-cell office:value-type="float" office:value="12.329947" calcext:value-type="float">
            <text:p>12.329947</text:p>
          </table:table-cell>
          <table:table-cell table:formula="of:=[.C441]-[.C440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5170" calcext:value-type="float">
            <text:p>55170</text:p>
          </table:table-cell>
          <table:table-cell office:value-type="float" office:value="349.486816" calcext:value-type="float">
            <text:p>349.486816</text:p>
          </table:table-cell>
          <table:table-cell office:value-type="float" office:value="349.552277" calcext:value-type="float">
            <text:p>349.552277</text:p>
          </table:table-cell>
          <table:table-cell office:value-type="float" office:value="12.330107" calcext:value-type="float">
            <text:p>12.330107</text:p>
          </table:table-cell>
          <table:table-cell table:formula="of:=[.C442]-[.C44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5273" calcext:value-type="float">
            <text:p>55273</text:p>
          </table:table-cell>
          <table:table-cell office:value-type="float" office:value="349.532288" calcext:value-type="float">
            <text:p>349.532288</text:p>
          </table:table-cell>
          <table:table-cell office:value-type="float" office:value="349.540924" calcext:value-type="float">
            <text:p>349.540924</text:p>
          </table:table-cell>
          <table:table-cell office:value-type="float" office:value="12.329706" calcext:value-type="float">
            <text:p>12.329706</text:p>
          </table:table-cell>
          <table:table-cell table:formula="of:=[.C443]-[.C442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5375" calcext:value-type="float">
            <text:p>55375</text:p>
          </table:table-cell>
          <table:table-cell office:value-type="float" office:value="349.509094" calcext:value-type="float">
            <text:p>349.509094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444]-[.C44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5477" calcext:value-type="float">
            <text:p>55477</text:p>
          </table:table-cell>
          <table:table-cell office:value-type="float" office:value="349.498627" calcext:value-type="float">
            <text:p>349.498627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445]-[.C44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5580" calcext:value-type="float">
            <text:p>55580</text:p>
          </table:table-cell>
          <table:table-cell office:value-type="float" office:value="349.469543" calcext:value-type="float">
            <text:p>349.469543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446]-[.C445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5682" calcext:value-type="float">
            <text:p>55682</text:p>
          </table:table-cell>
          <table:table-cell office:value-type="float" office:value="349.444092" calcext:value-type="float">
            <text:p>349.444092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447]-[.C44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5785" calcext:value-type="float">
            <text:p>55785</text:p>
          </table:table-cell>
          <table:table-cell office:value-type="float" office:value="349.433197" calcext:value-type="float">
            <text:p>349.433197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C448]-[.C447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5887" calcext:value-type="float">
            <text:p>55887</text:p>
          </table:table-cell>
          <table:table-cell office:value-type="float" office:value="349.432709" calcext:value-type="float">
            <text:p>349.432709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449]-[.C44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5989" calcext:value-type="float">
            <text:p>55989</text:p>
          </table:table-cell>
          <table:table-cell office:value-type="float" office:value="349.455475" calcext:value-type="float">
            <text:p>349.455475</text:p>
          </table:table-cell>
          <table:table-cell office:value-type="float" office:value="349.547729" calcext:value-type="float">
            <text:p>349.547729</text:p>
          </table:table-cell>
          <table:table-cell office:value-type="float" office:value="12.329947" calcext:value-type="float">
            <text:p>12.329947</text:p>
          </table:table-cell>
          <table:table-cell table:formula="of:=[.C450]-[.C44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6092" calcext:value-type="float">
            <text:p>56092</text:p>
          </table:table-cell>
          <table:table-cell office:value-type="float" office:value="349.470886" calcext:value-type="float">
            <text:p>349.470886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C451]-[.C450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6194" calcext:value-type="float">
            <text:p>56194</text:p>
          </table:table-cell>
          <table:table-cell office:value-type="float" office:value="349.469086" calcext:value-type="float">
            <text:p>349.469086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452]-[.C45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6296" calcext:value-type="float">
            <text:p>56296</text:p>
          </table:table-cell>
          <table:table-cell office:value-type="float" office:value="349.426361" calcext:value-type="float">
            <text:p>349.426361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453]-[.C45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6399" calcext:value-type="float">
            <text:p>56399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454]-[.C453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6501" calcext:value-type="float">
            <text:p>56501</text:p>
          </table:table-cell>
          <table:table-cell office:value-type="float" office:value="349.379974" calcext:value-type="float">
            <text:p>349.379974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455]-[.C45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6604" calcext:value-type="float">
            <text:p>56604</text:p>
          </table:table-cell>
          <table:table-cell office:value-type="float" office:value="349.368164" calcext:value-type="float">
            <text:p>349.368164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456]-[.C455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6706" calcext:value-type="float">
            <text:p>56706</text:p>
          </table:table-cell>
          <table:table-cell office:value-type="float" office:value="349.353607" calcext:value-type="float">
            <text:p>349.353607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457]-[.C45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6808" calcext:value-type="float">
            <text:p>56808</text:p>
          </table:table-cell>
          <table:table-cell office:value-type="float" office:value="349.36499" calcext:value-type="float">
            <text:p>349.36499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458]-[.C45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6911" calcext:value-type="float">
            <text:p>56911</text:p>
          </table:table-cell>
          <table:table-cell office:value-type="float" office:value="349.376343" calcext:value-type="float">
            <text:p>349.376343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459]-[.C458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7013" calcext:value-type="float">
            <text:p>57013</text:p>
          </table:table-cell>
          <table:table-cell office:value-type="float" office:value="349.393616" calcext:value-type="float">
            <text:p>349.393616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460]-[.C45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7115" calcext:value-type="float">
            <text:p>57115</text:p>
          </table:table-cell>
          <table:table-cell office:value-type="float" office:value="349.433167" calcext:value-type="float">
            <text:p>349.433167</text:p>
          </table:table-cell>
          <table:table-cell office:value-type="float" office:value="349.618195" calcext:value-type="float">
            <text:p>349.618195</text:p>
          </table:table-cell>
          <table:table-cell office:value-type="float" office:value="12.332432" calcext:value-type="float">
            <text:p>12.332432</text:p>
          </table:table-cell>
          <table:table-cell table:formula="of:=[.C461]-[.C46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7218" calcext:value-type="float">
            <text:p>57218</text:p>
          </table:table-cell>
          <table:table-cell office:value-type="float" office:value="349.453186" calcext:value-type="float">
            <text:p>349.453186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C462]-[.C461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7320" calcext:value-type="float">
            <text:p>57320</text:p>
          </table:table-cell>
          <table:table-cell office:value-type="float" office:value="349.48819" calcext:value-type="float">
            <text:p>349.48819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C463]-[.C46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7423" calcext:value-type="float">
            <text:p>57423</text:p>
          </table:table-cell>
          <table:table-cell office:value-type="float" office:value="349.498627" calcext:value-type="float">
            <text:p>349.498627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7301" calcext:value-type="float">
            <text:p>12.327301</text:p>
          </table:table-cell>
          <table:table-cell table:formula="of:=[.C464]-[.C463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7525" calcext:value-type="float">
            <text:p>57525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465]-[.C46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7627" calcext:value-type="float">
            <text:p>57627</text:p>
          </table:table-cell>
          <table:table-cell office:value-type="float" office:value="349.465454" calcext:value-type="float">
            <text:p>349.465454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C466]-[.C46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7730" calcext:value-type="float">
            <text:p>57730</text:p>
          </table:table-cell>
          <table:table-cell office:value-type="float" office:value="349.467255" calcext:value-type="float">
            <text:p>349.467255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467]-[.C466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7832" calcext:value-type="float">
            <text:p>57832</text:p>
          </table:table-cell>
          <table:table-cell office:value-type="float" office:value="349.457306" calcext:value-type="float">
            <text:p>349.457306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468]-[.C46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7934" calcext:value-type="float">
            <text:p>57934</text:p>
          </table:table-cell>
          <table:table-cell office:value-type="float" office:value="349.453186" calcext:value-type="float">
            <text:p>349.453186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469]-[.C46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8037" calcext:value-type="float">
            <text:p>58037</text:p>
          </table:table-cell>
          <table:table-cell office:value-type="float" office:value="349.474548" calcext:value-type="float">
            <text:p>349.474548</text:p>
          </table:table-cell>
          <table:table-cell office:value-type="float" office:value="349.5" calcext:value-type="float">
            <text:p>349.5</text:p>
          </table:table-cell>
          <table:table-cell office:value-type="float" office:value="12.328263" calcext:value-type="float">
            <text:p>12.328263</text:p>
          </table:table-cell>
          <table:table-cell table:formula="of:=[.C470]-[.C469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8139" calcext:value-type="float">
            <text:p>58139</text:p>
          </table:table-cell>
          <table:table-cell office:value-type="float" office:value="349.462738" calcext:value-type="float">
            <text:p>349.462738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471]-[.C47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8242" calcext:value-type="float">
            <text:p>58242</text:p>
          </table:table-cell>
          <table:table-cell office:value-type="float" office:value="349.470917" calcext:value-type="float">
            <text:p>349.470917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8023" calcext:value-type="float">
            <text:p>12.328023</text:p>
          </table:table-cell>
          <table:table-cell table:formula="of:=[.C472]-[.C471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8344" calcext:value-type="float">
            <text:p>58344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473]-[.C47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8446" calcext:value-type="float">
            <text:p>58446</text:p>
          </table:table-cell>
          <table:table-cell office:value-type="float" office:value="349.429993" calcext:value-type="float">
            <text:p>349.429993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474]-[.C47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8549" calcext:value-type="float">
            <text:p>58549</text:p>
          </table:table-cell>
          <table:table-cell office:value-type="float" office:value="349.376373" calcext:value-type="float">
            <text:p>349.376373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475]-[.C474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8651" calcext:value-type="float">
            <text:p>58651</text:p>
          </table:table-cell>
          <table:table-cell office:value-type="float" office:value="349.374542" calcext:value-type="float">
            <text:p>349.374542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476]-[.C47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8753" calcext:value-type="float">
            <text:p>58753</text:p>
          </table:table-cell>
          <table:table-cell office:value-type="float" office:value="349.34137" calcext:value-type="float">
            <text:p>349.34137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477]-[.C47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8856" calcext:value-type="float">
            <text:p>58856</text:p>
          </table:table-cell>
          <table:table-cell office:value-type="float" office:value="349.375427" calcext:value-type="float">
            <text:p>349.375427</text:p>
          </table:table-cell>
          <table:table-cell office:value-type="float" office:value="349.509094" calcext:value-type="float">
            <text:p>349.509094</text:p>
          </table:table-cell>
          <table:table-cell office:value-type="float" office:value="12.328584" calcext:value-type="float">
            <text:p>12.328584</text:p>
          </table:table-cell>
          <table:table-cell table:formula="of:=[.C478]-[.C477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8958" calcext:value-type="float">
            <text:p>58958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479]-[.C47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9061" calcext:value-type="float">
            <text:p>59061</text:p>
          </table:table-cell>
          <table:table-cell office:value-type="float" office:value="349.450439" calcext:value-type="float">
            <text:p>349.450439</text:p>
          </table:table-cell>
          <table:table-cell office:value-type="float" office:value="349.563629" calcext:value-type="float">
            <text:p>349.563629</text:p>
          </table:table-cell>
          <table:table-cell office:value-type="float" office:value="12.330507" calcext:value-type="float">
            <text:p>12.330507</text:p>
          </table:table-cell>
          <table:table-cell table:formula="of:=[.C480]-[.C479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9163" calcext:value-type="float">
            <text:p>59163</text:p>
          </table:table-cell>
          <table:table-cell office:value-type="float" office:value="349.445892" calcext:value-type="float">
            <text:p>349.445892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481]-[.C48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9265" calcext:value-type="float">
            <text:p>59265</text:p>
          </table:table-cell>
          <table:table-cell office:value-type="float" office:value="349.464081" calcext:value-type="float">
            <text:p>349.464081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482]-[.C48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9368" calcext:value-type="float">
            <text:p>59368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7703" calcext:value-type="float">
            <text:p>12.327703</text:p>
          </table:table-cell>
          <table:table-cell table:formula="of:=[.C483]-[.C482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9470" calcext:value-type="float">
            <text:p>59470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484]-[.C48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9573" calcext:value-type="float">
            <text:p>59573</text:p>
          </table:table-cell>
          <table:table-cell office:value-type="float" office:value="349.417725" calcext:value-type="float">
            <text:p>349.417725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485]-[.C484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9675" calcext:value-type="float">
            <text:p>59675</text:p>
          </table:table-cell>
          <table:table-cell office:value-type="float" office:value="349.392731" calcext:value-type="float">
            <text:p>349.392731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486]-[.C48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9777" calcext:value-type="float">
            <text:p>59777</text:p>
          </table:table-cell>
          <table:table-cell office:value-type="float" office:value="349.38681" calcext:value-type="float">
            <text:p>349.38681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487]-[.C48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59880" calcext:value-type="float">
            <text:p>59880</text:p>
          </table:table-cell>
          <table:table-cell office:value-type="float" office:value="349.394562" calcext:value-type="float">
            <text:p>349.394562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12.329065" calcext:value-type="float">
            <text:p>12.329065</text:p>
          </table:table-cell>
          <table:table-cell table:formula="of:=[.C488]-[.C487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59982" calcext:value-type="float">
            <text:p>59982</text:p>
          </table:table-cell>
          <table:table-cell office:value-type="float" office:value="349.384552" calcext:value-type="float">
            <text:p>349.384552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489]-[.C48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0084" calcext:value-type="float">
            <text:p>60084</text:p>
          </table:table-cell>
          <table:table-cell office:value-type="float" office:value="349.426819" calcext:value-type="float">
            <text:p>349.426819</text:p>
          </table:table-cell>
          <table:table-cell office:value-type="float" office:value="349.556824" calcext:value-type="float">
            <text:p>349.556824</text:p>
          </table:table-cell>
          <table:table-cell office:value-type="float" office:value="12.330267" calcext:value-type="float">
            <text:p>12.330267</text:p>
          </table:table-cell>
          <table:table-cell table:formula="of:=[.C490]-[.C48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0187" calcext:value-type="float">
            <text:p>60187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491]-[.C490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0289" calcext:value-type="float">
            <text:p>60289</text:p>
          </table:table-cell>
          <table:table-cell office:value-type="float" office:value="349.438171" calcext:value-type="float">
            <text:p>349.438171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492]-[.C49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0391" calcext:value-type="float">
            <text:p>60391</text:p>
          </table:table-cell>
          <table:table-cell office:value-type="float" office:value="349.42276" calcext:value-type="float">
            <text:p>349.42276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493]-[.C49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0494" calcext:value-type="float">
            <text:p>60494</text:p>
          </table:table-cell>
          <table:table-cell office:value-type="float" office:value="349.430023" calcext:value-type="float">
            <text:p>349.430023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494]-[.C493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0596" calcext:value-type="float">
            <text:p>60596</text:p>
          </table:table-cell>
          <table:table-cell office:value-type="float" office:value="349.372284" calcext:value-type="float">
            <text:p>349.372284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495]-[.C49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0699" calcext:value-type="float">
            <text:p>60699</text:p>
          </table:table-cell>
          <table:table-cell office:value-type="float" office:value="349.393219" calcext:value-type="float">
            <text:p>349.393219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496]-[.C495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0801" calcext:value-type="float">
            <text:p>60801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497]-[.C49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0903" calcext:value-type="float">
            <text:p>60903</text:p>
          </table:table-cell>
          <table:table-cell office:value-type="float" office:value="349.381836" calcext:value-type="float">
            <text:p>349.381836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498]-[.C49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1006" calcext:value-type="float">
            <text:p>61006</text:p>
          </table:table-cell>
          <table:table-cell office:value-type="float" office:value="349.389984" calcext:value-type="float">
            <text:p>349.389984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499]-[.C498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1108" calcext:value-type="float">
            <text:p>61108</text:p>
          </table:table-cell>
          <table:table-cell office:value-type="float" office:value="349.411804" calcext:value-type="float">
            <text:p>349.411804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500]-[.C49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1210" calcext:value-type="float">
            <text:p>61210</text:p>
          </table:table-cell>
          <table:table-cell office:value-type="float" office:value="349.429993" calcext:value-type="float">
            <text:p>349.429993</text:p>
          </table:table-cell>
          <table:table-cell office:value-type="float" office:value="349.540924" calcext:value-type="float">
            <text:p>349.540924</text:p>
          </table:table-cell>
          <table:table-cell office:value-type="float" office:value="12.329706" calcext:value-type="float">
            <text:p>12.329706</text:p>
          </table:table-cell>
          <table:table-cell table:formula="of:=[.C501]-[.C50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1313" calcext:value-type="float">
            <text:p>61313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C502]-[.C501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1415" calcext:value-type="float">
            <text:p>61415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503]-[.C50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1518" calcext:value-type="float">
            <text:p>61518</text:p>
          </table:table-cell>
          <table:table-cell office:value-type="float" office:value="349.440887" calcext:value-type="float">
            <text:p>349.440887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C504]-[.C503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1620" calcext:value-type="float">
            <text:p>61620</text:p>
          </table:table-cell>
          <table:table-cell office:value-type="float" office:value="349.458649" calcext:value-type="float">
            <text:p>349.458649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7061" calcext:value-type="float">
            <text:p>12.327061</text:p>
          </table:table-cell>
          <table:table-cell table:formula="of:=[.C505]-[.C50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1722" calcext:value-type="float">
            <text:p>61722</text:p>
          </table:table-cell>
          <table:table-cell office:value-type="float" office:value="349.417725" calcext:value-type="float">
            <text:p>349.417725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506]-[.C50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1825" calcext:value-type="float">
            <text:p>61825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507]-[.C506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1927" calcext:value-type="float">
            <text:p>61927</text:p>
          </table:table-cell>
          <table:table-cell office:value-type="float" office:value="349.424561" calcext:value-type="float">
            <text:p>349.424561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C508]-[.C50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2030" calcext:value-type="float">
            <text:p>62030</text:p>
          </table:table-cell>
          <table:table-cell office:value-type="float" office:value="349.413177" calcext:value-type="float">
            <text:p>349.413177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509]-[.C508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2132" calcext:value-type="float">
            <text:p>62132</text:p>
          </table:table-cell>
          <table:table-cell office:value-type="float" office:value="349.413177" calcext:value-type="float">
            <text:p>349.413177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7061" calcext:value-type="float">
            <text:p>12.327061</text:p>
          </table:table-cell>
          <table:table-cell table:formula="of:=[.C510]-[.C50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2234" calcext:value-type="float">
            <text:p>62234</text:p>
          </table:table-cell>
          <table:table-cell office:value-type="float" office:value="349.430481" calcext:value-type="float">
            <text:p>349.430481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511]-[.C51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2337" calcext:value-type="float">
            <text:p>62337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512]-[.C511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2439" calcext:value-type="float">
            <text:p>62439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513]-[.C51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2541" calcext:value-type="float">
            <text:p>62541</text:p>
          </table:table-cell>
          <table:table-cell office:value-type="float" office:value="349.427734" calcext:value-type="float">
            <text:p>349.427734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819" calcext:value-type="float">
            <text:p>12.326819</text:p>
          </table:table-cell>
          <table:table-cell table:formula="of:=[.C514]-[.C51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2644" calcext:value-type="float">
            <text:p>62644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515]-[.C514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2746" calcext:value-type="float">
            <text:p>62746</text:p>
          </table:table-cell>
          <table:table-cell office:value-type="float" office:value="349.349548" calcext:value-type="float">
            <text:p>349.349548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516]-[.C51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2849" calcext:value-type="float">
            <text:p>62849</text:p>
          </table:table-cell>
          <table:table-cell office:value-type="float" office:value="349.353668" calcext:value-type="float">
            <text:p>349.353668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517]-[.C516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2951" calcext:value-type="float">
            <text:p>62951</text:p>
          </table:table-cell>
          <table:table-cell office:value-type="float" office:value="349.358215" calcext:value-type="float">
            <text:p>349.358215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518]-[.C51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3053" calcext:value-type="float">
            <text:p>63053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519]-[.C51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3156" calcext:value-type="float">
            <text:p>63156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349.53183" calcext:value-type="float">
            <text:p>349.53183</text:p>
          </table:table-cell>
          <table:table-cell office:value-type="float" office:value="12.329386" calcext:value-type="float">
            <text:p>12.329386</text:p>
          </table:table-cell>
          <table:table-cell table:formula="of:=[.C520]-[.C519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3258" calcext:value-type="float">
            <text:p>63258</text:p>
          </table:table-cell>
          <table:table-cell office:value-type="float" office:value="349.430481" calcext:value-type="float">
            <text:p>349.430481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521]-[.C52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3360" calcext:value-type="float">
            <text:p>63360</text:p>
          </table:table-cell>
          <table:table-cell office:value-type="float" office:value="349.441345" calcext:value-type="float">
            <text:p>349.441345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C522]-[.C52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3463" calcext:value-type="float">
            <text:p>63463</text:p>
          </table:table-cell>
          <table:table-cell office:value-type="float" office:value="349.432281" calcext:value-type="float">
            <text:p>349.432281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523]-[.C522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3565" calcext:value-type="float">
            <text:p>63565</text:p>
          </table:table-cell>
          <table:table-cell office:value-type="float" office:value="349.443665" calcext:value-type="float">
            <text:p>349.443665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524]-[.C52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3668" calcext:value-type="float">
            <text:p>63668</text:p>
          </table:table-cell>
          <table:table-cell office:value-type="float" office:value="349.413177" calcext:value-type="float">
            <text:p>349.413177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525]-[.C524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3770" calcext:value-type="float">
            <text:p>63770</text:p>
          </table:table-cell>
          <table:table-cell office:value-type="float" office:value="349.413177" calcext:value-type="float">
            <text:p>349.413177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526]-[.C52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3872" calcext:value-type="float">
            <text:p>63872</text:p>
          </table:table-cell>
          <table:table-cell office:value-type="float" office:value="349.419983" calcext:value-type="float">
            <text:p>349.419983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342" calcext:value-type="float">
            <text:p>12.328342</text:p>
          </table:table-cell>
          <table:table-cell table:formula="of:=[.C527]-[.C52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3975" calcext:value-type="float">
            <text:p>63975</text:p>
          </table:table-cell>
          <table:table-cell office:value-type="float" office:value="349.429993" calcext:value-type="float">
            <text:p>349.429993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528]-[.C527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4077" calcext:value-type="float">
            <text:p>64077</text:p>
          </table:table-cell>
          <table:table-cell office:value-type="float" office:value="349.449524" calcext:value-type="float">
            <text:p>349.449524</text:p>
          </table:table-cell>
          <table:table-cell office:value-type="float" office:value="349.5159" calcext:value-type="float">
            <text:p>349.5159</text:p>
          </table:table-cell>
          <table:table-cell office:value-type="float" office:value="12.328824" calcext:value-type="float">
            <text:p>12.328824</text:p>
          </table:table-cell>
          <table:table-cell table:formula="of:=[.C529]-[.C52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4179" calcext:value-type="float">
            <text:p>64179</text:p>
          </table:table-cell>
          <table:table-cell office:value-type="float" office:value="349.460449" calcext:value-type="float">
            <text:p>349.460449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530]-[.C52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4282" calcext:value-type="float">
            <text:p>64282</text:p>
          </table:table-cell>
          <table:table-cell office:value-type="float" office:value="349.428619" calcext:value-type="float">
            <text:p>349.428619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531]-[.C530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4384" calcext:value-type="float">
            <text:p>64384</text:p>
          </table:table-cell>
          <table:table-cell office:value-type="float" office:value="349.399963" calcext:value-type="float">
            <text:p>349.399963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532]-[.C53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4487" calcext:value-type="float">
            <text:p>64487</text:p>
          </table:table-cell>
          <table:table-cell office:value-type="float" office:value="349.394989" calcext:value-type="float">
            <text:p>349.394989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533]-[.C532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4589" calcext:value-type="float">
            <text:p>64589</text:p>
          </table:table-cell>
          <table:table-cell office:value-type="float" office:value="349.352722" calcext:value-type="float">
            <text:p>349.352722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534]-[.C53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4691" calcext:value-type="float">
            <text:p>64691</text:p>
          </table:table-cell>
          <table:table-cell office:value-type="float" office:value="349.352722" calcext:value-type="float">
            <text:p>349.352722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535]-[.C53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4794" calcext:value-type="float">
            <text:p>64794</text:p>
          </table:table-cell>
          <table:table-cell office:value-type="float" office:value="349.397705" calcext:value-type="float">
            <text:p>349.397705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C536]-[.C535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4896" calcext:value-type="float">
            <text:p>64896</text:p>
          </table:table-cell>
          <table:table-cell office:value-type="float" office:value="349.414124" calcext:value-type="float">
            <text:p>349.414124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537]-[.C53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4998" calcext:value-type="float">
            <text:p>64998</text:p>
          </table:table-cell>
          <table:table-cell office:value-type="float" office:value="349.428162" calcext:value-type="float">
            <text:p>349.428162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538]-[.C53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5101" calcext:value-type="float">
            <text:p>65101</text:p>
          </table:table-cell>
          <table:table-cell office:value-type="float" office:value="349.439117" calcext:value-type="float">
            <text:p>349.439117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539]-[.C538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5203" calcext:value-type="float">
            <text:p>65203</text:p>
          </table:table-cell>
          <table:table-cell office:value-type="float" office:value="349.427734" calcext:value-type="float">
            <text:p>349.427734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540]-[.C53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5306" calcext:value-type="float">
            <text:p>65306</text:p>
          </table:table-cell>
          <table:table-cell office:value-type="float" office:value="349.410919" calcext:value-type="float">
            <text:p>349.410919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541]-[.C540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5408" calcext:value-type="float">
            <text:p>65408</text:p>
          </table:table-cell>
          <table:table-cell office:value-type="float" office:value="349.419556" calcext:value-type="float">
            <text:p>349.419556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7703" calcext:value-type="float">
            <text:p>12.327703</text:p>
          </table:table-cell>
          <table:table-cell table:formula="of:=[.C542]-[.C54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5510" calcext:value-type="float">
            <text:p>65510</text:p>
          </table:table-cell>
          <table:table-cell office:value-type="float" office:value="349.406799" calcext:value-type="float">
            <text:p>349.406799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543]-[.C54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5613" calcext:value-type="float">
            <text:p>65613</text:p>
          </table:table-cell>
          <table:table-cell office:value-type="float" office:value="349.403625" calcext:value-type="float">
            <text:p>349.403625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544]-[.C543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5715" calcext:value-type="float">
            <text:p>65715</text:p>
          </table:table-cell>
          <table:table-cell office:value-type="float" office:value="349.406372" calcext:value-type="float">
            <text:p>349.406372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545]-[.C54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5817" calcext:value-type="float">
            <text:p>65817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546]-[.C54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5920" calcext:value-type="float">
            <text:p>65920</text:p>
          </table:table-cell>
          <table:table-cell office:value-type="float" office:value="349.38678" calcext:value-type="float">
            <text:p>349.38678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547]-[.C546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6022" calcext:value-type="float">
            <text:p>66022</text:p>
          </table:table-cell>
          <table:table-cell office:value-type="float" office:value="349.371796" calcext:value-type="float">
            <text:p>349.371796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548]-[.C54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6125" calcext:value-type="float">
            <text:p>66125</text:p>
          </table:table-cell>
          <table:table-cell office:value-type="float" office:value="349.355438" calcext:value-type="float">
            <text:p>349.355438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549]-[.C548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6227" calcext:value-type="float">
            <text:p>66227</text:p>
          </table:table-cell>
          <table:table-cell office:value-type="float" office:value="349.345001" calcext:value-type="float">
            <text:p>349.345001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550]-[.C54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6329" calcext:value-type="float">
            <text:p>66329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551]-[.C55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6432" calcext:value-type="float">
            <text:p>66432</text:p>
          </table:table-cell>
          <table:table-cell office:value-type="float" office:value="349.342712" calcext:value-type="float">
            <text:p>349.342712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552]-[.C551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6534" calcext:value-type="float">
            <text:p>66534</text:p>
          </table:table-cell>
          <table:table-cell office:value-type="float" office:value="349.357239" calcext:value-type="float">
            <text:p>349.357239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553]-[.C55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6637" calcext:value-type="float">
            <text:p>66637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554]-[.C553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6739" calcext:value-type="float">
            <text:p>66739</text:p>
          </table:table-cell>
          <table:table-cell office:value-type="float" office:value="349.358185" calcext:value-type="float">
            <text:p>349.358185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555]-[.C55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6841" calcext:value-type="float">
            <text:p>66841</text:p>
          </table:table-cell>
          <table:table-cell office:value-type="float" office:value="349.351807" calcext:value-type="float">
            <text:p>349.351807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556]-[.C55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6944" calcext:value-type="float">
            <text:p>66944</text:p>
          </table:table-cell>
          <table:table-cell office:value-type="float" office:value="349.360443" calcext:value-type="float">
            <text:p>349.360443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557]-[.C556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7046" calcext:value-type="float">
            <text:p>67046</text:p>
          </table:table-cell>
          <table:table-cell office:value-type="float" office:value="349.349121" calcext:value-type="float">
            <text:p>349.349121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558]-[.C55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7148" calcext:value-type="float">
            <text:p>67148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559]-[.C55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7251" calcext:value-type="float">
            <text:p>67251</text:p>
          </table:table-cell>
          <table:table-cell office:value-type="float" office:value="349.376373" calcext:value-type="float">
            <text:p>349.376373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560]-[.C559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7353" calcext:value-type="float">
            <text:p>67353</text:p>
          </table:table-cell>
          <table:table-cell office:value-type="float" office:value="349.350922" calcext:value-type="float">
            <text:p>349.350922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561]-[.C56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7456" calcext:value-type="float">
            <text:p>67456</text:p>
          </table:table-cell>
          <table:table-cell office:value-type="float" office:value="349.355469" calcext:value-type="float">
            <text:p>349.355469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562]-[.C561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7558" calcext:value-type="float">
            <text:p>67558</text:p>
          </table:table-cell>
          <table:table-cell office:value-type="float" office:value="349.363617" calcext:value-type="float">
            <text:p>349.363617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563]-[.C56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7660" calcext:value-type="float">
            <text:p>67660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564]-[.C56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7763" calcext:value-type="float">
            <text:p>67763</text:p>
          </table:table-cell>
          <table:table-cell office:value-type="float" office:value="349.366791" calcext:value-type="float">
            <text:p>349.366791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565]-[.C564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7865" calcext:value-type="float">
            <text:p>67865</text:p>
          </table:table-cell>
          <table:table-cell office:value-type="float" office:value="349.384949" calcext:value-type="float">
            <text:p>349.384949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566]-[.C56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7967" calcext:value-type="float">
            <text:p>67967</text:p>
          </table:table-cell>
          <table:table-cell office:value-type="float" office:value="349.366364" calcext:value-type="float">
            <text:p>349.366364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567]-[.C56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8070" calcext:value-type="float">
            <text:p>68070</text:p>
          </table:table-cell>
          <table:table-cell office:value-type="float" office:value="349.367737" calcext:value-type="float">
            <text:p>349.367737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568]-[.C567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8172" calcext:value-type="float">
            <text:p>68172</text:p>
          </table:table-cell>
          <table:table-cell office:value-type="float" office:value="349.371765" calcext:value-type="float">
            <text:p>349.371765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461" calcext:value-type="float">
            <text:p>12.327461</text:p>
          </table:table-cell>
          <table:table-cell table:formula="of:=[.C569]-[.C56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8275" calcext:value-type="float">
            <text:p>68275</text:p>
          </table:table-cell>
          <table:table-cell office:value-type="float" office:value="349.368164" calcext:value-type="float">
            <text:p>349.368164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570]-[.C569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8377" calcext:value-type="float">
            <text:p>68377</text:p>
          </table:table-cell>
          <table:table-cell office:value-type="float" office:value="349.389099" calcext:value-type="float">
            <text:p>349.389099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12.327621" calcext:value-type="float">
            <text:p>12.327621</text:p>
          </table:table-cell>
          <table:table-cell table:formula="of:=[.C571]-[.C57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8479" calcext:value-type="float">
            <text:p>68479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572]-[.C57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8582" calcext:value-type="float">
            <text:p>68582</text:p>
          </table:table-cell>
          <table:table-cell office:value-type="float" office:value="349.392731" calcext:value-type="float">
            <text:p>349.392731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573]-[.C572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8684" calcext:value-type="float">
            <text:p>68684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574]-[.C57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8786" calcext:value-type="float">
            <text:p>68786</text:p>
          </table:table-cell>
          <table:table-cell office:value-type="float" office:value="349.423645" calcext:value-type="float">
            <text:p>349.423645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C575]-[.C57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8889" calcext:value-type="float">
            <text:p>68889</text:p>
          </table:table-cell>
          <table:table-cell office:value-type="float" office:value="349.383636" calcext:value-type="float">
            <text:p>349.383636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576]-[.C575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8991" calcext:value-type="float">
            <text:p>68991</text:p>
          </table:table-cell>
          <table:table-cell office:value-type="float" office:value="349.384583" calcext:value-type="float">
            <text:p>349.384583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577]-[.C57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9094" calcext:value-type="float">
            <text:p>69094</text:p>
          </table:table-cell>
          <table:table-cell office:value-type="float" office:value="349.403656" calcext:value-type="float">
            <text:p>349.403656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461" calcext:value-type="float">
            <text:p>12.327461</text:p>
          </table:table-cell>
          <table:table-cell table:formula="of:=[.C578]-[.C577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9196" calcext:value-type="float">
            <text:p>69196</text:p>
          </table:table-cell>
          <table:table-cell office:value-type="float" office:value="349.383667" calcext:value-type="float">
            <text:p>349.383667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579]-[.C57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9298" calcext:value-type="float">
            <text:p>69298</text:p>
          </table:table-cell>
          <table:table-cell office:value-type="float" office:value="349.341858" calcext:value-type="float">
            <text:p>349.341858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580]-[.C57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9401" calcext:value-type="float">
            <text:p>69401</text:p>
          </table:table-cell>
          <table:table-cell office:value-type="float" office:value="349.367279" calcext:value-type="float">
            <text:p>349.367279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581]-[.C580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9503" calcext:value-type="float">
            <text:p>69503</text:p>
          </table:table-cell>
          <table:table-cell office:value-type="float" office:value="349.373199" calcext:value-type="float">
            <text:p>349.373199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582]-[.C58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9605" calcext:value-type="float">
            <text:p>69605</text:p>
          </table:table-cell>
          <table:table-cell office:value-type="float" office:value="349.343658" calcext:value-type="float">
            <text:p>349.343658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583]-[.C58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9708" calcext:value-type="float">
            <text:p>69708</text:p>
          </table:table-cell>
          <table:table-cell office:value-type="float" office:value="349.343201" calcext:value-type="float">
            <text:p>349.343201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584]-[.C583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69810" calcext:value-type="float">
            <text:p>69810</text:p>
          </table:table-cell>
          <table:table-cell office:value-type="float" office:value="349.357727" calcext:value-type="float">
            <text:p>349.357727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585]-[.C58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69913" calcext:value-type="float">
            <text:p>69913</text:p>
          </table:table-cell>
          <table:table-cell office:value-type="float" office:value="349.338654" calcext:value-type="float">
            <text:p>349.338654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586]-[.C585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0015" calcext:value-type="float">
            <text:p>70015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C587]-[.C58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0117" calcext:value-type="float">
            <text:p>70117</text:p>
          </table:table-cell>
          <table:table-cell office:value-type="float" office:value="349.364532" calcext:value-type="float">
            <text:p>349.364532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588]-[.C58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0220" calcext:value-type="float">
            <text:p>70220</text:p>
          </table:table-cell>
          <table:table-cell office:value-type="float" office:value="349.362732" calcext:value-type="float">
            <text:p>349.362732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589]-[.C588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0322" calcext:value-type="float">
            <text:p>70322</text:p>
          </table:table-cell>
          <table:table-cell office:value-type="float" office:value="349.355011" calcext:value-type="float">
            <text:p>349.355011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590]-[.C58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0424" calcext:value-type="float">
            <text:p>70424</text:p>
          </table:table-cell>
          <table:table-cell office:value-type="float" office:value="349.361389" calcext:value-type="float">
            <text:p>349.361389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591]-[.C59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0527" calcext:value-type="float">
            <text:p>70527</text:p>
          </table:table-cell>
          <table:table-cell office:value-type="float" office:value="349.325439" calcext:value-type="float">
            <text:p>349.325439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592]-[.C591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0629" calcext:value-type="float">
            <text:p>70629</text:p>
          </table:table-cell>
          <table:table-cell office:value-type="float" office:value="349.34726" calcext:value-type="float">
            <text:p>349.34726</text:p>
          </table:table-cell>
          <table:table-cell office:value-type="float" office:value="349.5" calcext:value-type="float">
            <text:p>349.5</text:p>
          </table:table-cell>
          <table:table-cell office:value-type="float" office:value="12.328263" calcext:value-type="float">
            <text:p>12.328263</text:p>
          </table:table-cell>
          <table:table-cell table:formula="of:=[.C593]-[.C59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0732" calcext:value-type="float">
            <text:p>70732</text:p>
          </table:table-cell>
          <table:table-cell office:value-type="float" office:value="349.385437" calcext:value-type="float">
            <text:p>349.385437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C594]-[.C593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0834" calcext:value-type="float">
            <text:p>70834</text:p>
          </table:table-cell>
          <table:table-cell office:value-type="float" office:value="349.376373" calcext:value-type="float">
            <text:p>349.376373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595]-[.C59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0936" calcext:value-type="float">
            <text:p>70936</text:p>
          </table:table-cell>
          <table:table-cell office:value-type="float" office:value="349.377747" calcext:value-type="float">
            <text:p>349.377747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596]-[.C59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1039" calcext:value-type="float">
            <text:p>71039</text:p>
          </table:table-cell>
          <table:table-cell office:value-type="float" office:value="349.401367" calcext:value-type="float">
            <text:p>349.401367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597]-[.C596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1141" calcext:value-type="float">
            <text:p>71141</text:p>
          </table:table-cell>
          <table:table-cell office:value-type="float" office:value="349.364563" calcext:value-type="float">
            <text:p>349.364563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598]-[.C59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1244" calcext:value-type="float">
            <text:p>71244</text:p>
          </table:table-cell>
          <table:table-cell office:value-type="float" office:value="349.349548" calcext:value-type="float">
            <text:p>349.349548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599]-[.C598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1346" calcext:value-type="float">
            <text:p>71346</text:p>
          </table:table-cell>
          <table:table-cell office:value-type="float" office:value="349.390472" calcext:value-type="float">
            <text:p>349.390472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8183" calcext:value-type="float">
            <text:p>12.328183</text:p>
          </table:table-cell>
          <table:table-cell table:formula="of:=[.C600]-[.C59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1448" calcext:value-type="float">
            <text:p>71448</text:p>
          </table:table-cell>
          <table:table-cell office:value-type="float" office:value="349.401825" calcext:value-type="float">
            <text:p>349.401825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601]-[.C60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1551" calcext:value-type="float">
            <text:p>71551</text:p>
          </table:table-cell>
          <table:table-cell office:value-type="float" office:value="349.395935" calcext:value-type="float">
            <text:p>349.395935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602]-[.C601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1653" calcext:value-type="float">
            <text:p>71653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603]-[.C60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1755" calcext:value-type="float">
            <text:p>71755</text:p>
          </table:table-cell>
          <table:table-cell office:value-type="float" office:value="349.409973" calcext:value-type="float">
            <text:p>349.409973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C604]-[.C60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1858" calcext:value-type="float">
            <text:p>71858</text:p>
          </table:table-cell>
          <table:table-cell office:value-type="float" office:value="349.397247" calcext:value-type="float">
            <text:p>349.397247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605]-[.C604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1960" calcext:value-type="float">
            <text:p>71960</text:p>
          </table:table-cell>
          <table:table-cell office:value-type="float" office:value="349.391785" calcext:value-type="float">
            <text:p>349.391785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606]-[.C60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2063" calcext:value-type="float">
            <text:p>72063</text:p>
          </table:table-cell>
          <table:table-cell office:value-type="float" office:value="349.374084" calcext:value-type="float">
            <text:p>349.374084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607]-[.C606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2165" calcext:value-type="float">
            <text:p>72165</text:p>
          </table:table-cell>
          <table:table-cell office:value-type="float" office:value="349.366821" calcext:value-type="float">
            <text:p>349.366821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608]-[.C60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2267" calcext:value-type="float">
            <text:p>72267</text:p>
          </table:table-cell>
          <table:table-cell office:value-type="float" office:value="349.362732" calcext:value-type="float">
            <text:p>349.362732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609]-[.C60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2370" calcext:value-type="float">
            <text:p>72370</text:p>
          </table:table-cell>
          <table:table-cell office:value-type="float" office:value="349.317749" calcext:value-type="float">
            <text:p>349.317749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610]-[.C609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2472" calcext:value-type="float">
            <text:p>72472</text:p>
          </table:table-cell>
          <table:table-cell office:value-type="float" office:value="349.305023" calcext:value-type="float">
            <text:p>349.305023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611]-[.C61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2574" calcext:value-type="float">
            <text:p>72574</text:p>
          </table:table-cell>
          <table:table-cell office:value-type="float" office:value="349.325439" calcext:value-type="float">
            <text:p>349.325439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612]-[.C61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2677" calcext:value-type="float">
            <text:p>72677</text:p>
          </table:table-cell>
          <table:table-cell office:value-type="float" office:value="349.332275" calcext:value-type="float">
            <text:p>349.332275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613]-[.C612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2779" calcext:value-type="float">
            <text:p>72779</text:p>
          </table:table-cell>
          <table:table-cell office:value-type="float" office:value="349.330902" calcext:value-type="float">
            <text:p>349.330902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614]-[.C61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2882" calcext:value-type="float">
            <text:p>72882</text:p>
          </table:table-cell>
          <table:table-cell office:value-type="float" office:value="349.368652" calcext:value-type="float">
            <text:p>349.368652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615]-[.C614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2984" calcext:value-type="float">
            <text:p>72984</text:p>
          </table:table-cell>
          <table:table-cell office:value-type="float" office:value="349.370026" calcext:value-type="float">
            <text:p>349.370026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616]-[.C61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3086" calcext:value-type="float">
            <text:p>73086</text:p>
          </table:table-cell>
          <table:table-cell office:value-type="float" office:value="349.373199" calcext:value-type="float">
            <text:p>349.373199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617]-[.C61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3189" calcext:value-type="float">
            <text:p>73189</text:p>
          </table:table-cell>
          <table:table-cell office:value-type="float" office:value="349.343658" calcext:value-type="float">
            <text:p>349.343658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618]-[.C617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3291" calcext:value-type="float">
            <text:p>73291</text:p>
          </table:table-cell>
          <table:table-cell office:value-type="float" office:value="349.326355" calcext:value-type="float">
            <text:p>349.326355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619]-[.C61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3393" calcext:value-type="float">
            <text:p>73393</text:p>
          </table:table-cell>
          <table:table-cell office:value-type="float" office:value="349.32724" calcext:value-type="float">
            <text:p>349.32724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620]-[.C61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3496" calcext:value-type="float">
            <text:p>73496</text:p>
          </table:table-cell>
          <table:table-cell office:value-type="float" office:value="349.344055" calcext:value-type="float">
            <text:p>349.344055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621]-[.C620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3598" calcext:value-type="float">
            <text:p>73598</text:p>
          </table:table-cell>
          <table:table-cell office:value-type="float" office:value="349.343201" calcext:value-type="float">
            <text:p>349.343201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622]-[.C62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3701" calcext:value-type="float">
            <text:p>73701</text:p>
          </table:table-cell>
          <table:table-cell office:value-type="float" office:value="349.359558" calcext:value-type="float">
            <text:p>349.359558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623]-[.C622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3803" calcext:value-type="float">
            <text:p>73803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C624]-[.C62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3905" calcext:value-type="float">
            <text:p>73905</text:p>
          </table:table-cell>
          <table:table-cell office:value-type="float" office:value="349.374542" calcext:value-type="float">
            <text:p>349.374542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625]-[.C62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4008" calcext:value-type="float">
            <text:p>74008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626]-[.C625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4110" calcext:value-type="float">
            <text:p>74110</text:p>
          </table:table-cell>
          <table:table-cell office:value-type="float" office:value="349.369537" calcext:value-type="float">
            <text:p>349.369537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627]-[.C62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4213" calcext:value-type="float">
            <text:p>74213</text:p>
          </table:table-cell>
          <table:table-cell office:value-type="float" office:value="349.38681" calcext:value-type="float">
            <text:p>349.38681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628]-[.C627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4315" calcext:value-type="float">
            <text:p>74315</text:p>
          </table:table-cell>
          <table:table-cell office:value-type="float" office:value="349.355896" calcext:value-type="float">
            <text:p>349.355896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629]-[.C62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4417" calcext:value-type="float">
            <text:p>74417</text:p>
          </table:table-cell>
          <table:table-cell office:value-type="float" office:value="349.381378" calcext:value-type="float">
            <text:p>349.381378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630]-[.C62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4520" calcext:value-type="float">
            <text:p>74520</text:p>
          </table:table-cell>
          <table:table-cell office:value-type="float" office:value="349.396393" calcext:value-type="float">
            <text:p>349.396393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631]-[.C630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4622" calcext:value-type="float">
            <text:p>74622</text:p>
          </table:table-cell>
          <table:table-cell office:value-type="float" office:value="349.411804" calcext:value-type="float">
            <text:p>349.411804</text:p>
          </table:table-cell>
          <table:table-cell office:value-type="float" office:value="349.529541" calcext:value-type="float">
            <text:p>349.529541</text:p>
          </table:table-cell>
          <table:table-cell office:value-type="float" office:value="12.329305" calcext:value-type="float">
            <text:p>12.329305</text:p>
          </table:table-cell>
          <table:table-cell table:formula="of:=[.C632]-[.C63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4724" calcext:value-type="float">
            <text:p>74724</text:p>
          </table:table-cell>
          <table:table-cell office:value-type="float" office:value="349.40274" calcext:value-type="float">
            <text:p>349.40274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633]-[.C63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4827" calcext:value-type="float">
            <text:p>74827</text:p>
          </table:table-cell>
          <table:table-cell office:value-type="float" office:value="349.414124" calcext:value-type="float">
            <text:p>349.414124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634]-[.C633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4929" calcext:value-type="float">
            <text:p>74929</text:p>
          </table:table-cell>
          <table:table-cell office:value-type="float" office:value="349.401367" calcext:value-type="float">
            <text:p>349.401367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635]-[.C63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5032" calcext:value-type="float">
            <text:p>75032</text:p>
          </table:table-cell>
          <table:table-cell office:value-type="float" office:value="349.401367" calcext:value-type="float">
            <text:p>349.401367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636]-[.C635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5134" calcext:value-type="float">
            <text:p>75134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637]-[.C63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5236" calcext:value-type="float">
            <text:p>75236</text:p>
          </table:table-cell>
          <table:table-cell office:value-type="float" office:value="349.399078" calcext:value-type="float">
            <text:p>349.399078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C638]-[.C63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5339" calcext:value-type="float">
            <text:p>75339</text:p>
          </table:table-cell>
          <table:table-cell office:value-type="float" office:value="349.412262" calcext:value-type="float">
            <text:p>349.412262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639]-[.C638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5441" calcext:value-type="float">
            <text:p>75441</text:p>
          </table:table-cell>
          <table:table-cell office:value-type="float" office:value="349.397766" calcext:value-type="float">
            <text:p>349.397766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640]-[.C63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5543" calcext:value-type="float">
            <text:p>75543</text:p>
          </table:table-cell>
          <table:table-cell office:value-type="float" office:value="349.393646" calcext:value-type="float">
            <text:p>349.393646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641]-[.C64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5646" calcext:value-type="float">
            <text:p>75646</text:p>
          </table:table-cell>
          <table:table-cell office:value-type="float" office:value="349.381836" calcext:value-type="float">
            <text:p>349.381836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642]-[.C641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5748" calcext:value-type="float">
            <text:p>75748</text:p>
          </table:table-cell>
          <table:table-cell office:value-type="float" office:value="349.376831" calcext:value-type="float">
            <text:p>349.376831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098" calcext:value-type="float">
            <text:p>12.326098</text:p>
          </table:table-cell>
          <table:table-cell table:formula="of:=[.C643]-[.C64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5851" calcext:value-type="float">
            <text:p>75851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644]-[.C643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5953" calcext:value-type="float">
            <text:p>75953</text:p>
          </table:table-cell>
          <table:table-cell office:value-type="float" office:value="349.373169" calcext:value-type="float">
            <text:p>349.373169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645]-[.C64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6055" calcext:value-type="float">
            <text:p>76055</text:p>
          </table:table-cell>
          <table:table-cell office:value-type="float" office:value="349.374084" calcext:value-type="float">
            <text:p>349.374084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646]-[.C64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6158" calcext:value-type="float">
            <text:p>76158</text:p>
          </table:table-cell>
          <table:table-cell office:value-type="float" office:value="349.389099" calcext:value-type="float">
            <text:p>349.389099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647]-[.C646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6260" calcext:value-type="float">
            <text:p>76260</text:p>
          </table:table-cell>
          <table:table-cell office:value-type="float" office:value="349.366364" calcext:value-type="float">
            <text:p>349.366364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648]-[.C64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6362" calcext:value-type="float">
            <text:p>76362</text:p>
          </table:table-cell>
          <table:table-cell office:value-type="float" office:value="349.378174" calcext:value-type="float">
            <text:p>349.378174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649]-[.C64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6465" calcext:value-type="float">
            <text:p>76465</text:p>
          </table:table-cell>
          <table:table-cell office:value-type="float" office:value="349.389984" calcext:value-type="float">
            <text:p>349.389984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C650]-[.C649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6567" calcext:value-type="float">
            <text:p>76567</text:p>
          </table:table-cell>
          <table:table-cell office:value-type="float" office:value="349.403625" calcext:value-type="float">
            <text:p>349.403625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6018" calcext:value-type="float">
            <text:p>12.326018</text:p>
          </table:table-cell>
          <table:table-cell table:formula="of:=[.C651]-[.C65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6670" calcext:value-type="float">
            <text:p>76670</text:p>
          </table:table-cell>
          <table:table-cell office:value-type="float" office:value="349.389557" calcext:value-type="float">
            <text:p>349.389557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652]-[.C651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6772" calcext:value-type="float">
            <text:p>76772</text:p>
          </table:table-cell>
          <table:table-cell office:value-type="float" office:value="349.414978" calcext:value-type="float">
            <text:p>349.414978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653]-[.C65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6874" calcext:value-type="float">
            <text:p>76874</text:p>
          </table:table-cell>
          <table:table-cell office:value-type="float" office:value="349.419556" calcext:value-type="float">
            <text:p>349.419556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654]-[.C65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6977" calcext:value-type="float">
            <text:p>76977</text:p>
          </table:table-cell>
          <table:table-cell office:value-type="float" office:value="349.400452" calcext:value-type="float">
            <text:p>349.400452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655]-[.C654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7079" calcext:value-type="float">
            <text:p>77079</text:p>
          </table:table-cell>
          <table:table-cell office:value-type="float" office:value="349.391815" calcext:value-type="float">
            <text:p>349.391815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656]-[.C65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7181" calcext:value-type="float">
            <text:p>77181</text:p>
          </table:table-cell>
          <table:table-cell office:value-type="float" office:value="349.388153" calcext:value-type="float">
            <text:p>349.388153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657]-[.C65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7284" calcext:value-type="float">
            <text:p>77284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658]-[.C657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7386" calcext:value-type="float">
            <text:p>77386</text:p>
          </table:table-cell>
          <table:table-cell office:value-type="float" office:value="349.380432" calcext:value-type="float">
            <text:p>349.380432</text:p>
          </table:table-cell>
          <table:table-cell office:value-type="float" office:value="349.509094" calcext:value-type="float">
            <text:p>349.509094</text:p>
          </table:table-cell>
          <table:table-cell office:value-type="float" office:value="12.328584" calcext:value-type="float">
            <text:p>12.328584</text:p>
          </table:table-cell>
          <table:table-cell table:formula="of:=[.C659]-[.C65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7489" calcext:value-type="float">
            <text:p>77489</text:p>
          </table:table-cell>
          <table:table-cell office:value-type="float" office:value="349.383636" calcext:value-type="float">
            <text:p>349.383636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660]-[.C659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7591" calcext:value-type="float">
            <text:p>77591</text:p>
          </table:table-cell>
          <table:table-cell office:value-type="float" office:value="349.355011" calcext:value-type="float">
            <text:p>349.355011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661]-[.C66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7693" calcext:value-type="float">
            <text:p>77693</text:p>
          </table:table-cell>
          <table:table-cell office:value-type="float" office:value="349.375916" calcext:value-type="float">
            <text:p>349.375916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662]-[.C66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7796" calcext:value-type="float">
            <text:p>77796</text:p>
          </table:table-cell>
          <table:table-cell office:value-type="float" office:value="349.392761" calcext:value-type="float">
            <text:p>349.392761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663]-[.C662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7898" calcext:value-type="float">
            <text:p>77898</text:p>
          </table:table-cell>
          <table:table-cell office:value-type="float" office:value="349.364075" calcext:value-type="float">
            <text:p>349.364075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664]-[.C66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8001" calcext:value-type="float">
            <text:p>78001</text:p>
          </table:table-cell>
          <table:table-cell office:value-type="float" office:value="349.342712" calcext:value-type="float">
            <text:p>349.342712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665]-[.C664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8103" calcext:value-type="float">
            <text:p>78103</text:p>
          </table:table-cell>
          <table:table-cell office:value-type="float" office:value="349.335449" calcext:value-type="float">
            <text:p>349.335449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666]-[.C66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8205" calcext:value-type="float">
            <text:p>78205</text:p>
          </table:table-cell>
          <table:table-cell office:value-type="float" office:value="349.329529" calcext:value-type="float">
            <text:p>349.329529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667]-[.C66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8308" calcext:value-type="float">
            <text:p>78308</text:p>
          </table:table-cell>
          <table:table-cell office:value-type="float" office:value="349.309998" calcext:value-type="float">
            <text:p>349.309998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668]-[.C667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8410" calcext:value-type="float">
            <text:p>78410</text:p>
          </table:table-cell>
          <table:table-cell office:value-type="float" office:value="349.335449" calcext:value-type="float">
            <text:p>349.335449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8023" calcext:value-type="float">
            <text:p>12.328023</text:p>
          </table:table-cell>
          <table:table-cell table:formula="of:=[.C669]-[.C66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8512" calcext:value-type="float">
            <text:p>78512</text:p>
          </table:table-cell>
          <table:table-cell office:value-type="float" office:value="349.334534" calcext:value-type="float">
            <text:p>349.334534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670]-[.C66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8615" calcext:value-type="float">
            <text:p>78615</text:p>
          </table:table-cell>
          <table:table-cell office:value-type="float" office:value="349.376801" calcext:value-type="float">
            <text:p>349.376801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671]-[.C670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8717" calcext:value-type="float">
            <text:p>78717</text:p>
          </table:table-cell>
          <table:table-cell office:value-type="float" office:value="349.374084" calcext:value-type="float">
            <text:p>349.374084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672]-[.C67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8820" calcext:value-type="float">
            <text:p>78820</text:p>
          </table:table-cell>
          <table:table-cell office:value-type="float" office:value="349.404114" calcext:value-type="float">
            <text:p>349.404114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C673]-[.C672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8922" calcext:value-type="float">
            <text:p>78922</text:p>
          </table:table-cell>
          <table:table-cell office:value-type="float" office:value="349.391785" calcext:value-type="float">
            <text:p>349.391785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C674]-[.C67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9024" calcext:value-type="float">
            <text:p>79024</text:p>
          </table:table-cell>
          <table:table-cell office:value-type="float" office:value="349.427734" calcext:value-type="float">
            <text:p>349.427734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7381" calcext:value-type="float">
            <text:p>12.327381</text:p>
          </table:table-cell>
          <table:table-cell table:formula="of:=[.C675]-[.C67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9127" calcext:value-type="float">
            <text:p>79127</text:p>
          </table:table-cell>
          <table:table-cell office:value-type="float" office:value="349.430908" calcext:value-type="float">
            <text:p>349.430908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676]-[.C675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9229" calcext:value-type="float">
            <text:p>79229</text:p>
          </table:table-cell>
          <table:table-cell office:value-type="float" office:value="349.444061" calcext:value-type="float">
            <text:p>349.444061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677]-[.C67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9331" calcext:value-type="float">
            <text:p>79331</text:p>
          </table:table-cell>
          <table:table-cell office:value-type="float" office:value="349.41272" calcext:value-type="float">
            <text:p>349.41272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678]-[.C67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9434" calcext:value-type="float">
            <text:p>79434</text:p>
          </table:table-cell>
          <table:table-cell office:value-type="float" office:value="349.390442" calcext:value-type="float">
            <text:p>349.390442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679]-[.C678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9536" calcext:value-type="float">
            <text:p>79536</text:p>
          </table:table-cell>
          <table:table-cell office:value-type="float" office:value="349.36499" calcext:value-type="float">
            <text:p>349.36499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680]-[.C67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9639" calcext:value-type="float">
            <text:p>79639</text:p>
          </table:table-cell>
          <table:table-cell office:value-type="float" office:value="349.36319" calcext:value-type="float">
            <text:p>349.36319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C681]-[.C680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79741" calcext:value-type="float">
            <text:p>79741</text:p>
          </table:table-cell>
          <table:table-cell office:value-type="float" office:value="349.316833" calcext:value-type="float">
            <text:p>349.316833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682]-[.C68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9843" calcext:value-type="float">
            <text:p>79843</text:p>
          </table:table-cell>
          <table:table-cell office:value-type="float" office:value="349.358643" calcext:value-type="float">
            <text:p>349.358643</text:p>
          </table:table-cell>
          <table:table-cell office:value-type="float" office:value="349.495453" calcext:value-type="float">
            <text:p>349.495453</text:p>
          </table:table-cell>
          <table:table-cell office:value-type="float" office:value="12.328103" calcext:value-type="float">
            <text:p>12.328103</text:p>
          </table:table-cell>
          <table:table-cell table:formula="of:=[.C683]-[.C68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79946" calcext:value-type="float">
            <text:p>79946</text:p>
          </table:table-cell>
          <table:table-cell office:value-type="float" office:value="349.368225" calcext:value-type="float">
            <text:p>349.368225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684]-[.C683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0048" calcext:value-type="float">
            <text:p>80048</text:p>
          </table:table-cell>
          <table:table-cell office:value-type="float" office:value="349.371826" calcext:value-type="float">
            <text:p>349.371826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685]-[.C68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0150" calcext:value-type="float">
            <text:p>80150</text:p>
          </table:table-cell>
          <table:table-cell office:value-type="float" office:value="349.344543" calcext:value-type="float">
            <text:p>349.344543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686]-[.C68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0253" calcext:value-type="float">
            <text:p>80253</text:p>
          </table:table-cell>
          <table:table-cell office:value-type="float" office:value="349.373199" calcext:value-type="float">
            <text:p>349.373199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687]-[.C686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0355" calcext:value-type="float">
            <text:p>80355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688]-[.C68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0458" calcext:value-type="float">
            <text:p>80458</text:p>
          </table:table-cell>
          <table:table-cell office:value-type="float" office:value="349.35907" calcext:value-type="float">
            <text:p>349.35907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689]-[.C688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0560" calcext:value-type="float">
            <text:p>80560</text:p>
          </table:table-cell>
          <table:table-cell office:value-type="float" office:value="349.368164" calcext:value-type="float">
            <text:p>349.368164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690]-[.C68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0662" calcext:value-type="float">
            <text:p>80662</text:p>
          </table:table-cell>
          <table:table-cell office:value-type="float" office:value="349.400909" calcext:value-type="float">
            <text:p>349.400909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819" calcext:value-type="float">
            <text:p>12.326819</text:p>
          </table:table-cell>
          <table:table-cell table:formula="of:=[.C691]-[.C69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0765" calcext:value-type="float">
            <text:p>80765</text:p>
          </table:table-cell>
          <table:table-cell office:value-type="float" office:value="349.40863" calcext:value-type="float">
            <text:p>349.40863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692]-[.C691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0867" calcext:value-type="float">
            <text:p>80867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693]-[.C69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0969" calcext:value-type="float">
            <text:p>80969</text:p>
          </table:table-cell>
          <table:table-cell office:value-type="float" office:value="349.399567" calcext:value-type="float">
            <text:p>349.399567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694]-[.C69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1072" calcext:value-type="float">
            <text:p>81072</text:p>
          </table:table-cell>
          <table:table-cell office:value-type="float" office:value="349.397278" calcext:value-type="float">
            <text:p>349.397278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695]-[.C694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1174" calcext:value-type="float">
            <text:p>81174</text:p>
          </table:table-cell>
          <table:table-cell office:value-type="float" office:value="349.374573" calcext:value-type="float">
            <text:p>349.374573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696]-[.C69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1277" calcext:value-type="float">
            <text:p>81277</text:p>
          </table:table-cell>
          <table:table-cell office:value-type="float" office:value="349.356384" calcext:value-type="float">
            <text:p>349.356384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697]-[.C696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1379" calcext:value-type="float">
            <text:p>81379</text:p>
          </table:table-cell>
          <table:table-cell office:value-type="float" office:value="349.356842" calcext:value-type="float">
            <text:p>349.356842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698]-[.C69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1481" calcext:value-type="float">
            <text:p>81481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699]-[.C69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1584" calcext:value-type="float">
            <text:p>81584</text:p>
          </table:table-cell>
          <table:table-cell office:value-type="float" office:value="349.33728" calcext:value-type="float">
            <text:p>349.33728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700]-[.C699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1686" calcext:value-type="float">
            <text:p>81686</text:p>
          </table:table-cell>
          <table:table-cell office:value-type="float" office:value="349.350922" calcext:value-type="float">
            <text:p>349.350922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701]-[.C70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1788" calcext:value-type="float">
            <text:p>81788</text:p>
          </table:table-cell>
          <table:table-cell office:value-type="float" office:value="349.372253" calcext:value-type="float">
            <text:p>349.372253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702]-[.C70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1891" calcext:value-type="float">
            <text:p>81891</text:p>
          </table:table-cell>
          <table:table-cell office:value-type="float" office:value="349.387756" calcext:value-type="float">
            <text:p>349.387756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703]-[.C702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1993" calcext:value-type="float">
            <text:p>81993</text:p>
          </table:table-cell>
          <table:table-cell office:value-type="float" office:value="349.378174" calcext:value-type="float">
            <text:p>349.378174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704]-[.C70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2096" calcext:value-type="float">
            <text:p>82096</text:p>
          </table:table-cell>
          <table:table-cell office:value-type="float" office:value="349.350891" calcext:value-type="float">
            <text:p>349.350891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705]-[.C704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2198" calcext:value-type="float">
            <text:p>82198</text:p>
          </table:table-cell>
          <table:table-cell office:value-type="float" office:value="349.348633" calcext:value-type="float">
            <text:p>349.348633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706]-[.C70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2300" calcext:value-type="float">
            <text:p>82300</text:p>
          </table:table-cell>
          <table:table-cell office:value-type="float" office:value="349.351379" calcext:value-type="float">
            <text:p>349.351379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707]-[.C70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2403" calcext:value-type="float">
            <text:p>82403</text:p>
          </table:table-cell>
          <table:table-cell office:value-type="float" office:value="349.321381" calcext:value-type="float">
            <text:p>349.321381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708]-[.C707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2505" calcext:value-type="float">
            <text:p>82505</text:p>
          </table:table-cell>
          <table:table-cell office:value-type="float" office:value="349.330902" calcext:value-type="float">
            <text:p>349.330902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709]-[.C70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2608" calcext:value-type="float">
            <text:p>82608</text:p>
          </table:table-cell>
          <table:table-cell office:value-type="float" office:value="349.362732" calcext:value-type="float">
            <text:p>349.362732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710]-[.C709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2710" calcext:value-type="float">
            <text:p>82710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711]-[.C71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2812" calcext:value-type="float">
            <text:p>82812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712]-[.C71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2915" calcext:value-type="float">
            <text:p>82915</text:p>
          </table:table-cell>
          <table:table-cell office:value-type="float" office:value="349.333618" calcext:value-type="float">
            <text:p>349.333618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713]-[.C712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3017" calcext:value-type="float">
            <text:p>83017</text:p>
          </table:table-cell>
          <table:table-cell office:value-type="float" office:value="349.335907" calcext:value-type="float">
            <text:p>349.335907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714]-[.C71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3119" calcext:value-type="float">
            <text:p>83119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715]-[.C71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3222" calcext:value-type="float">
            <text:p>83222</text:p>
          </table:table-cell>
          <table:table-cell office:value-type="float" office:value="349.32135" calcext:value-type="float">
            <text:p>349.32135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716]-[.C715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3324" calcext:value-type="float">
            <text:p>83324</text:p>
          </table:table-cell>
          <table:table-cell office:value-type="float" office:value="349.318634" calcext:value-type="float">
            <text:p>349.318634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717]-[.C71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3427" calcext:value-type="float">
            <text:p>83427</text:p>
          </table:table-cell>
          <table:table-cell office:value-type="float" office:value="349.316833" calcext:value-type="float">
            <text:p>349.316833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718]-[.C717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3529" calcext:value-type="float">
            <text:p>83529</text:p>
          </table:table-cell>
          <table:table-cell office:value-type="float" office:value="349.298157" calcext:value-type="float">
            <text:p>349.298157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719]-[.C71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3631" calcext:value-type="float">
            <text:p>83631</text:p>
          </table:table-cell>
          <table:table-cell office:value-type="float" office:value="349.264526" calcext:value-type="float">
            <text:p>349.264526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720]-[.C71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3734" calcext:value-type="float">
            <text:p>83734</text:p>
          </table:table-cell>
          <table:table-cell office:value-type="float" office:value="349.29364" calcext:value-type="float">
            <text:p>349.29364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721]-[.C720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3836" calcext:value-type="float">
            <text:p>83836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722]-[.C72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3938" calcext:value-type="float">
            <text:p>83938</text:p>
          </table:table-cell>
          <table:table-cell office:value-type="float" office:value="349.339996" calcext:value-type="float">
            <text:p>349.339996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723]-[.C72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4041" calcext:value-type="float">
            <text:p>84041</text:p>
          </table:table-cell>
          <table:table-cell office:value-type="float" office:value="349.357727" calcext:value-type="float">
            <text:p>349.357727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724]-[.C723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4143" calcext:value-type="float">
            <text:p>84143</text:p>
          </table:table-cell>
          <table:table-cell office:value-type="float" office:value="349.368622" calcext:value-type="float">
            <text:p>349.368622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725]-[.C72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4246" calcext:value-type="float">
            <text:p>84246</text:p>
          </table:table-cell>
          <table:table-cell office:value-type="float" office:value="349.335449" calcext:value-type="float">
            <text:p>349.335449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726]-[.C725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4348" calcext:value-type="float">
            <text:p>84348</text:p>
          </table:table-cell>
          <table:table-cell office:value-type="float" office:value="349.300873" calcext:value-type="float">
            <text:p>349.300873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727]-[.C72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4450" calcext:value-type="float">
            <text:p>84450</text:p>
          </table:table-cell>
          <table:table-cell office:value-type="float" office:value="349.276794" calcext:value-type="float">
            <text:p>349.276794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728]-[.C72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4553" calcext:value-type="float">
            <text:p>84553</text:p>
          </table:table-cell>
          <table:table-cell office:value-type="float" office:value="349.273193" calcext:value-type="float">
            <text:p>349.273193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729]-[.C728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4655" calcext:value-type="float">
            <text:p>84655</text:p>
          </table:table-cell>
          <table:table-cell office:value-type="float" office:value="349.270905" calcext:value-type="float">
            <text:p>349.270905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730]-[.C72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4757" calcext:value-type="float">
            <text:p>84757</text:p>
          </table:table-cell>
          <table:table-cell office:value-type="float" office:value="349.291809" calcext:value-type="float">
            <text:p>349.291809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731]-[.C73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4860" calcext:value-type="float">
            <text:p>84860</text:p>
          </table:table-cell>
          <table:table-cell office:value-type="float" office:value="349.31546" calcext:value-type="float">
            <text:p>349.31546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732]-[.C731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4962" calcext:value-type="float">
            <text:p>84962</text:p>
          </table:table-cell>
          <table:table-cell office:value-type="float" office:value="349.324066" calcext:value-type="float">
            <text:p>349.324066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733]-[.C73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5065" calcext:value-type="float">
            <text:p>85065</text:p>
          </table:table-cell>
          <table:table-cell office:value-type="float" office:value="349.335876" calcext:value-type="float">
            <text:p>349.335876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734]-[.C733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5167" calcext:value-type="float">
            <text:p>85167</text:p>
          </table:table-cell>
          <table:table-cell office:value-type="float" office:value="349.36499" calcext:value-type="float">
            <text:p>349.36499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735]-[.C73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5269" calcext:value-type="float">
            <text:p>85269</text:p>
          </table:table-cell>
          <table:table-cell office:value-type="float" office:value="349.371796" calcext:value-type="float">
            <text:p>349.371796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736]-[.C73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5372" calcext:value-type="float">
            <text:p>85372</text:p>
          </table:table-cell>
          <table:table-cell office:value-type="float" office:value="349.370911" calcext:value-type="float">
            <text:p>349.370911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737]-[.C736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5474" calcext:value-type="float">
            <text:p>85474</text:p>
          </table:table-cell>
          <table:table-cell office:value-type="float" office:value="349.35907" calcext:value-type="float">
            <text:p>349.35907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738]-[.C73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5576" calcext:value-type="float">
            <text:p>85576</text:p>
          </table:table-cell>
          <table:table-cell office:value-type="float" office:value="349.340454" calcext:value-type="float">
            <text:p>349.340454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739]-[.C73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5679" calcext:value-type="float">
            <text:p>85679</text:p>
          </table:table-cell>
          <table:table-cell office:value-type="float" office:value="349.301819" calcext:value-type="float">
            <text:p>349.301819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740]-[.C739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5781" calcext:value-type="float">
            <text:p>85781</text:p>
          </table:table-cell>
          <table:table-cell office:value-type="float" office:value="349.269104" calcext:value-type="float">
            <text:p>349.269104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741]-[.C74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5884" calcext:value-type="float">
            <text:p>85884</text:p>
          </table:table-cell>
          <table:table-cell office:value-type="float" office:value="349.279999" calcext:value-type="float">
            <text:p>349.279999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742]-[.C741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5986" calcext:value-type="float">
            <text:p>85986</text:p>
          </table:table-cell>
          <table:table-cell office:value-type="float" office:value="349.31366" calcext:value-type="float">
            <text:p>349.31366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743]-[.C74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6088" calcext:value-type="float">
            <text:p>86088</text:p>
          </table:table-cell>
          <table:table-cell office:value-type="float" office:value="349.343201" calcext:value-type="float">
            <text:p>349.343201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744]-[.C74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6191" calcext:value-type="float">
            <text:p>86191</text:p>
          </table:table-cell>
          <table:table-cell office:value-type="float" office:value="349.360443" calcext:value-type="float">
            <text:p>349.360443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745]-[.C744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6293" calcext:value-type="float">
            <text:p>86293</text:p>
          </table:table-cell>
          <table:table-cell office:value-type="float" office:value="349.367737" calcext:value-type="float">
            <text:p>349.367737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746]-[.C74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6396" calcext:value-type="float">
            <text:p>86396</text:p>
          </table:table-cell>
          <table:table-cell office:value-type="float" office:value="349.357727" calcext:value-type="float">
            <text:p>349.357727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747]-[.C746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6498" calcext:value-type="float">
            <text:p>86498</text:p>
          </table:table-cell>
          <table:table-cell office:value-type="float" office:value="349.339111" calcext:value-type="float">
            <text:p>349.339111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748]-[.C74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6600" calcext:value-type="float">
            <text:p>86600</text:p>
          </table:table-cell>
          <table:table-cell office:value-type="float" office:value="349.34137" calcext:value-type="float">
            <text:p>349.34137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749]-[.C74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6703" calcext:value-type="float">
            <text:p>86703</text:p>
          </table:table-cell>
          <table:table-cell office:value-type="float" office:value="349.365448" calcext:value-type="float">
            <text:p>349.365448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750]-[.C749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6805" calcext:value-type="float">
            <text:p>86805</text:p>
          </table:table-cell>
          <table:table-cell office:value-type="float" office:value="349.38092" calcext:value-type="float">
            <text:p>349.38092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751]-[.C75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6907" calcext:value-type="float">
            <text:p>86907</text:p>
          </table:table-cell>
          <table:table-cell office:value-type="float" office:value="349.370911" calcext:value-type="float">
            <text:p>349.370911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752]-[.C75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7010" calcext:value-type="float">
            <text:p>87010</text:p>
          </table:table-cell>
          <table:table-cell office:value-type="float" office:value="349.355896" calcext:value-type="float">
            <text:p>349.355896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753]-[.C752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7112" calcext:value-type="float">
            <text:p>87112</text:p>
          </table:table-cell>
          <table:table-cell office:value-type="float" office:value="349.33136" calcext:value-type="float">
            <text:p>349.33136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754]-[.C75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7215" calcext:value-type="float">
            <text:p>87215</text:p>
          </table:table-cell>
          <table:table-cell office:value-type="float" office:value="349.299561" calcext:value-type="float">
            <text:p>349.299561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755]-[.C754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7317" calcext:value-type="float">
            <text:p>87317</text:p>
          </table:table-cell>
          <table:table-cell office:value-type="float" office:value="349.301819" calcext:value-type="float">
            <text:p>349.301819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756]-[.C75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7419" calcext:value-type="float">
            <text:p>87419</text:p>
          </table:table-cell>
          <table:table-cell office:value-type="float" office:value="349.344543" calcext:value-type="float">
            <text:p>349.344543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342" calcext:value-type="float">
            <text:p>12.328342</text:p>
          </table:table-cell>
          <table:table-cell table:formula="of:=[.C757]-[.C75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7522" calcext:value-type="float">
            <text:p>87522</text:p>
          </table:table-cell>
          <table:table-cell office:value-type="float" office:value="349.387726" calcext:value-type="float">
            <text:p>349.387726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7863" calcext:value-type="float">
            <text:p>12.327863</text:p>
          </table:table-cell>
          <table:table-cell table:formula="of:=[.C758]-[.C757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7624" calcext:value-type="float">
            <text:p>87624</text:p>
          </table:table-cell>
          <table:table-cell office:value-type="float" office:value="349.400452" calcext:value-type="float">
            <text:p>349.400452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759]-[.C75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7726" calcext:value-type="float">
            <text:p>87726</text:p>
          </table:table-cell>
          <table:table-cell office:value-type="float" office:value="349.411804" calcext:value-type="float">
            <text:p>349.411804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760]-[.C75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7829" calcext:value-type="float">
            <text:p>87829</text:p>
          </table:table-cell>
          <table:table-cell office:value-type="float" office:value="349.440002" calcext:value-type="float">
            <text:p>349.440002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8023" calcext:value-type="float">
            <text:p>12.328023</text:p>
          </table:table-cell>
          <table:table-cell table:formula="of:=[.C761]-[.C760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7931" calcext:value-type="float">
            <text:p>87931</text:p>
          </table:table-cell>
          <table:table-cell office:value-type="float" office:value="349.416351" calcext:value-type="float">
            <text:p>349.416351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762]-[.C76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8034" calcext:value-type="float">
            <text:p>88034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763]-[.C762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8136" calcext:value-type="float">
            <text:p>88136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764]-[.C76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8238" calcext:value-type="float">
            <text:p>88238</text:p>
          </table:table-cell>
          <table:table-cell office:value-type="float" office:value="349.317719" calcext:value-type="float">
            <text:p>349.317719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17361" calcext:value-type="float">
            <text:p>12.317361</text:p>
          </table:table-cell>
          <table:table-cell table:formula="of:=[.C765]-[.C76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8341" calcext:value-type="float">
            <text:p>88341</text:p>
          </table:table-cell>
          <table:table-cell office:value-type="float" office:value="349.299103" calcext:value-type="float">
            <text:p>349.299103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766]-[.C765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8443" calcext:value-type="float">
            <text:p>88443</text:p>
          </table:table-cell>
          <table:table-cell office:value-type="float" office:value="349.296814" calcext:value-type="float">
            <text:p>349.296814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767]-[.C76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8545" calcext:value-type="float">
            <text:p>88545</text:p>
          </table:table-cell>
          <table:table-cell office:value-type="float" office:value="349.29364" calcext:value-type="float">
            <text:p>349.29364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768]-[.C76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8648" calcext:value-type="float">
            <text:p>88648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769]-[.C768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8750" calcext:value-type="float">
            <text:p>88750</text:p>
          </table:table-cell>
          <table:table-cell office:value-type="float" office:value="349.334534" calcext:value-type="float">
            <text:p>349.334534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770]-[.C76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8853" calcext:value-type="float">
            <text:p>88853</text:p>
          </table:table-cell>
          <table:table-cell office:value-type="float" office:value="349.311829" calcext:value-type="float">
            <text:p>349.311829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771]-[.C770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8955" calcext:value-type="float">
            <text:p>88955</text:p>
          </table:table-cell>
          <table:table-cell office:value-type="float" office:value="349.320892" calcext:value-type="float">
            <text:p>349.320892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772]-[.C77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9057" calcext:value-type="float">
            <text:p>89057</text:p>
          </table:table-cell>
          <table:table-cell office:value-type="float" office:value="349.345032" calcext:value-type="float">
            <text:p>349.345032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773]-[.C77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9160" calcext:value-type="float">
            <text:p>89160</text:p>
          </table:table-cell>
          <table:table-cell office:value-type="float" office:value="349.352722" calcext:value-type="float">
            <text:p>349.352722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774]-[.C773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9262" calcext:value-type="float">
            <text:p>89262</text:p>
          </table:table-cell>
          <table:table-cell office:value-type="float" office:value="349.360443" calcext:value-type="float">
            <text:p>349.360443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775]-[.C77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9365" calcext:value-type="float">
            <text:p>89365</text:p>
          </table:table-cell>
          <table:table-cell office:value-type="float" office:value="349.372711" calcext:value-type="float">
            <text:p>349.372711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776]-[.C775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9467" calcext:value-type="float">
            <text:p>89467</text:p>
          </table:table-cell>
          <table:table-cell office:value-type="float" office:value="349.336334" calcext:value-type="float">
            <text:p>349.336334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777]-[.C77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9569" calcext:value-type="float">
            <text:p>89569</text:p>
          </table:table-cell>
          <table:table-cell office:value-type="float" office:value="349.344086" calcext:value-type="float">
            <text:p>349.344086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778]-[.C77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9672" calcext:value-type="float">
            <text:p>89672</text:p>
          </table:table-cell>
          <table:table-cell office:value-type="float" office:value="349.335022" calcext:value-type="float">
            <text:p>349.335022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779]-[.C778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89774" calcext:value-type="float">
            <text:p>89774</text:p>
          </table:table-cell>
          <table:table-cell office:value-type="float" office:value="349.314545" calcext:value-type="float">
            <text:p>349.314545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780]-[.C77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9876" calcext:value-type="float">
            <text:p>89876</text:p>
          </table:table-cell>
          <table:table-cell office:value-type="float" office:value="349.32135" calcext:value-type="float">
            <text:p>349.32135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781]-[.C78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89979" calcext:value-type="float">
            <text:p>89979</text:p>
          </table:table-cell>
          <table:table-cell office:value-type="float" office:value="349.356384" calcext:value-type="float">
            <text:p>349.356384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782]-[.C781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90081" calcext:value-type="float">
            <text:p>90081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783]-[.C78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0184" calcext:value-type="float">
            <text:p>90184</text:p>
          </table:table-cell>
          <table:table-cell office:value-type="float" office:value="349.334534" calcext:value-type="float">
            <text:p>349.334534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784]-[.C783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90286" calcext:value-type="float">
            <text:p>90286</text:p>
          </table:table-cell>
          <table:table-cell office:value-type="float" office:value="349.356842" calcext:value-type="float">
            <text:p>349.356842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785]-[.C78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0388" calcext:value-type="float">
            <text:p>90388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786]-[.C78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0491" calcext:value-type="float">
            <text:p>90491</text:p>
          </table:table-cell>
          <table:table-cell office:value-type="float" office:value="349.350037" calcext:value-type="float">
            <text:p>349.350037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787]-[.C786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90593" calcext:value-type="float">
            <text:p>90593</text:p>
          </table:table-cell>
          <table:table-cell office:value-type="float" office:value="349.378632" calcext:value-type="float">
            <text:p>349.378632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788]-[.C78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0695" calcext:value-type="float">
            <text:p>90695</text:p>
          </table:table-cell>
          <table:table-cell office:value-type="float" office:value="349.369568" calcext:value-type="float">
            <text:p>349.369568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789]-[.C78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0798" calcext:value-type="float">
            <text:p>90798</text:p>
          </table:table-cell>
          <table:table-cell office:value-type="float" office:value="349.369995" calcext:value-type="float">
            <text:p>349.369995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790]-[.C789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90900" calcext:value-type="float">
            <text:p>90900</text:p>
          </table:table-cell>
          <table:table-cell office:value-type="float" office:value="349.364563" calcext:value-type="float">
            <text:p>349.364563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791]-[.C79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1003" calcext:value-type="float">
            <text:p>91003</text:p>
          </table:table-cell>
          <table:table-cell office:value-type="float" office:value="349.362732" calcext:value-type="float">
            <text:p>349.362732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792]-[.C791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91105" calcext:value-type="float">
            <text:p>91105</text:p>
          </table:table-cell>
          <table:table-cell office:value-type="float" office:value="349.344086" calcext:value-type="float">
            <text:p>349.344086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793]-[.C79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1207" calcext:value-type="float">
            <text:p>91207</text:p>
          </table:table-cell>
          <table:table-cell office:value-type="float" office:value="349.34906" calcext:value-type="float">
            <text:p>349.34906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794]-[.C79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1310" calcext:value-type="float">
            <text:p>91310</text:p>
          </table:table-cell>
          <table:table-cell office:value-type="float" office:value="349.322693" calcext:value-type="float">
            <text:p>349.322693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795]-[.C794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91412" calcext:value-type="float">
            <text:p>91412</text:p>
          </table:table-cell>
          <table:table-cell office:value-type="float" office:value="349.345886" calcext:value-type="float">
            <text:p>349.345886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12.327621" calcext:value-type="float">
            <text:p>12.327621</text:p>
          </table:table-cell>
          <table:table-cell table:formula="of:=[.C796]-[.C79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1514" calcext:value-type="float">
            <text:p>91514</text:p>
          </table:table-cell>
          <table:table-cell office:value-type="float" office:value="349.322266" calcext:value-type="float">
            <text:p>349.322266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797]-[.C79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1617" calcext:value-type="float">
            <text:p>91617</text:p>
          </table:table-cell>
          <table:table-cell office:value-type="float" office:value="349.314545" calcext:value-type="float">
            <text:p>349.314545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798]-[.C797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91719" calcext:value-type="float">
            <text:p>91719</text:p>
          </table:table-cell>
          <table:table-cell office:value-type="float" office:value="349.327728" calcext:value-type="float">
            <text:p>349.327728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799]-[.C79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1822" calcext:value-type="float">
            <text:p>91822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800]-[.C799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91924" calcext:value-type="float">
            <text:p>91924</text:p>
          </table:table-cell>
          <table:table-cell office:value-type="float" office:value="349.326813" calcext:value-type="float">
            <text:p>349.326813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801]-[.C80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2026" calcext:value-type="float">
            <text:p>92026</text:p>
          </table:table-cell>
          <table:table-cell office:value-type="float" office:value="349.355408" calcext:value-type="float">
            <text:p>349.355408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802]-[.C80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2129" calcext:value-type="float">
            <text:p>92129</text:p>
          </table:table-cell>
          <table:table-cell office:value-type="float" office:value="349.356781" calcext:value-type="float">
            <text:p>349.356781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803]-[.C802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92231" calcext:value-type="float">
            <text:p>92231</text:p>
          </table:table-cell>
          <table:table-cell office:value-type="float" office:value="349.348633" calcext:value-type="float">
            <text:p>349.348633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804]-[.C80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2334" calcext:value-type="float">
            <text:p>92334</text:p>
          </table:table-cell>
          <table:table-cell office:value-type="float" office:value="349.343201" calcext:value-type="float">
            <text:p>349.343201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805]-[.C804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92436" calcext:value-type="float">
            <text:p>92436</text:p>
          </table:table-cell>
          <table:table-cell office:value-type="float" office:value="349.316833" calcext:value-type="float">
            <text:p>349.316833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806]-[.C805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2538" calcext:value-type="float">
            <text:p>92538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807]-[.C80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2641" calcext:value-type="float">
            <text:p>92641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808]-[.C807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92743" calcext:value-type="float">
            <text:p>92743</text:p>
          </table:table-cell>
          <table:table-cell office:value-type="float" office:value="349.299561" calcext:value-type="float">
            <text:p>349.299561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809]-[.C808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2845" calcext:value-type="float">
            <text:p>92845</text:p>
          </table:table-cell>
          <table:table-cell office:value-type="float" office:value="349.301361" calcext:value-type="float">
            <text:p>349.301361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810]-[.C80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2948" calcext:value-type="float">
            <text:p>92948</text:p>
          </table:table-cell>
          <table:table-cell office:value-type="float" office:value="349.318207" calcext:value-type="float">
            <text:p>349.318207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811]-[.C810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93050" calcext:value-type="float">
            <text:p>93050</text:p>
          </table:table-cell>
          <table:table-cell office:value-type="float" office:value="349.32959" calcext:value-type="float">
            <text:p>349.32959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812]-[.C81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3153" calcext:value-type="float">
            <text:p>93153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813]-[.C812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93255" calcext:value-type="float">
            <text:p>93255</text:p>
          </table:table-cell>
          <table:table-cell office:value-type="float" office:value="349.321381" calcext:value-type="float">
            <text:p>349.321381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814]-[.C813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3357" calcext:value-type="float">
            <text:p>93357</text:p>
          </table:table-cell>
          <table:table-cell office:value-type="float" office:value="349.33136" calcext:value-type="float">
            <text:p>349.33136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815]-[.C81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3460" calcext:value-type="float">
            <text:p>93460</text:p>
          </table:table-cell>
          <table:table-cell office:value-type="float" office:value="349.349548" calcext:value-type="float">
            <text:p>349.349548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816]-[.C815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93562" calcext:value-type="float">
            <text:p>93562</text:p>
          </table:table-cell>
          <table:table-cell office:value-type="float" office:value="349.357727" calcext:value-type="float">
            <text:p>349.357727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817]-[.C81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3664" calcext:value-type="float">
            <text:p>93664</text:p>
          </table:table-cell>
          <table:table-cell table:number-columns-repeated="2"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818]-[.C81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3767" calcext:value-type="float">
            <text:p>93767</text:p>
          </table:table-cell>
          <table:table-cell office:value-type="float" office:value="349.351807" calcext:value-type="float">
            <text:p>349.351807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819]-[.C818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93869" calcext:value-type="float">
            <text:p>93869</text:p>
          </table:table-cell>
          <table:table-cell office:value-type="float" office:value="349.320007" calcext:value-type="float">
            <text:p>349.320007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820]-[.C81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3972" calcext:value-type="float">
            <text:p>93972</text:p>
          </table:table-cell>
          <table:table-cell office:value-type="float" office:value="349.305481" calcext:value-type="float">
            <text:p>349.305481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821]-[.C820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94074" calcext:value-type="float">
            <text:p>94074</text:p>
          </table:table-cell>
          <table:table-cell office:value-type="float" office:value="349.321838" calcext:value-type="float">
            <text:p>349.321838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822]-[.C821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4176" calcext:value-type="float">
            <text:p>94176</text:p>
          </table:table-cell>
          <table:table-cell office:value-type="float" office:value="349.306335" calcext:value-type="float">
            <text:p>349.306335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823]-[.C82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4279" calcext:value-type="float">
            <text:p>94279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7863" calcext:value-type="float">
            <text:p>12.327863</text:p>
          </table:table-cell>
          <table:table-cell table:formula="of:=[.C824]-[.C823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94381" calcext:value-type="float">
            <text:p>94381</text:p>
          </table:table-cell>
          <table:table-cell office:value-type="float" office:value="349.34726" calcext:value-type="float">
            <text:p>349.34726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825]-[.C824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4484" calcext:value-type="float">
            <text:p>94484</text:p>
          </table:table-cell>
          <table:table-cell office:value-type="float" office:value="349.354065" calcext:value-type="float">
            <text:p>349.354065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826]-[.C825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94586" calcext:value-type="float">
            <text:p>94586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827]-[.C826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4688" calcext:value-type="float">
            <text:p>94688</text:p>
          </table:table-cell>
          <table:table-cell office:value-type="float" office:value="349.362274" calcext:value-type="float">
            <text:p>349.362274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828]-[.C827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4791" calcext:value-type="float">
            <text:p>94791</text:p>
          </table:table-cell>
          <table:table-cell office:value-type="float" office:value="349.343201" calcext:value-type="float">
            <text:p>349.343201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829]-[.C828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94893" calcext:value-type="float">
            <text:p>94893</text:p>
          </table:table-cell>
          <table:table-cell office:value-type="float" office:value="349.392273" calcext:value-type="float">
            <text:p>349.392273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C830]-[.C82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4995" calcext:value-type="float">
            <text:p>94995</text:p>
          </table:table-cell>
          <table:table-cell office:value-type="float" office:value="349.414978" calcext:value-type="float">
            <text:p>349.414978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7301" calcext:value-type="float">
            <text:p>12.327301</text:p>
          </table:table-cell>
          <table:table-cell table:formula="of:=[.C831]-[.C830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5098" calcext:value-type="float">
            <text:p>95098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098" calcext:value-type="float">
            <text:p>12.326098</text:p>
          </table:table-cell>
          <table:table-cell table:formula="of:=[.C832]-[.C831]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95200" calcext:value-type="float">
            <text:p>95200</text:p>
          </table:table-cell>
          <table:table-cell office:value-type="float" office:value="349.44043" calcext:value-type="float">
            <text:p>349.44043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833]-[.C832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95303" calcext:value-type="float">
            <text:p>95303</text:p>
          </table:table-cell>
          <table:table-cell office:value-type="float" office:value="349.427246" calcext:value-type="float">
            <text:p>349.427246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834]-[.C833]" office:value-type="float" office:value="103" calcext:value-type="float">
            <text:p>103</text:p>
          </table:table-cell>
        </table:table-row>
        <table:table-row table:style-name="ro1">
          <table:table-cell table:number-columns-repeated="6"/>
          <table:table-cell table:formula="of:=[.C835]-[.C834]" office:value-type="float" office:value="-95303" calcext:value-type="float">
            <text:p>-95303</text:p>
          </table:table-cell>
        </table:table-row>
        <table:table-row table:style-name="ro1">
          <table:table-cell table:number-columns-repeated="6"/>
          <table:table-cell table:formula="of:=[.C836]-[.C83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37]-[.C83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38]-[.C83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39]-[.C83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40]-[.C83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41]-[.C84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42]-[.C84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43]-[.C84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44]-[.C84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45]-[.C84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46]-[.C84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47]-[.C84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48]-[.C84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49]-[.C84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50]-[.C84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51]-[.C85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52]-[.C85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53]-[.C85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54]-[.C85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55]-[.C85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56]-[.C85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57]-[.C85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58]-[.C85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59]-[.C85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60]-[.C85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61]-[.C86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62]-[.C86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63]-[.C86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64]-[.C86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65]-[.C86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66]-[.C86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67]-[.C86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68]-[.C86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69]-[.C86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70]-[.C86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71]-[.C87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72]-[.C87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73]-[.C87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74]-[.C87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75]-[.C87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76]-[.C87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77]-[.C87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78]-[.C87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79]-[.C87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80]-[.C87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81]-[.C88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82]-[.C88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83]-[.C88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84]-[.C88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85]-[.C88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86]-[.C88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87]-[.C88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88]-[.C88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89]-[.C88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90]-[.C88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91]-[.C89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92]-[.C89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93]-[.C89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94]-[.C89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95]-[.C89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96]-[.C89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97]-[.C89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98]-[.C89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99]-[.C89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00]-[.C89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01]-[.C90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02]-[.C90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03]-[.C90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04]-[.C90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05]-[.C90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06]-[.C90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07]-[.C90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08]-[.C90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09]-[.C90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10]-[.C90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11]-[.C91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12]-[.C91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13]-[.C91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14]-[.C91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15]-[.C91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16]-[.C91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17]-[.C91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18]-[.C91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19]-[.C91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20]-[.C91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21]-[.C92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22]-[.C92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23]-[.C92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24]-[.C92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25]-[.C92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26]-[.C92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27]-[.C92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28]-[.C92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29]-[.C92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30]-[.C92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31]-[.C93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32]-[.C93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33]-[.C93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34]-[.C93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35]-[.C93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36]-[.C93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37]-[.C93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38]-[.C93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39]-[.C93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40]-[.C93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41]-[.C94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42]-[.C94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43]-[.C94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44]-[.C94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45]-[.C94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46]-[.C94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47]-[.C94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48]-[.C94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49]-[.C94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50]-[.C94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51]-[.C95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52]-[.C95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53]-[.C95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54]-[.C95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55]-[.C95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56]-[.C95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57]-[.C95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58]-[.C95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59]-[.C95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60]-[.C95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61]-[.C96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62]-[.C96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63]-[.C96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64]-[.C96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65]-[.C96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66]-[.C96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67]-[.C96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68]-[.C96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69]-[.C96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70]-[.C96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71]-[.C97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72]-[.C97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73]-[.C97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74]-[.C97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75]-[.C97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76]-[.C97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77]-[.C97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78]-[.C97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79]-[.C97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80]-[.C97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81]-[.C98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82]-[.C98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83]-[.C98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84]-[.C98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85]-[.C98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86]-[.C98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87]-[.C98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88]-[.C98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89]-[.C98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90]-[.C98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91]-[.C99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92]-[.C99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93]-[.C99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94]-[.C99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95]-[.C99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96]-[.C99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97]-[.C99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98]-[.C99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99]-[.C99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1000]-[.C999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2:19:01.763374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23:05:41.220379002</meta:creation-date>
    <dc:date>2022-01-11T12:42:15.347907511</dc:date>
    <meta:editing-duration>PT41M45S</meta:editing-duration>
    <meta:editing-cycles>3</meta:editing-cycles>
    <meta:generator>LibreOffice/7.0.4.2$Linux_X86_64 LibreOffice_project/00$Build-2</meta:generator>
    <meta:document-statistic meta:table-count="1" meta:cell-count="435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446cm" svg:height="20.188cm" xlink:href=".." xlink:type="simple" chart:class="chart:line" chart:style-name="ch1">
        <chart:legend chart:legend-position="end" svg:x="31.594cm" svg:y="9.546cm" style:legend-expansion="high" chart:style-name="ch2"/>
        <chart:plot-area chart:style-name="ch3" table:cell-range-address="Sheet1.D1:Sheet1.E250" svg:x="0.688cm" svg:y="0.403cm" svg:width="30.218cm" svg:height="19.382cm">
          <chart:coordinate-region svg:x="1.786cm" svg:y="0.524cm" svg:width="29.12cm" svg:height="18.2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250" chart:class="chart:line">
            <chart:data-point chart:repeated="250"/>
          </chart:series>
          <chart:series chart:style-name="ch7" chart:values-cell-range-address="Sheet1.E1:Sheet1.E250" chart:class="chart:line">
            <chart:data-point chart:repeated="2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.389984">
                <text:p>349.389984</text:p>
                <draw:g>
                  <svg:desc>Sheet1.D1:Sheet1.D250</svg:desc>
                </draw:g>
              </table:table-cell>
              <table:table-cell office:value-type="float" office:value="349.331818">
                <text:p>349.331818</text:p>
                <draw:g>
                  <svg:desc>Sheet1.E1:Sheet1.E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.342285">
                <text:p>349.342285</text:p>
              </table:table-cell>
              <table:table-cell office:value-type="float" office:value="349.397736">
                <text:p>349.397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9.369537">
                <text:p>349.369537</text:p>
              </table:table-cell>
              <table:table-cell office:value-type="float" office:value="349.329559">
                <text:p>349.3295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9.417297">
                <text:p>349.417297</text:p>
              </table:table-cell>
              <table:table-cell office:value-type="float" office:value="349.536377">
                <text:p>349.536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9.400909">
                <text:p>349.400909</text:p>
              </table:table-cell>
              <table:table-cell office:value-type="float" office:value="349.409088">
                <text:p>349.409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.380005">
                <text:p>349.380005</text:p>
              </table:table-cell>
              <table:table-cell office:value-type="float" office:value="349.227264">
                <text:p>349.227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9.415466">
                <text:p>349.415466</text:p>
              </table:table-cell>
              <table:table-cell office:value-type="float" office:value="349.575012">
                <text:p>349.575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9.373627">
                <text:p>349.373627</text:p>
              </table:table-cell>
              <table:table-cell office:value-type="float" office:value="349.120453">
                <text:p>349.1204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9.313171">
                <text:p>349.313171</text:p>
              </table:table-cell>
              <table:table-cell office:value-type="float" office:value="349.2341">
                <text:p>349.23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9.324554">
                <text:p>349.324554</text:p>
              </table:table-cell>
              <table:table-cell office:value-type="float" office:value="349.465912">
                <text:p>349.4659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9.375">
                <text:p>349.375</text:p>
              </table:table-cell>
              <table:table-cell office:value-type="float" office:value="349.479553">
                <text:p>349.4795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9.332764">
                <text:p>349.332764</text:p>
              </table:table-cell>
              <table:table-cell office:value-type="float" office:value="349.363647">
                <text:p>349.3636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9.360443">
                <text:p>349.360443</text:p>
              </table:table-cell>
              <table:table-cell office:value-type="float" office:value="349.259094">
                <text:p>349.2590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9.400482">
                <text:p>349.400482</text:p>
              </table:table-cell>
              <table:table-cell office:value-type="float" office:value="349.434082">
                <text:p>349.4340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9.414551">
                <text:p>349.414551</text:p>
              </table:table-cell>
              <table:table-cell office:value-type="float" office:value="349.536377">
                <text:p>349.5363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9.394562">
                <text:p>349.394562</text:p>
              </table:table-cell>
              <table:table-cell office:value-type="float" office:value="349.379547">
                <text:p>349.3795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9.406372">
                <text:p>349.406372</text:p>
              </table:table-cell>
              <table:table-cell office:value-type="float" office:value="349.422729">
                <text:p>349.4227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9.394989">
                <text:p>349.394989</text:p>
              </table:table-cell>
              <table:table-cell office:value-type="float" office:value="349.202271">
                <text:p>349.2022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9.370911">
                <text:p>349.370911</text:p>
              </table:table-cell>
              <table:table-cell office:value-type="float" office:value="349.313629">
                <text:p>349.3136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9.313171">
                <text:p>349.313171</text:p>
              </table:table-cell>
              <table:table-cell office:value-type="float" office:value="349.247742">
                <text:p>349.2477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9.280884">
                <text:p>349.280884</text:p>
              </table:table-cell>
              <table:table-cell office:value-type="float" office:value="349.21817">
                <text:p>349.218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9.248596">
                <text:p>349.248596</text:p>
              </table:table-cell>
              <table:table-cell office:value-type="float" office:value="349.261353">
                <text:p>349.2613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9.256378">
                <text:p>349.256378</text:p>
              </table:table-cell>
              <table:table-cell office:value-type="float" office:value="349.240906">
                <text:p>349.2409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9.250458">
                <text:p>349.250458</text:p>
              </table:table-cell>
              <table:table-cell office:value-type="float" office:value="349.284088">
                <text:p>349.2840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9.254547">
                <text:p>349.254547</text:p>
              </table:table-cell>
              <table:table-cell office:value-type="float" office:value="349.268188">
                <text:p>349.2681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9.240448">
                <text:p>349.240448</text:p>
              </table:table-cell>
              <table:table-cell office:value-type="float" office:value="349.147736">
                <text:p>349.1477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9.279541">
                <text:p>349.279541</text:p>
              </table:table-cell>
              <table:table-cell office:value-type="float" office:value="349.456818">
                <text:p>349.4568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9.294983">
                <text:p>349.294983</text:p>
              </table:table-cell>
              <table:table-cell office:value-type="float" office:value="349.318176">
                <text:p>349.3181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9.324097">
                <text:p>349.324097</text:p>
              </table:table-cell>
              <table:table-cell office:value-type="float" office:value="349.429535">
                <text:p>349.4295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.33728">
                <text:p>349.33728</text:p>
              </table:table-cell>
              <table:table-cell office:value-type="float" office:value="349.334076">
                <text:p>349.3340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9.370911">
                <text:p>349.370911</text:p>
              </table:table-cell>
              <table:table-cell office:value-type="float" office:value="349.315918">
                <text:p>349.3159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9.333649">
                <text:p>349.333649</text:p>
              </table:table-cell>
              <table:table-cell office:value-type="float" office:value="349.270447">
                <text:p>349.2704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9.325897">
                <text:p>349.325897</text:p>
              </table:table-cell>
              <table:table-cell office:value-type="float" office:value="349.279541">
                <text:p>349.2795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9.30365">
                <text:p>349.30365</text:p>
              </table:table-cell>
              <table:table-cell office:value-type="float" office:value="349.318176">
                <text:p>349.3181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9.318176">
                <text:p>349.318176</text:p>
              </table:table-cell>
              <table:table-cell office:value-type="float" office:value="349.40683">
                <text:p>349.406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9.336823">
                <text:p>349.336823</text:p>
              </table:table-cell>
              <table:table-cell office:value-type="float" office:value="349.409088">
                <text:p>349.4090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9.373199">
                <text:p>349.373199</text:p>
              </table:table-cell>
              <table:table-cell office:value-type="float" office:value="349.452271">
                <text:p>349.4522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9.384094">
                <text:p>349.384094</text:p>
              </table:table-cell>
              <table:table-cell office:value-type="float" office:value="349.334076">
                <text:p>349.3340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9.382751">
                <text:p>349.382751</text:p>
              </table:table-cell>
              <table:table-cell office:value-type="float" office:value="349.311371">
                <text:p>349.3113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9.362732">
                <text:p>349.362732</text:p>
              </table:table-cell>
              <table:table-cell office:value-type="float" office:value="349.306824">
                <text:p>349.3068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9.345459">
                <text:p>349.345459</text:p>
              </table:table-cell>
              <table:table-cell office:value-type="float" office:value="349.322723">
                <text:p>349.3227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9.34137">
                <text:p>349.34137</text:p>
              </table:table-cell>
              <table:table-cell office:value-type="float" office:value="349.431824">
                <text:p>349.4318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9.334564">
                <text:p>349.334564</text:p>
              </table:table-cell>
              <table:table-cell office:value-type="float" office:value="349.299988">
                <text:p>349.2999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9.319519">
                <text:p>349.319519</text:p>
              </table:table-cell>
              <table:table-cell office:value-type="float" office:value="349.236359">
                <text:p>349.2363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9.337708">
                <text:p>349.337708</text:p>
              </table:table-cell>
              <table:table-cell office:value-type="float" office:value="349.397736">
                <text:p>349.3977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9.340881">
                <text:p>349.340881</text:p>
              </table:table-cell>
              <table:table-cell office:value-type="float" office:value="349.338623">
                <text:p>349.3386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9.320892">
                <text:p>349.320892</text:p>
              </table:table-cell>
              <table:table-cell office:value-type="float" office:value="349.331818">
                <text:p>349.3318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9.352264">
                <text:p>349.352264</text:p>
              </table:table-cell>
              <table:table-cell office:value-type="float" office:value="349.456818">
                <text:p>349.4568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9.365906">
                <text:p>349.365906</text:p>
              </table:table-cell>
              <table:table-cell office:value-type="float" office:value="349.304535">
                <text:p>349.3045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.331818">
                <text:p>349.331818</text:p>
              </table:table-cell>
              <table:table-cell office:value-type="float" office:value="349.227264">
                <text:p>349.2272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9.326355">
                <text:p>349.326355</text:p>
              </table:table-cell>
              <table:table-cell office:value-type="float" office:value="349.311371">
                <text:p>349.3113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9.327728">
                <text:p>349.327728</text:p>
              </table:table-cell>
              <table:table-cell office:value-type="float" office:value="349.338623">
                <text:p>349.3386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9.306366">
                <text:p>349.306366</text:p>
              </table:table-cell>
              <table:table-cell office:value-type="float" office:value="349.350006">
                <text:p>349.3500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9.294983">
                <text:p>349.294983</text:p>
              </table:table-cell>
              <table:table-cell office:value-type="float" office:value="349.247742">
                <text:p>349.2477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9.314087">
                <text:p>349.314087</text:p>
              </table:table-cell>
              <table:table-cell office:value-type="float" office:value="349.322723">
                <text:p>349.3227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9.299072">
                <text:p>349.299072</text:p>
              </table:table-cell>
              <table:table-cell office:value-type="float" office:value="349.236359">
                <text:p>349.2363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9.310913">
                <text:p>349.310913</text:p>
              </table:table-cell>
              <table:table-cell office:value-type="float" office:value="349.397736">
                <text:p>349.3977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9.292725">
                <text:p>349.292725</text:p>
              </table:table-cell>
              <table:table-cell office:value-type="float" office:value="349.259094">
                <text:p>349.2590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9.312286">
                <text:p>349.312286</text:p>
              </table:table-cell>
              <table:table-cell office:value-type="float" office:value="349.345459">
                <text:p>349.345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9.304108">
                <text:p>349.304108</text:p>
              </table:table-cell>
              <table:table-cell office:value-type="float" office:value="349.28183">
                <text:p>349.281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9.312317">
                <text:p>349.312317</text:p>
              </table:table-cell>
              <table:table-cell office:value-type="float" office:value="349.277283">
                <text:p>349.2772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9.303162">
                <text:p>349.303162</text:p>
              </table:table-cell>
              <table:table-cell office:value-type="float" office:value="349.352264">
                <text:p>349.3522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9.315918">
                <text:p>349.315918</text:p>
              </table:table-cell>
              <table:table-cell office:value-type="float" office:value="349.322723">
                <text:p>349.3227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9.319092">
                <text:p>349.319092</text:p>
              </table:table-cell>
              <table:table-cell office:value-type="float" office:value="349.361359">
                <text:p>349.3613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9.311829">
                <text:p>349.311829</text:p>
              </table:table-cell>
              <table:table-cell office:value-type="float" office:value="349.245453">
                <text:p>349.2454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9.300476">
                <text:p>349.300476</text:p>
              </table:table-cell>
              <table:table-cell office:value-type="float" office:value="349.220459">
                <text:p>349.2204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9.294556">
                <text:p>349.294556</text:p>
              </table:table-cell>
              <table:table-cell office:value-type="float" office:value="349.322723">
                <text:p>349.3227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9.299103">
                <text:p>349.299103</text:p>
              </table:table-cell>
              <table:table-cell office:value-type="float" office:value="349.345459">
                <text:p>349.3454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9.288635">
                <text:p>349.288635</text:p>
              </table:table-cell>
              <table:table-cell office:value-type="float" office:value="349.309082">
                <text:p>349.3090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9.340454">
                <text:p>349.340454</text:p>
              </table:table-cell>
              <table:table-cell office:value-type="float" office:value="349.504547">
                <text:p>349.5045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9.383179">
                <text:p>349.383179</text:p>
              </table:table-cell>
              <table:table-cell office:value-type="float" office:value="349.434082">
                <text:p>349.4340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9.397736">
                <text:p>349.397736</text:p>
              </table:table-cell>
              <table:table-cell office:value-type="float" office:value="349.395447">
                <text:p>349.3954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9.371796">
                <text:p>349.371796</text:p>
              </table:table-cell>
              <table:table-cell office:value-type="float" office:value="349.215912">
                <text:p>349.2159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9.376343">
                <text:p>349.376343</text:p>
              </table:table-cell>
              <table:table-cell office:value-type="float" office:value="349.331818">
                <text:p>349.3318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9.339539">
                <text:p>349.339539</text:p>
              </table:table-cell>
              <table:table-cell office:value-type="float" office:value="349.320465">
                <text:p>349.3204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9.309998">
                <text:p>349.309998</text:p>
              </table:table-cell>
              <table:table-cell office:value-type="float" office:value="349.286377">
                <text:p>349.2863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9.325897">
                <text:p>349.325897</text:p>
              </table:table-cell>
              <table:table-cell office:value-type="float" office:value="349.475006">
                <text:p>349.4750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9.341827">
                <text:p>349.341827</text:p>
              </table:table-cell>
              <table:table-cell office:value-type="float" office:value="349.295441">
                <text:p>349.2954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9.349091">
                <text:p>349.349091</text:p>
              </table:table-cell>
              <table:table-cell office:value-type="float" office:value="349.368195">
                <text:p>349.3681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9.357727">
                <text:p>349.357727</text:p>
              </table:table-cell>
              <table:table-cell office:value-type="float" office:value="349.363647">
                <text:p>349.3636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9.381378">
                <text:p>349.381378</text:p>
              </table:table-cell>
              <table:table-cell office:value-type="float" office:value="349.404541">
                <text:p>349.4045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9.342712">
                <text:p>349.342712</text:p>
              </table:table-cell>
              <table:table-cell office:value-type="float" office:value="349.28183">
                <text:p>349.281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9.388641">
                <text:p>349.388641</text:p>
              </table:table-cell>
              <table:table-cell office:value-type="float" office:value="349.524994">
                <text:p>349.5249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9.39682">
                <text:p>349.39682</text:p>
              </table:table-cell>
              <table:table-cell office:value-type="float" office:value="349.409088">
                <text:p>349.4090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9.389557">
                <text:p>349.389557</text:p>
              </table:table-cell>
              <table:table-cell office:value-type="float" office:value="349.327271">
                <text:p>349.3272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9.382263">
                <text:p>349.382263</text:p>
              </table:table-cell>
              <table:table-cell office:value-type="float" office:value="349.368195">
                <text:p>349.3681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9.401794">
                <text:p>349.401794</text:p>
              </table:table-cell>
              <table:table-cell office:value-type="float" office:value="349.379547">
                <text:p>349.3795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9.380432">
                <text:p>349.380432</text:p>
              </table:table-cell>
              <table:table-cell office:value-type="float" office:value="349.418182">
                <text:p>349.4181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9.390442">
                <text:p>349.390442</text:p>
              </table:table-cell>
              <table:table-cell office:value-type="float" office:value="349.459076">
                <text:p>349.4590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9.376801">
                <text:p>349.376801</text:p>
              </table:table-cell>
              <table:table-cell office:value-type="float" office:value="349.259094">
                <text:p>349.2590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9.394104">
                <text:p>349.394104</text:p>
              </table:table-cell>
              <table:table-cell office:value-type="float" office:value="349.454559">
                <text:p>349.4545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9.41684">
                <text:p>349.41684</text:p>
              </table:table-cell>
              <table:table-cell office:value-type="float" office:value="349.493195">
                <text:p>349.4931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9.405457">
                <text:p>349.405457</text:p>
              </table:table-cell>
              <table:table-cell office:value-type="float" office:value="349.361359">
                <text:p>349.3613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9.420898">
                <text:p>349.420898</text:p>
              </table:table-cell>
              <table:table-cell office:value-type="float" office:value="349.536377">
                <text:p>349.5363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9.458191">
                <text:p>349.458191</text:p>
              </table:table-cell>
              <table:table-cell office:value-type="float" office:value="349.445465">
                <text:p>349.4454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9.421814">
                <text:p>349.421814</text:p>
              </table:table-cell>
              <table:table-cell office:value-type="float" office:value="349.272736">
                <text:p>349.2727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9.377716">
                <text:p>349.377716</text:p>
              </table:table-cell>
              <table:table-cell office:value-type="float" office:value="349.272736">
                <text:p>349.2727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.385437">
                <text:p>349.385437</text:p>
              </table:table-cell>
              <table:table-cell office:value-type="float" office:value="349.399994">
                <text:p>349.3999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329071">
                <text:p>349.329071</text:p>
              </table:table-cell>
              <table:table-cell office:value-type="float" office:value="349.254547">
                <text:p>349.2545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9.35907">
                <text:p>349.35907</text:p>
              </table:table-cell>
              <table:table-cell office:value-type="float" office:value="349.595459">
                <text:p>349.5954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9.402283">
                <text:p>349.402283</text:p>
              </table:table-cell>
              <table:table-cell office:value-type="float" office:value="349.488647">
                <text:p>349.4886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9.41272">
                <text:p>349.41272</text:p>
              </table:table-cell>
              <table:table-cell office:value-type="float" office:value="349.325012">
                <text:p>349.3250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9.394104">
                <text:p>349.394104</text:p>
              </table:table-cell>
              <table:table-cell office:value-type="float" office:value="349.306824">
                <text:p>349.3068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9.421814">
                <text:p>349.421814</text:p>
              </table:table-cell>
              <table:table-cell office:value-type="float" office:value="349.393188">
                <text:p>349.3931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9.367279">
                <text:p>349.367279</text:p>
              </table:table-cell>
              <table:table-cell office:value-type="float" office:value="349.322723">
                <text:p>349.3227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9.360474">
                <text:p>349.360474</text:p>
              </table:table-cell>
              <table:table-cell office:value-type="float" office:value="349.454559">
                <text:p>349.4545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9.41275">
                <text:p>349.41275</text:p>
              </table:table-cell>
              <table:table-cell office:value-type="float" office:value="349.586365">
                <text:p>349.5863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9.448669">
                <text:p>349.448669</text:p>
              </table:table-cell>
              <table:table-cell office:value-type="float" office:value="349.486359">
                <text:p>349.4863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9.440918">
                <text:p>349.440918</text:p>
              </table:table-cell>
              <table:table-cell office:value-type="float" office:value="349.354553">
                <text:p>349.3545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9.429993">
                <text:p>349.429993</text:p>
              </table:table-cell>
              <table:table-cell office:value-type="float" office:value="349.268188">
                <text:p>349.2681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9.44635">
                <text:p>349.44635</text:p>
              </table:table-cell>
              <table:table-cell office:value-type="float" office:value="349.536377">
                <text:p>349.5363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9.392273">
                <text:p>349.392273</text:p>
              </table:table-cell>
              <table:table-cell office:value-type="float" office:value="349.315918">
                <text:p>349.3159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9.377258">
                <text:p>349.377258</text:p>
              </table:table-cell>
              <table:table-cell office:value-type="float" office:value="349.411377">
                <text:p>349.4113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9.332733">
                <text:p>349.332733</text:p>
              </table:table-cell>
              <table:table-cell office:value-type="float" office:value="349.131805">
                <text:p>349.1318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9.399567">
                <text:p>349.399567</text:p>
              </table:table-cell>
              <table:table-cell office:value-type="float" office:value="349.602264">
                <text:p>349.6022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9.337738">
                <text:p>349.337738</text:p>
              </table:table-cell>
              <table:table-cell office:value-type="float" office:value="349.227264">
                <text:p>349.2272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9.360016">
                <text:p>349.360016</text:p>
              </table:table-cell>
              <table:table-cell office:value-type="float" office:value="349.427277">
                <text:p>349.4272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9.323181">
                <text:p>349.323181</text:p>
              </table:table-cell>
              <table:table-cell office:value-type="float" office:value="349.227264">
                <text:p>349.2272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9.424561">
                <text:p>349.424561</text:p>
              </table:table-cell>
              <table:table-cell office:value-type="float" office:value="349.638641">
                <text:p>349.6386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9.388184">
                <text:p>349.388184</text:p>
              </table:table-cell>
              <table:table-cell office:value-type="float" office:value="349.420441">
                <text:p>349.4204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9.393158">
                <text:p>349.393158</text:p>
              </table:table-cell>
              <table:table-cell office:value-type="float" office:value="349.252258">
                <text:p>349.2522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9.389069">
                <text:p>349.389069</text:p>
              </table:table-cell>
              <table:table-cell office:value-type="float" office:value="349.40683">
                <text:p>349.406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9.417297">
                <text:p>349.417297</text:p>
              </table:table-cell>
              <table:table-cell office:value-type="float" office:value="349.368195">
                <text:p>349.3681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9.363617">
                <text:p>349.363617</text:p>
              </table:table-cell>
              <table:table-cell office:value-type="float" office:value="349.370453">
                <text:p>349.3704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9.360443">
                <text:p>349.360443</text:p>
              </table:table-cell>
              <table:table-cell office:value-type="float" office:value="349.404541">
                <text:p>349.4045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9.385925">
                <text:p>349.385925</text:p>
              </table:table-cell>
              <table:table-cell office:value-type="float" office:value="349.379547">
                <text:p>349.3795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9.382721">
                <text:p>349.382721</text:p>
              </table:table-cell>
              <table:table-cell office:value-type="float" office:value="349.3909">
                <text:p>349.39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9.411346">
                <text:p>349.411346</text:p>
              </table:table-cell>
              <table:table-cell office:value-type="float" office:value="349.511353">
                <text:p>349.5113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9.406799">
                <text:p>349.406799</text:p>
              </table:table-cell>
              <table:table-cell office:value-type="float" office:value="349.347717">
                <text:p>349.3477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9.400452">
                <text:p>349.400452</text:p>
              </table:table-cell>
              <table:table-cell office:value-type="float" office:value="349.372742">
                <text:p>349.3727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9.414551">
                <text:p>349.414551</text:p>
              </table:table-cell>
              <table:table-cell office:value-type="float" office:value="349.450012">
                <text:p>349.4500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9.399994">
                <text:p>349.399994</text:p>
              </table:table-cell>
              <table:table-cell office:value-type="float" office:value="349.318176">
                <text:p>349.3181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9.35318">
                <text:p>349.35318</text:p>
              </table:table-cell>
              <table:table-cell office:value-type="float" office:value="349.277283">
                <text:p>349.2772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9.34906">
                <text:p>349.34906</text:p>
              </table:table-cell>
              <table:table-cell office:value-type="float" office:value="349.327271">
                <text:p>349.3272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.342712">
                <text:p>349.342712</text:p>
              </table:table-cell>
              <table:table-cell office:value-type="float" office:value="349.340912">
                <text:p>349.3409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9.360016">
                <text:p>349.360016</text:p>
              </table:table-cell>
              <table:table-cell office:value-type="float" office:value="349.536377">
                <text:p>349.5363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9.365448">
                <text:p>349.365448</text:p>
              </table:table-cell>
              <table:table-cell office:value-type="float" office:value="349.345459">
                <text:p>349.3454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9.372742">
                <text:p>349.372742</text:p>
              </table:table-cell>
              <table:table-cell office:value-type="float" office:value="349.313629">
                <text:p>349.3136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9.364563">
                <text:p>349.364563</text:p>
              </table:table-cell>
              <table:table-cell office:value-type="float" office:value="349.286377">
                <text:p>349.2863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9.34726">
                <text:p>349.34726</text:p>
              </table:table-cell>
              <table:table-cell office:value-type="float" office:value="349.254547">
                <text:p>349.2545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9.310455">
                <text:p>349.310455</text:p>
              </table:table-cell>
              <table:table-cell office:value-type="float" office:value="349.352264">
                <text:p>349.3522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9.330444">
                <text:p>349.330444</text:p>
              </table:table-cell>
              <table:table-cell office:value-type="float" office:value="349.445465">
                <text:p>349.4454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9.330017">
                <text:p>349.330017</text:p>
              </table:table-cell>
              <table:table-cell office:value-type="float" office:value="349.311371">
                <text:p>349.3113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9.34137">
                <text:p>349.34137</text:p>
              </table:table-cell>
              <table:table-cell office:value-type="float" office:value="349.34317">
                <text:p>349.343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9.353638">
                <text:p>349.353638</text:p>
              </table:table-cell>
              <table:table-cell office:value-type="float" office:value="349.315918">
                <text:p>349.3159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9.377258">
                <text:p>349.377258</text:p>
              </table:table-cell>
              <table:table-cell office:value-type="float" office:value="349.470459">
                <text:p>349.4704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9.365448">
                <text:p>349.365448</text:p>
              </table:table-cell>
              <table:table-cell office:value-type="float" office:value="349.386353">
                <text:p>349.3863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9.379089">
                <text:p>349.379089</text:p>
              </table:table-cell>
              <table:table-cell office:value-type="float" office:value="349.379547">
                <text:p>349.3795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9.375">
                <text:p>349.375</text:p>
              </table:table-cell>
              <table:table-cell office:value-type="float" office:value="349.322723">
                <text:p>349.3227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9.400909">
                <text:p>349.400909</text:p>
              </table:table-cell>
              <table:table-cell office:value-type="float" office:value="349.445465">
                <text:p>349.4454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49.391785">
                <text:p>349.391785</text:p>
              </table:table-cell>
              <table:table-cell office:value-type="float" office:value="349.424988">
                <text:p>349.4249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49.374573">
                <text:p>349.374573</text:p>
              </table:table-cell>
              <table:table-cell office:value-type="float" office:value="349.299988">
                <text:p>349.2999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9.336365">
                <text:p>349.336365</text:p>
              </table:table-cell>
              <table:table-cell office:value-type="float" office:value="349.188629">
                <text:p>349.1886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49.34317">
                <text:p>349.34317</text:p>
              </table:table-cell>
              <table:table-cell office:value-type="float" office:value="349.356812">
                <text:p>349.3568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9.352722">
                <text:p>349.352722</text:p>
              </table:table-cell>
              <table:table-cell office:value-type="float" office:value="349.493195">
                <text:p>349.4931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9.347717">
                <text:p>349.347717</text:p>
              </table:table-cell>
              <table:table-cell office:value-type="float" office:value="349.399994">
                <text:p>349.3999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9.388641">
                <text:p>349.388641</text:p>
              </table:table-cell>
              <table:table-cell office:value-type="float" office:value="349.504547">
                <text:p>349.5045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9.441833">
                <text:p>349.441833</text:p>
              </table:table-cell>
              <table:table-cell office:value-type="float" office:value="349.454559">
                <text:p>349.4545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9.445465">
                <text:p>349.445465</text:p>
              </table:table-cell>
              <table:table-cell office:value-type="float" office:value="349.375">
                <text:p>349.3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9.441376">
                <text:p>349.441376</text:p>
              </table:table-cell>
              <table:table-cell office:value-type="float" office:value="349.472717">
                <text:p>349.4727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9.425934">
                <text:p>349.425934</text:p>
              </table:table-cell>
              <table:table-cell office:value-type="float" office:value="349.322723">
                <text:p>349.3227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9.432281">
                <text:p>349.432281</text:p>
              </table:table-cell>
              <table:table-cell office:value-type="float" office:value="349.536377">
                <text:p>349.5363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9.407288">
                <text:p>349.407288</text:p>
              </table:table-cell>
              <table:table-cell office:value-type="float" office:value="349.329559">
                <text:p>349.3295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9.437744">
                <text:p>349.437744</text:p>
              </table:table-cell>
              <table:table-cell office:value-type="float" office:value="349.527283">
                <text:p>349.5272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9.436401">
                <text:p>349.436401</text:p>
              </table:table-cell>
              <table:table-cell office:value-type="float" office:value="349.465912">
                <text:p>349.4659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9.449127">
                <text:p>349.449127</text:p>
              </table:table-cell>
              <table:table-cell office:value-type="float" office:value="349.386353">
                <text:p>349.3863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9.407745">
                <text:p>349.407745</text:p>
              </table:table-cell>
              <table:table-cell office:value-type="float" office:value="349.329559">
                <text:p>349.3295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9.425934">
                <text:p>349.425934</text:p>
              </table:table-cell>
              <table:table-cell office:value-type="float" office:value="349.420441">
                <text:p>349.4204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9.404114">
                <text:p>349.404114</text:p>
              </table:table-cell>
              <table:table-cell office:value-type="float" office:value="349.418182">
                <text:p>349.4181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9.390015">
                <text:p>349.390015</text:p>
              </table:table-cell>
              <table:table-cell office:value-type="float" office:value="349.395447">
                <text:p>349.3954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9.41095">
                <text:p>349.41095</text:p>
              </table:table-cell>
              <table:table-cell office:value-type="float" office:value="349.490906">
                <text:p>349.4909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9.422272">
                <text:p>349.422272</text:p>
              </table:table-cell>
              <table:table-cell office:value-type="float" office:value="349.386353">
                <text:p>349.3863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9.414978">
                <text:p>349.414978</text:p>
              </table:table-cell>
              <table:table-cell office:value-type="float" office:value="349.384094">
                <text:p>349.3840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9.415924">
                <text:p>349.415924</text:p>
              </table:table-cell>
              <table:table-cell office:value-type="float" office:value="349.422729">
                <text:p>349.4227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.400879">
                <text:p>349.400879</text:p>
              </table:table-cell>
              <table:table-cell office:value-type="float" office:value="349.320465">
                <text:p>349.3204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9.373169">
                <text:p>349.373169</text:p>
              </table:table-cell>
              <table:table-cell office:value-type="float" office:value="349.352264">
                <text:p>349.3522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49.399536">
                <text:p>349.399536</text:p>
              </table:table-cell>
              <table:table-cell office:value-type="float" office:value="349.518188">
                <text:p>349.5181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9.403625">
                <text:p>349.403625</text:p>
              </table:table-cell>
              <table:table-cell office:value-type="float" office:value="349.404541">
                <text:p>349.4045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49.408173">
                <text:p>349.408173</text:p>
              </table:table-cell>
              <table:table-cell office:value-type="float" office:value="349.445465">
                <text:p>349.4454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9.434998">
                <text:p>349.434998</text:p>
              </table:table-cell>
              <table:table-cell office:value-type="float" office:value="349.454559">
                <text:p>349.4545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9.47226">
                <text:p>349.47226</text:p>
              </table:table-cell>
              <table:table-cell office:value-type="float" office:value="349.538635">
                <text:p>349.5386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49.486389">
                <text:p>349.486389</text:p>
              </table:table-cell>
              <table:table-cell office:value-type="float" office:value="349.588623">
                <text:p>349.5886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9.499573">
                <text:p>349.499573</text:p>
              </table:table-cell>
              <table:table-cell office:value-type="float" office:value="349.470459">
                <text:p>349.4704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49.486816">
                <text:p>349.486816</text:p>
              </table:table-cell>
              <table:table-cell office:value-type="float" office:value="349.381805">
                <text:p>349.3818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9.491364">
                <text:p>349.491364</text:p>
              </table:table-cell>
              <table:table-cell office:value-type="float" office:value="349.477264">
                <text:p>349.4772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9.437286">
                <text:p>349.437286</text:p>
              </table:table-cell>
              <table:table-cell office:value-type="float" office:value="349.268188">
                <text:p>349.2681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9.400452">
                <text:p>349.400452</text:p>
              </table:table-cell>
              <table:table-cell office:value-type="float" office:value="349.404541">
                <text:p>349.4045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9.375458">
                <text:p>349.375458</text:p>
              </table:table-cell>
              <table:table-cell office:value-type="float" office:value="349.345459">
                <text:p>349.3454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9.3591">
                <text:p>349.3591</text:p>
              </table:table-cell>
              <table:table-cell office:value-type="float" office:value="349.299988">
                <text:p>349.2999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9.325012">
                <text:p>349.325012</text:p>
              </table:table-cell>
              <table:table-cell office:value-type="float" office:value="349.306824">
                <text:p>349.3068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9.351379">
                <text:p>349.351379</text:p>
              </table:table-cell>
              <table:table-cell office:value-type="float" office:value="349.399994">
                <text:p>349.3999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9.348663">
                <text:p>349.348663</text:p>
              </table:table-cell>
              <table:table-cell office:value-type="float" office:value="349.3909">
                <text:p>349.39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9.339081">
                <text:p>349.339081</text:p>
              </table:table-cell>
              <table:table-cell office:value-type="float" office:value="349.297729">
                <text:p>349.2977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9.343201">
                <text:p>349.343201</text:p>
              </table:table-cell>
              <table:table-cell office:value-type="float" office:value="349.320465">
                <text:p>349.3204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9.359985">
                <text:p>349.359985</text:p>
              </table:table-cell>
              <table:table-cell office:value-type="float" office:value="349.3909">
                <text:p>349.39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9.395447">
                <text:p>349.395447</text:p>
              </table:table-cell>
              <table:table-cell office:value-type="float" office:value="349.577271">
                <text:p>349.5772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9.398621">
                <text:p>349.398621</text:p>
              </table:table-cell>
              <table:table-cell office:value-type="float" office:value="349.40683">
                <text:p>349.406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9.41272">
                <text:p>349.41272</text:p>
              </table:table-cell>
              <table:table-cell office:value-type="float" office:value="349.368195">
                <text:p>349.3681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49.429993">
                <text:p>349.429993</text:p>
              </table:table-cell>
              <table:table-cell office:value-type="float" office:value="349.40683">
                <text:p>349.406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9.45047">
                <text:p>349.45047</text:p>
              </table:table-cell>
              <table:table-cell office:value-type="float" office:value="349.493195">
                <text:p>349.4931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9.397278">
                <text:p>349.397278</text:p>
              </table:table-cell>
              <table:table-cell office:value-type="float" office:value="349.311371">
                <text:p>349.3113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9.387268">
                <text:p>349.387268</text:p>
              </table:table-cell>
              <table:table-cell office:value-type="float" office:value="349.356812">
                <text:p>349.3568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9.371826">
                <text:p>349.371826</text:p>
              </table:table-cell>
              <table:table-cell office:value-type="float" office:value="349.290924">
                <text:p>349.2909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9.388184">
                <text:p>349.388184</text:p>
              </table:table-cell>
              <table:table-cell office:value-type="float" office:value="349.488647">
                <text:p>349.4886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9.371368">
                <text:p>349.371368</text:p>
              </table:table-cell>
              <table:table-cell office:value-type="float" office:value="349.409088">
                <text:p>349.4090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9.384521">
                <text:p>349.384521</text:p>
              </table:table-cell>
              <table:table-cell office:value-type="float" office:value="349.377258">
                <text:p>349.3772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9.40863">
                <text:p>349.40863</text:p>
              </table:table-cell>
              <table:table-cell office:value-type="float" office:value="349.477264">
                <text:p>349.4772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9.442291">
                <text:p>349.442291</text:p>
              </table:table-cell>
              <table:table-cell office:value-type="float" office:value="349.459076">
                <text:p>349.4590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49.420471">
                <text:p>349.420471</text:p>
              </table:table-cell>
              <table:table-cell office:value-type="float" office:value="349.379547">
                <text:p>349.3795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9.419098">
                <text:p>349.419098</text:p>
              </table:table-cell>
              <table:table-cell office:value-type="float" office:value="349.402283">
                <text:p>349.4022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49.421814">
                <text:p>349.421814</text:p>
              </table:table-cell>
              <table:table-cell office:value-type="float" office:value="349.3909">
                <text:p>349.39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49.383148">
                <text:p>349.383148</text:p>
              </table:table-cell>
              <table:table-cell office:value-type="float" office:value="349.284088">
                <text:p>349.2840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9.340912">
                <text:p>349.340912</text:p>
              </table:table-cell>
              <table:table-cell office:value-type="float" office:value="349.247742">
                <text:p>349.2477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9.348633">
                <text:p>349.348633</text:p>
              </table:table-cell>
              <table:table-cell office:value-type="float" office:value="349.418182">
                <text:p>349.4181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9.34137">
                <text:p>349.34137</text:p>
              </table:table-cell>
              <table:table-cell office:value-type="float" office:value="349.365906">
                <text:p>349.3659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9.323181">
                <text:p>349.323181</text:p>
              </table:table-cell>
              <table:table-cell office:value-type="float" office:value="349.299988">
                <text:p>349.2999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9.346375">
                <text:p>349.346375</text:p>
              </table:table-cell>
              <table:table-cell office:value-type="float" office:value="349.399994">
                <text:p>349.3999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9.379089">
                <text:p>349.379089</text:p>
              </table:table-cell>
              <table:table-cell office:value-type="float" office:value="349.411377">
                <text:p>349.41137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9.360016">
                <text:p>349.360016</text:p>
              </table:table-cell>
              <table:table-cell office:value-type="float" office:value="349.322723">
                <text:p>349.32272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9.356384">
                <text:p>349.356384</text:p>
              </table:table-cell>
              <table:table-cell office:value-type="float" office:value="349.347717">
                <text:p>349.3477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49.386841">
                <text:p>349.386841</text:p>
              </table:table-cell>
              <table:table-cell office:value-type="float" office:value="349.452271">
                <text:p>349.4522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9.387726">
                <text:p>349.387726</text:p>
              </table:table-cell>
              <table:table-cell office:value-type="float" office:value="349.404541">
                <text:p>349.4045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9.373657">
                <text:p>349.373657</text:p>
              </table:table-cell>
              <table:table-cell office:value-type="float" office:value="349.340912">
                <text:p>349.3409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9.384979">
                <text:p>349.384979</text:p>
              </table:table-cell>
              <table:table-cell office:value-type="float" office:value="349.379547">
                <text:p>349.3795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9.401367">
                <text:p>349.401367</text:p>
              </table:table-cell>
              <table:table-cell office:value-type="float" office:value="349.429535">
                <text:p>349.4295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9.395905">
                <text:p>349.395905</text:p>
              </table:table-cell>
              <table:table-cell office:value-type="float" office:value="349.424988">
                <text:p>349.4249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49.444519">
                <text:p>349.444519</text:p>
              </table:table-cell>
              <table:table-cell office:value-type="float" office:value="349.647736">
                <text:p>349.6477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9.481354">
                <text:p>349.481354</text:p>
              </table:table-cell>
              <table:table-cell office:value-type="float" office:value="349.524994">
                <text:p>349.5249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9.501373">
                <text:p>349.501373</text:p>
              </table:table-cell>
              <table:table-cell office:value-type="float" office:value="349.479553">
                <text:p>349.4795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49.480896">
                <text:p>349.480896</text:p>
              </table:table-cell>
              <table:table-cell office:value-type="float" office:value="349.327271">
                <text:p>349.3272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9.471375">
                <text:p>349.471375</text:p>
              </table:table-cell>
              <table:table-cell office:value-type="float" office:value="349.377258">
                <text:p>349.3772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9.405029">
                <text:p>349.405029</text:p>
              </table:table-cell>
              <table:table-cell office:value-type="float" office:value="349.315918">
                <text:p>349.3159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9.393646">
                <text:p>349.393646</text:p>
              </table:table-cell>
              <table:table-cell office:value-type="float" office:value="349.46817">
                <text:p>349.468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9.379974">
                <text:p>349.379974</text:p>
              </table:table-cell>
              <table:table-cell office:value-type="float" office:value="349.411377">
                <text:p>349.4113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9.423645">
                <text:p>349.423645</text:p>
              </table:table-cell>
              <table:table-cell office:value-type="float" office:value="349.545441">
                <text:p>349.5454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9.415894">
                <text:p>349.415894</text:p>
              </table:table-cell>
              <table:table-cell office:value-type="float" office:value="349.338623">
                <text:p>349.3386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9.429535">
                <text:p>349.429535</text:p>
              </table:table-cell>
              <table:table-cell office:value-type="float" office:value="349.384094">
                <text:p>349.3840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9.429535">
                <text:p>349.429535</text:p>
              </table:table-cell>
              <table:table-cell office:value-type="float" office:value="349.46817">
                <text:p>349.468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9.426819">
                <text:p>349.426819</text:p>
              </table:table-cell>
              <table:table-cell office:value-type="float" office:value="349.397736">
                <text:p>349.3977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9.415466">
                <text:p>349.415466</text:p>
              </table:table-cell>
              <table:table-cell office:value-type="float" office:value="349.488647">
                <text:p>349.4886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9.421814">
                <text:p>349.421814</text:p>
              </table:table-cell>
              <table:table-cell office:value-type="float" office:value="349.370453">
                <text:p>349.3704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9.452728">
                <text:p>349.452728</text:p>
              </table:table-cell>
              <table:table-cell office:value-type="float" office:value="349.538635">
                <text:p>349.5386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9.459106">
                <text:p>349.459106</text:p>
              </table:table-cell>
              <table:table-cell office:value-type="float" office:value="349.5">
                <text:p>349.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9.469086">
                <text:p>349.469086</text:p>
              </table:table-cell>
              <table:table-cell office:value-type="float" office:value="349.447723">
                <text:p>349.4477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9.481812">
                <text:p>349.481812</text:p>
              </table:table-cell>
              <table:table-cell office:value-type="float" office:value="349.552277">
                <text:p>349.5522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9.508606">
                <text:p>349.508606</text:p>
              </table:table-cell>
              <table:table-cell office:value-type="float" office:value="349.504547">
                <text:p>349.5045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9.480896">
                <text:p>349.480896</text:p>
              </table:table-cell>
              <table:table-cell office:value-type="float" office:value="349.399994">
                <text:p>349.3999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9.481812">
                <text:p>349.481812</text:p>
              </table:table-cell>
              <table:table-cell office:value-type="float" office:value="349.504547">
                <text:p>349.5045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9.486359">
                <text:p>349.486359</text:p>
              </table:table-cell>
              <table:table-cell office:value-type="float" office:value="349.470459">
                <text:p>349.4704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9.45636">
                <text:p>349.45636</text:p>
              </table:table-cell>
              <table:table-cell office:value-type="float" office:value="349.402283">
                <text:p>349.4022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